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1" style:family="table-column">
      <style:table-column-properties fo:break-before="auto" style:column-width="1.5654in"/>
    </style:style>
    <style:style style:name="ACOL-2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4.011in"/>
    </style:style>
    <style:style style:name="ACOL-0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4.0445in"/>
    </style:style>
    <style:style style:name="co7" style:family="table-column">
      <style:table-column-properties fo:break-before="auto" style:column-width="4.0043in"/>
    </style:style>
    <style:style style:name="co8" style:family="table-column">
      <style:table-column-properties fo:break-before="auto" style:column-width="1.578in"/>
    </style:style>
    <style:style style:name="co9" style:family="table-column">
      <style:table-column-properties fo:break-before="auto" style:column-width="2.4465in"/>
    </style:style>
    <style:style style:name="co11" style:family="table-column">
      <style:table-column-properties fo:break-before="auto" style:column-width="7.4917in"/>
    </style:style>
    <style:style style:name="co12" style:family="table-column">
      <style:table-column-properties fo:break-before="auto" style:column-width="3.328in"/>
    </style:style>
    <style:style style:name="ro8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445in" fo:break-before="auto" style:use-optimal-row-height="true"/>
    </style:style>
    <style:style style:name="ro10" style:family="table-row">
      <style:table-row-properties style:row-height="0.211in" fo:break-before="auto" style:use-optimal-row-height="true"/>
    </style:style>
    <style:style style:name="AROW-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1791in" fo:break-before="auto" style:use-optimal-row-height="true"/>
    </style:style>
    <style:style style:name="ta7" style:family="table" style:master-page-name="GPIO">
      <style:table-properties table:display="true" style:writing-mode="lr-tb"/>
    </style:style>
    <style:style style:name="ta4" style:family="table" style:master-page-name="PZP">
      <style:table-properties table:display="true" style:writing-mode="lr-tb"/>
    </style:style>
    <style:style style:name="ta5" style:family="table" style:master-page-name="_32_8069">
      <style:table-properties table:display="true" style:writing-mode="lr-tb"/>
    </style:style>
    <style:style style:name="ta6" style:family="table" style:master-page-name="PZPower">
      <style:table-properties table:display="true" style:writing-mode="lr-tb"/>
    </style:style>
    <style:style style:name="ce117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11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4pt" fo:font-style="normal" style:text-underline-style="none" fo:font-weight="bold"/>
    </style:style>
    <style:style style:name="ce1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/>
    </style:style>
    <style:style style:name="ce12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2pt" fo:font-style="normal" style:text-underline-style="none" fo:font-weight="bold"/>
    </style:style>
    <style:style style:name="ce1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123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lbany AMT" fo:font-size="10pt" fo:font-style="normal" style:text-underline-style="none" fo:font-weight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6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33cc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33cc66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9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59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0" style:family="table-cell" style:parent-style-name="Gnumeric-default">
      <style:text-properties fo:font-size="10pt" style:font-size-asian="10pt" style:font-size-complex="10pt"/>
    </style:style>
    <style:style style:name="ce6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bold" style:font-size-asian="10pt" style:font-size-complex="10pt"/>
    </style:style>
    <style:style style:name="ce62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 style:font-size-asian="10pt" style:font-size-complex="10pt"/>
    </style:style>
    <style:style style:name="ce63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bold" style:font-size-asian="10pt" style:font-size-complex="10pt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0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Liberation Sans" fo:font-size="10pt" fo:language="zxx" fo:country="none" fo:font-style="normal" style:text-underline-style="none" fo:font-weight="normal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102" style:family="table-cell" style:parent-style-name="Gnumeric-default">
      <style:table-cell-properties fo:padding-bottom="0.0193in" fo:padding-left="0.0138in" fo:padding-right="0.0138in" fo:padding-top="0.0193in"/>
      <style:text-properties style:font-name="Liberation Sans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103" style:family="table-cell" style:parent-style-name="Gnumeric-default">
      <style:text-properties style:font-name="Sans" fo:font-size="10pt" style:font-name-asian="WenQuanYi Micro Hei" style:font-size-asian="10pt" style:font-name-complex="Liberation Sans1" style:font-size-complex="10pt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06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lbany AMT" fo:font-size="10pt" fo:font-style="normal" style:text-underline-style="none" fo:font-weight="normal" style:font-size-asian="10pt" style:font-size-complex="10pt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0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 style:font-size-asian="10pt" style:font-size-complex="10pt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11" style:family="table-cell" style:parent-style-name="Gnumeric-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14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Sans" fo:font-size="10pt" style:font-name-asian="WenQuanYi Micro Hei" style:font-size-asian="10pt" style:font-name-complex="Liberation Sans1" style:font-size-complex="10pt"/>
    </style:style>
    <style:style style:name="ce115" style:family="table-cell" style:parent-style-name="Gnumeric-default">
      <style:table-cell-properties fo:padding-bottom="0.0193in" fo:padding-left="0.0138in" fo:padding-right="0.0138in" fo:padding-top="0.0193in"/>
      <style:text-properties fo:font-size="10pt" style:font-size-asian="10pt" style:font-size-complex="10pt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2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28" style:family="table-cell" style:parent-style-name="Default">
      <style:table-cell-properties fo:padding-bottom="0.0193in" fo:padding-left="0.0138in" fo:padding-right="0.0138in" fo:padding-top="0.0193in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ZPower" table:style-name="ta6">
        <office:forms form:automatic-focus="false" form:apply-design-mode="false"/>
        <table:table-column table:style-name="ACOL-1" table:default-cell-style-name="ce104"/>
        <table:table-column table:style-name="ACOL-2" table:number-columns-repeated="5" table:default-cell-style-name="ce104"/>
        <table:table-column table:style-name="co12" table:default-cell-style-name="ce104"/>
        <table:table-column table:style-name="ACOL-0" table:number-columns-repeated="249" table:default-cell-style-name="ce104"/>
        <table:table-column table:style-name="ACOL-2" table:number-columns-repeated="768" table:default-cell-style-name="ce104"/>
        <table:table-row table:style-name="ro4">
          <table:table-cell table:style-name="ce59" office:value-type="string">
            <text:p># This is the template file for creating symbols with tragesym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every line starting with '#' is a comment line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ave it as text file with tab separated cells and start tragesym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options]</text:p>
          </table:table-cell>
          <table:table-cell table:style-name="ce105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wordswap swaps labels if the pin is on the right side an looks like this: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"PB1 (CLK)". That's useful for micro controller port label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rotate_labels rotates the pintext of top and bottom pi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his is useful for large symbols like FPGAs with more than 100 pi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ort_labels will sort the pins by it's label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useful for address ports, busses, ..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wordswap</text:p>
          </table:table-cell>
          <table:table-cell table:style-name="ce62" office:value-type="string">
            <text:p>yes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rotate_labels</text:p>
          </table:table-cell>
          <table:table-cell table:style-name="ce62" office:value-type="string">
            <text:p>yes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sort_labels</text:p>
          </table:table-cell>
          <table:table-cell table:style-name="ce62" office:value-type="string">
            <text:p>no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generate_pinseq</text:p>
          </table:table-cell>
          <table:table-cell table:style-name="ce62" office:value-type="string">
            <text:p>yes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sym_width</text:p>
          </table:table-cell>
          <table:table-cell table:style-name="ce62" office:value-type="string">
            <text:p>480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pinwidthvertical</text:p>
          </table:table-cell>
          <table:table-cell table:style-name="ce62" office:value-type="string">
            <text:p>30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pinwidthhorizontal</text:p>
          </table:table-cell>
          <table:table-cell table:style-name="ce62" office:value-type="string">
            <text:p>30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geda_attr]</text:p>
          </table:table-cell>
          <table:table-cell table:style-name="ce105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name will be printed in the top of the symbol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if you have a device with slots, you'll have to use slot= and slotdef=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use comment= if there are special information you want to add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version</text:p>
          </table:table-cell>
          <table:table-cell table:style-name="ce62" office:value-type="string">
            <text:p>20150204 1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name</text:p>
          </table:table-cell>
          <table:table-cell table:style-name="ce62" office:value-type="string">
            <text:p>TMS320F28069PZP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evice</text:p>
          </table:table-cell>
          <table:table-cell table:style-name="ce62" office:value-type="string">
            <text:p>TMS320F28069PZP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refdes</text:p>
          </table:table-cell>
          <table:table-cell table:style-name="ce62" office:value-type="string">
            <text:p>U?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footprint</text:p>
          </table:table-cell>
          <table:table-cell table:style-name="ce106" office:value-type="string">
            <text:p>TQFP-10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escription</text:p>
          </table:table-cell>
          <table:table-cell table:style-name="ce62" office:value-type="string">
            <text:p>Piccolo Microcontroller, 90MHz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ocumentation</text:p>
          </table:table-cell>
          <table:table-cell table:style-name="ce62" office:value-type="string">
            <text:p>http://www.ti.com/product/TMS320F28075/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author</text:p>
          </table:table-cell>
          <table:table-cell table:style-name="ce62" office:value-type="string">
            <text:p>AutoTron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numslots</text:p>
          </table:table-cell>
          <table:table-cell table:style-name="ce62" office:value-type="float" office:value="0">
            <text:p>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ist-license</text:p>
          </table:table-cell>
          <table:table-cell table:style-name="ce62" office:value-type="string">
            <text:p>GPL3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use-license</text:p>
          </table:table-cell>
          <table:table-cell table:style-name="ce62" office:value-type="string">
            <text:p>unlimited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</text:p>
          </table:table-cell>
          <table:table-cell table:style-name="ce62" office:value-type="float" office:value="1">
            <text:p>1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1: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2: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3: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4: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pins]</text:p>
          </table:table-cell>
          <table:table-cell table:style-name="ce105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abseparated list of pin descriptio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pinnr is the physical number of the pin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eq is the pinseq= attribute, leave it blank if it doesn't matter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ype can be (in, out, io, oc, oe, pas, tp, tri, clk, pwr)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tyle can be (line,dot,clk,dotclk,spacer,none). none if only want to add a net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posit. can be (l,r,t,b) or empty for nets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net specifies the name of the net. Vcc or GND for example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label represents the pinlabel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office:value-type="string">
            <text:p>negation lines can be added with "\_" example: \_enable\_ </text:p>
          </table:table-cell>
          <table:table-cell table:style-name="ce5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office:value-type="string">
            <text:p>if you want to write a "\" use "\\" as escape sequence</text:p>
          </table:table-cell>
          <table:table-cell table:style-name="ce5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3" office:value-type="string">
            <text:p>#pin number</text:p>
          </table:table-cell>
          <table:table-cell table:style-name="ce63" office:value-type="string">
            <text:p>seq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style</text:p>
          </table:table-cell>
          <table:table-cell table:style-name="ce63" office:value-type="string">
            <text:p>posit.</text:p>
          </table:table-cell>
          <table:table-cell table:style-name="ce63" office:value-type="string">
            <text:p>net</text:p>
          </table:table-cell>
          <table:table-cell table:style-name="ce63" office:value-type="string">
            <text:p>label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12]" office:value-type="float" office:value="12">
            <text:p>12</text:p>
          </table:table-cell>
          <table:table-cell table:style-name="ce60" table:formula="of:=[.A59]" office:value-type="float" office:value="12">
            <text:p>12</text:p>
          </table:table-cell>
          <table:table-cell table:style-name="ce110" table:formula="of:=[$PZP.C12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12]" office:value-type="string" office:string-value="\_TRST\_">
            <text:p>\_TRST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7]" office:value-type="float" office:value="67">
            <text:p>67</text:p>
          </table:table-cell>
          <table:table-cell table:style-name="ce60" table:formula="of:=[.A60]" office:value-type="float" office:value="67">
            <text:p>67</text:p>
          </table:table-cell>
          <table:table-cell table:style-name="ce110" table:formula="of:=[$PZP.C67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67]" office:value-type="string" office:string-value="TCLK">
            <text:p>TCLK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0]" office:value-type="float" office:value="70">
            <text:p>70</text:p>
          </table:table-cell>
          <table:table-cell table:style-name="ce60" table:formula="of:=[.A61]" office:value-type="float" office:value="70">
            <text:p>70</text:p>
          </table:table-cell>
          <table:table-cell table:style-name="ce110" table:formula="of:=[$PZP.C70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70]" office:value-type="string" office:string-value="TDO">
            <text:p>TD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1]" office:value-type="float" office:value="71">
            <text:p>71</text:p>
          </table:table-cell>
          <table:table-cell table:style-name="ce60" table:formula="of:=[.A62]" office:value-type="float" office:value="71">
            <text:p>71</text:p>
          </table:table-cell>
          <table:table-cell table:style-name="ce110" table:formula="of:=[$PZP.C71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71]" office:value-type="string" office:string-value="TDI">
            <text:p>TDI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2]" office:value-type="float" office:value="72">
            <text:p>72</text:p>
          </table:table-cell>
          <table:table-cell table:style-name="ce60" table:formula="of:=[.A63]" office:value-type="float" office:value="72">
            <text:p>72</text:p>
          </table:table-cell>
          <table:table-cell table:style-name="ce110" table:formula="of:=[$PZP.C72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72]" office:value-type="string" office:string-value="TMS">
            <text:p>TM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1]" office:value-type="float" office:value="51">
            <text:p>51</text:p>
          </table:table-cell>
          <table:table-cell table:style-name="ce60" table:formula="of:=[.A65]" office:value-type="float" office:value="51">
            <text:p>51</text:p>
          </table:table-cell>
          <table:table-cell table:style-name="ce110" table:formula="of:=[$PZP.C51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51]" office:value-type="string" office:string-value="XCLKOUT">
            <text:p>XCLKOUT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4]" office:value-type="float" office:value="64">
            <text:p>64</text:p>
          </table:table-cell>
          <table:table-cell table:style-name="ce60" table:formula="of:=[.A66]" office:value-type="float" office:value="64">
            <text:p>64</text:p>
          </table:table-cell>
          <table:table-cell table:style-name="ce110" table:formula="of:=[$PZP.C64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64]" office:value-type="string" office:string-value="XCLKIN">
            <text:p>XCLKIN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0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9]" office:value-type="float" office:value="59">
            <text:p>59</text:p>
          </table:table-cell>
          <table:table-cell table:style-name="ce60" table:formula="of:=[.A69]" office:value-type="float" office:value="59">
            <text:p>59</text:p>
          </table:table-cell>
          <table:table-cell table:style-name="ce111" table:formula="of:=[$PZP.C59]" office:value-type="string" office:string-value="out">
            <text:p>out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59]" office:value-type="string" office:string-value="X2">
            <text:p>X2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60]" office:value-type="float" office:value="60">
            <text:p>60</text:p>
          </table:table-cell>
          <table:table-cell table:style-name="ce60" table:formula="of:=[.A74]" office:value-type="float" office:value="60">
            <text:p>60</text:p>
          </table:table-cell>
          <table:table-cell table:style-name="ce111" table:formula="of:=[$PZP.C60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60]" office:value-type="string" office:string-value="X1">
            <text:p>X1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45]" office:value-type="float" office:value="45">
            <text:p>45</text:p>
          </table:table-cell>
          <table:table-cell table:style-name="ce60" table:formula="of:=[.A77]" office:value-type="float" office:value="45">
            <text:p>45</text:p>
          </table:table-cell>
          <table:table-cell table:style-name="ce111" table:formula="of:=[$PZP.C45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45]" office:value-type="string" office:string-value="TEST2">
            <text:p>TEST2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90]" office:value-type="float" office:value="90">
            <text:p>90</text:p>
          </table:table-cell>
          <table:table-cell table:style-name="ce60" table:formula="of:=[.A79]" office:value-type="float" office:value="90">
            <text:p>90</text:p>
          </table:table-cell>
          <table:table-cell table:style-name="ce111" table:formula="of:=[$PZP.C90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90]" office:value-type="string" office:string-value="\_VREGENZ\_">
            <text:p>\_VREGENZ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36]" office:value-type="float" office:value="36">
            <text:p>36</text:p>
          </table:table-cell>
          <table:table-cell table:style-name="ce60" table:formula="of:=[.A81]" office:value-type="float" office:value="36">
            <text:p>36</text:p>
          </table:table-cell>
          <table:table-cell table:style-name="ce111" table:formula="of:=[$PZP.C36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36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47]" office:value-type="float" office:value="47">
            <text:p>47</text:p>
          </table:table-cell>
          <table:table-cell table:style-name="ce60" table:formula="of:=[.A82]" office:value-type="float" office:value="47">
            <text:p>47</text:p>
          </table:table-cell>
          <table:table-cell table:style-name="ce111" table:formula="of:=[$PZP.C47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47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2]" office:value-type="float" office:value="62">
            <text:p>62</text:p>
          </table:table-cell>
          <table:table-cell table:style-name="ce60" table:formula="of:=[.A83]" office:value-type="float" office:value="62">
            <text:p>62</text:p>
          </table:table-cell>
          <table:table-cell table:style-name="ce111" table:formula="of:=[$PZP.C62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62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80]" office:value-type="float" office:value="80">
            <text:p>80</text:p>
          </table:table-cell>
          <table:table-cell table:style-name="ce60" table:formula="of:=[.A84]" office:value-type="float" office:value="80">
            <text:p>80</text:p>
          </table:table-cell>
          <table:table-cell table:style-name="ce111" table:formula="of:=[$PZP.C80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80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2]" office:value-type="float" office:value="92">
            <text:p>92</text:p>
          </table:table-cell>
          <table:table-cell table:style-name="ce60" table:formula="of:=[.A85]" office:value-type="float" office:value="92">
            <text:p>92</text:p>
          </table:table-cell>
          <table:table-cell table:style-name="ce111" table:formula="of:=[$PZP.C92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92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11">
          <table:table-cell table:style-name="ce64" table:formula="of:=[$PZP.A26]" office:value-type="float" office:value="26">
            <text:p>26</text:p>
          </table:table-cell>
          <table:table-cell table:style-name="ce107" table:formula="of:=[.A87]" office:value-type="float" office:value="26">
            <text:p>26</text:p>
          </table:table-cell>
          <table:table-cell table:style-name="ce112" table:formula="of:=[$PZP.C26]" office:value-type="string" office:string-value="pwr">
            <text:p>pwr</text:p>
          </table:table-cell>
          <table:table-cell table:style-name="ce107" office:value-type="string">
            <text:p>line</text:p>
          </table:table-cell>
          <table:table-cell table:style-name="ce116" office:value-type="string">
            <text:p>l</text:p>
          </table:table-cell>
          <table:table-cell table:style-name="ce107"/>
          <table:table-cell table:style-name="ce64" table:formula="of:=[$PZP.B26]" office:value-type="string" office:string-value="VSSA">
            <text:p>VSSA</text:p>
          </table:table-cell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64"/>
          <table:table-cell table:style-name="ce107"/>
          <table:table-cell table:style-name="ce112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107"/>
          <table:table-cell table:style-name="ce64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0" office:value-type="float" office:value="101">
            <text:p>101</text:p>
          </table:table-cell>
          <table:table-cell table:style-name="ce108" office:value-type="float" office:value="101">
            <text:p>101</text:p>
          </table:table-cell>
          <table:table-cell table:style-name="ce113" office:value-type="string">
            <text:p>pwr</text:p>
          </table:table-cell>
          <table:table-cell table:style-name="ce108" office:value-type="string">
            <text:p>line</text:p>
          </table:table-cell>
          <table:table-cell table:style-name="ce126" office:value-type="string">
            <text:p>l</text:p>
          </table:table-cell>
          <table:table-cell table:style-name="ce108"/>
          <table:table-cell table:style-name="ce100" office:value-type="string">
            <text:p>PAD</text:p>
          </table:table-cell>
          <table:table-cell table:style-name="ce115" table:number-columns-repeated="249"/>
          <table:table-cell table:style-name="ce128"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11">
          <table:table-cell table:style-name="ce101" table:formula="of:=[$PZP.A46]" office:value-type="float" office:value="46">
            <text:p>46</text:p>
          </table:table-cell>
          <table:table-cell table:style-name="ce60" table:formula="of:=[.A91]" office:value-type="float" office:value="46">
            <text:p>46</text:p>
          </table:table-cell>
          <table:table-cell table:style-name="ce101" table:formula="of:=[$PZP.C46]" office:value-type="string" office:string-value="pwr">
            <text:p>pwr</text:p>
          </table:table-cell>
          <table:table-cell table:style-name="ce115" office:value-type="string">
            <text:p>line</text:p>
          </table:table-cell>
          <table:table-cell table:style-name="ce127" office:value-type="string">
            <text:p>r</text:p>
          </table:table-cell>
          <table:table-cell table:style-name="ce107"/>
          <table:table-cell table:style-name="ce101" table:formula="of:=[$PZP.B46]" office:value-type="string" office:string-value="VDD3VFL">
            <text:p>VDD3VFL</text:p>
          </table:table-cell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07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07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07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07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2"/>
          <table:table-cell table:style-name="ce60"/>
          <table:table-cell table:style-name="ce102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15"/>
          <table:table-cell table:style-name="ce102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25]" office:value-type="float" office:value="25">
            <text:p>25</text:p>
          </table:table-cell>
          <table:table-cell table:style-name="ce60" table:formula="of:=[.A98]" office:value-type="float" office:value="25">
            <text:p>25</text:p>
          </table:table-cell>
          <table:table-cell table:style-name="ce60" table:formula="of:=[$PZP.C25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25]" office:value-type="string" office:string-value="VDDA">
            <text:p>VDDA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]" office:value-type="float" office:value="5">
            <text:p>5</text:p>
          </table:table-cell>
          <table:table-cell table:style-name="ce60" table:formula="of:=[.A103]" office:value-type="float" office:value="5">
            <text:p>5</text:p>
          </table:table-cell>
          <table:table-cell table:style-name="ce111" table:formula="of:=[$PZP.C5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5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13]" office:value-type="float" office:value="13">
            <text:p>13</text:p>
          </table:table-cell>
          <table:table-cell table:style-name="ce60" table:formula="of:=[.A104]" office:value-type="float" office:value="13">
            <text:p>13</text:p>
          </table:table-cell>
          <table:table-cell table:style-name="ce111" table:formula="of:=[$PZP.C1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13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3" table:formula="of:=[$PZP.A38]" office:value-type="float" office:value="38">
            <text:p>38</text:p>
          </table:table-cell>
          <table:table-cell table:style-name="ce60" table:formula="of:=[.A105]" office:value-type="float" office:value="38">
            <text:p>38</text:p>
          </table:table-cell>
          <table:table-cell table:style-name="ce114" table:formula="of:=[$PZP.C38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103" table:formula="of:=[$PZP.B38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3" table:formula="of:=[$PZP.A61]" office:value-type="float" office:value="61">
            <text:p>61</text:p>
          </table:table-cell>
          <table:table-cell table:style-name="ce60" table:formula="of:=[.A106]" office:value-type="float" office:value="61">
            <text:p>61</text:p>
          </table:table-cell>
          <table:table-cell table:style-name="ce114" table:formula="of:=[$PZP.C6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103" table:formula="of:=[$PZP.B61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3" table:formula="of:=[$PZP.A79]" office:value-type="float" office:value="79">
            <text:p>79</text:p>
          </table:table-cell>
          <table:table-cell table:style-name="ce60" table:formula="of:=[.A107]" office:value-type="float" office:value="79">
            <text:p>79</text:p>
          </table:table-cell>
          <table:table-cell table:style-name="ce114" table:formula="of:=[$PZP.C79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103" table:formula="of:=[$PZP.B79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3]" office:value-type="float" office:value="93">
            <text:p>93</text:p>
          </table:table-cell>
          <table:table-cell table:style-name="ce60" table:formula="of:=[.A108]" office:value-type="float" office:value="93">
            <text:p>93</text:p>
          </table:table-cell>
          <table:table-cell table:style-name="ce111" table:formula="of:=[$PZP.C9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93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103" table:formula="of:=[$PZP.A11]" office:value-type="float" office:value="11">
            <text:p>11</text:p>
          </table:table-cell>
          <table:table-cell table:style-name="ce60" table:formula="of:=[.A112]" office:value-type="float" office:value="11">
            <text:p>11</text:p>
          </table:table-cell>
          <table:table-cell table:style-name="ce114" table:formula="of:=[$PZP.C11]" office:value-type="string" office:string-value="oc">
            <text:p>oc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103" table:formula="of:=[$PZP.B11]" office:value-type="string" office:string-value="\_XRS\_">
            <text:p>\_XRS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3]" office:value-type="float" office:value="3">
            <text:p>3</text:p>
          </table:table-cell>
          <table:table-cell table:style-name="ce60" table:formula="of:=[.A115]" office:value-type="float" office:value="3">
            <text:p>3</text:p>
          </table:table-cell>
          <table:table-cell table:style-name="ce111" table:formula="of:=[$PZP.C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3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14]" office:value-type="float" office:value="14">
            <text:p>14</text:p>
          </table:table-cell>
          <table:table-cell table:style-name="ce60" table:formula="of:=[.A116]" office:value-type="float" office:value="14">
            <text:p>14</text:p>
          </table:table-cell>
          <table:table-cell table:style-name="ce111" table:formula="of:=[$PZP.C14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14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37]" office:value-type="float" office:value="37">
            <text:p>37</text:p>
          </table:table-cell>
          <table:table-cell table:style-name="ce60" table:formula="of:=[.A117]" office:value-type="float" office:value="37">
            <text:p>37</text:p>
          </table:table-cell>
          <table:table-cell table:style-name="ce111" table:formula="of:=[$PZP.C37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37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3]" office:value-type="float" office:value="63">
            <text:p>63</text:p>
          </table:table-cell>
          <table:table-cell table:style-name="ce60" table:formula="of:=[.A118]" office:value-type="float" office:value="63">
            <text:p>63</text:p>
          </table:table-cell>
          <table:table-cell table:style-name="ce111" table:formula="of:=[$PZP.C6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63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81]" office:value-type="float" office:value="81">
            <text:p>81</text:p>
          </table:table-cell>
          <table:table-cell table:style-name="ce60" table:formula="of:=[.A119]" office:value-type="float" office:value="81">
            <text:p>81</text:p>
          </table:table-cell>
          <table:table-cell table:style-name="ce111" table:formula="of:=[$PZP.C8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81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1]" office:value-type="float" office:value="91">
            <text:p>91</text:p>
          </table:table-cell>
          <table:table-cell table:style-name="ce60" table:formula="of:=[.A120]" office:value-type="float" office:value="91">
            <text:p>91</text:p>
          </table:table-cell>
          <table:table-cell table:style-name="ce111" table:formula="of:=[$PZP.C9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91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 table:number-rows-repeated="65427">
          <table:table-cell table:style-name="ce60" table:number-columns-repeated="256"/>
          <table:table-cell table:number-columns-repeated="768"/>
        </table:table-row>
        <table:table-row table:style-name="ro4" table:number-rows-repeated="98302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PZPower.$A$1" table:expression="#REF!"/>
          <table:named-expression table:name="Sheet_Title" table:base-cell-address="$PZPower.$A$1" table:expression="&quot;Power&quot;"/>
        </table:named-expressions>
      </table:table>
      <table:table table:name="GPIO" table:style-name="ta7">
        <office:forms form:automatic-focus="false" form:apply-design-mode="false"/>
        <table:table-column table:style-name="ACOL-1" table:default-cell-style-name="ce118"/>
        <table:table-column table:style-name="ACOL-2" table:number-columns-repeated="5" table:default-cell-style-name="ce118"/>
        <table:table-column table:style-name="co14" table:default-cell-style-name="ce118"/>
        <table:table-column table:style-name="ACOL-0" table:number-columns-repeated="249" table:default-cell-style-name="ce118"/>
        <table:table-row table:style-name="ro8">
          <table:table-cell table:style-name="ce117" office:value-type="string">
            <text:p># This is the template file for creating symbols with tragesym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every line starting with '#' is a comment line.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save it as text file with tab separated cells and start tragesym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9">
          <table:table-cell table:style-name="ce119" office:value-type="string">
            <text:p>[options]</text:p>
          </table:table-cell>
          <table:table-cell table:style-name="ce122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wordswap swaps labels if the pin is on the right side an looks like this: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"PB1 (CLK)". That's useful for micro controller port labels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rotate_labels rotates the pintext of top and bottom pins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this is useful for large symbols like FPGAs with more than 100 pins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sort_labels will sort the pins by it's labels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useful for address ports, busses, ...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20" office:value-type="string">
            <text:p>wordswap</text:p>
          </table:table-cell>
          <table:table-cell table:style-name="ce120" office:value-type="string">
            <text:p>yes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rotate_labels</text:p>
          </table:table-cell>
          <table:table-cell table:style-name="ce120" office:value-type="string">
            <text:p>yes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sort_labels</text:p>
          </table:table-cell>
          <table:table-cell table:style-name="ce120" office:value-type="string">
            <text:p>no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generate_pinseq</text:p>
          </table:table-cell>
          <table:table-cell table:style-name="ce120" office:value-type="string">
            <text:p>yes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sym_width</text:p>
          </table:table-cell>
          <table:table-cell table:style-name="ce120" office:value-type="string">
            <text:p>75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pinwidthvertical</text:p>
          </table:table-cell>
          <table:table-cell table:style-name="ce120" office:value-type="string">
            <text:p>3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pinwidthhorizontal</text:p>
          </table:table-cell>
          <table:table-cell table:style-name="ce120" office:value-type="string">
            <text:p>3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9">
          <table:table-cell table:style-name="ce119" office:value-type="string">
            <text:p>[geda_attr]</text:p>
          </table:table-cell>
          <table:table-cell table:style-name="ce122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name will be printed in the top of the symbol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if you have a device with slots, you'll have to use slot= and slotdef=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use comment= if there are special information you want to add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20" office:value-type="string">
            <text:p>version</text:p>
          </table:table-cell>
          <table:table-cell table:style-name="ce120" office:value-type="string">
            <text:p>20150204 1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name</text:p>
          </table:table-cell>
          <table:table-cell table:style-name="ce120" office:value-type="string">
            <text:p>TMS320F28069PZP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evice</text:p>
          </table:table-cell>
          <table:table-cell table:style-name="ce120" office:value-type="string">
            <text:p>TMS320F28069PZP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refdes</text:p>
          </table:table-cell>
          <table:table-cell table:style-name="ce120" office:value-type="string">
            <text:p>U?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footprint</text:p>
          </table:table-cell>
          <table:table-cell table:style-name="ce123" office:value-type="string">
            <text:p>TQFP-1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escription</text:p>
          </table:table-cell>
          <table:table-cell table:style-name="ce120" office:value-type="string">
            <text:p>Piccolo Microcontroller, 90MHz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ocumentation</text:p>
          </table:table-cell>
          <table:table-cell table:style-name="ce120" office:value-type="string">
            <text:p>http://www.ti.com/product/TMS320F28075/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author</text:p>
          </table:table-cell>
          <table:table-cell table:style-name="ce120" office:value-type="string">
            <text:p>AutoTron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numslots</text:p>
          </table:table-cell>
          <table:table-cell table:style-name="ce120" office:value-type="float" office:value="0">
            <text:p>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ist-license</text:p>
          </table:table-cell>
          <table:table-cell table:style-name="ce120" office:value-type="string">
            <text:p>GPL3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use-license</text:p>
          </table:table-cell>
          <table:table-cell table:style-name="ce120" office:value-type="string">
            <text:p>unlimited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</text:p>
          </table:table-cell>
          <table:table-cell table:style-name="ce120" office:value-type="float" office:value="1">
            <text:p>1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1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2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3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4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comment</text:p>
          </table:table-cell>
          <table:table-cell table:style-name="ce120"/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comment</text:p>
          </table:table-cell>
          <table:table-cell table:style-name="ce120"/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comment</text:p>
          </table:table-cell>
          <table:table-cell table:style-name="ce120"/>
          <table:table-cell table:style-name="ce124" table:number-columns-repeated="5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9">
          <table:table-cell table:style-name="ce119" office:value-type="string">
            <text:p>[pins]</text:p>
          </table:table-cell>
          <table:table-cell table:style-name="ce122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tabseparated list of pin descriptions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pinnr is the physical number of the pin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seq is the pinseq= attribute, leave it blank if it doesn't matter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type can be (in, out, io, oc, oe, pas, tp, tri, clk, pwr)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style can be (line,dot,clk,dotclk,spacer,none). none if only want to add a net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posit. can be (l,r,t,b) or empty for nets.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net specifies the name of the net. Vcc or GND for example.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label represents the pinlabel.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office:value-type="string">
            <text:p>negation lines can be added with "\_" example: \_enable\_ </text:p>
          </table:table-cell>
          <table:table-cell table:style-name="ce117" table:number-columns-repeated="5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office:value-type="string">
            <text:p>if you want to write a "\" use "\\" as escape sequence</text:p>
          </table:table-cell>
          <table:table-cell table:style-name="ce117" table:number-columns-repeated="5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table:number-columns-repeated="6"/>
          <table:table-cell table:number-columns-repeated="249"/>
        </table:table-row>
        <table:table-row table:style-name="ro10">
          <table:table-cell table:style-name="ce121" office:value-type="string">
            <text:p>#pinnr</text:p>
          </table:table-cell>
          <table:table-cell table:style-name="ce121" office:value-type="string">
            <text:p>seq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style</text:p>
          </table:table-cell>
          <table:table-cell table:style-name="ce121" office:value-type="string">
            <text:p>posit.</text:p>
          </table:table-cell>
          <table:table-cell table:style-name="ce121" office:value-type="string">
            <text:p>net</text:p>
          </table:table-cell>
          <table:table-cell table:style-name="ce121" office:value-type="string">
            <text:p>label</text:p>
          </table:table-cell>
          <table:table-cell table:number-columns-repeated="249"/>
        </table:table-row>
        <table:table-row table:style-name="ro4">
          <table:table-cell table:formula="of:=[$PZP.A39]" office:value-type="float" office:value="39">
            <text:p>39</text:p>
          </table:table-cell>
          <table:table-cell table:formula="of:=[.A58]" office:value-type="float" office:value="39">
            <text:p>39</text:p>
          </table:table-cell>
          <table:table-cell table:style-name="ce125" table:formula="of:=[$PZP.C1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9]" office:value-type="string" office:string-value="GPIO25/ECAP2/EQEP2B/SPISOMIB">
            <text:p>GPIO25/ECAP2/EQEP2B/SPISOMIB</text:p>
          </table:table-cell>
          <table:table-cell table:number-columns-repeated="249"/>
        </table:table-row>
        <table:table-row table:style-name="ro4">
          <table:table-cell table:formula="of:=[$PZP.A78]" office:value-type="float" office:value="78">
            <text:p>78</text:p>
          </table:table-cell>
          <table:table-cell table:formula="of:=[.A59]" office:value-type="float" office:value="78">
            <text:p>78</text:p>
          </table:table-cell>
          <table:table-cell table:style-name="ce125" table:formula="of:=[$PZP.C7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78]" office:value-type="string" office:string-value="GPIO26/ECAP3/EQEP2I/SPICLKB/USB0DP">
            <text:p>GPIO26/ECAP3/EQEP2I/SPICLKB/USB0DP</text:p>
          </table:table-cell>
          <table:table-cell table:number-columns-repeated="249"/>
        </table:table-row>
        <table:table-row table:style-name="ro4">
          <table:table-cell table:formula="of:=[$PZP.A77]" office:value-type="float" office:value="77">
            <text:p>77</text:p>
          </table:table-cell>
          <table:table-cell table:formula="of:=[.A60]" office:value-type="float" office:value="77">
            <text:p>77</text:p>
          </table:table-cell>
          <table:table-cell table:style-name="ce125" table:formula="of:=[$PZP.C2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77]" office:value-type="string" office:string-value="GPIO27/HRCAP2/EQEP2S/\_SPISTEB\_/SDAA/USB0DM">
            <text:p>GPIO27/HRCAP2/EQEP2S/\_SPISTEB\_/SDAA/USB0DM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50]" office:value-type="float" office:value="50">
            <text:p>50</text:p>
          </table:table-cell>
          <table:table-cell table:formula="of:=[.A62]" office:value-type="float" office:value="50">
            <text:p>50</text:p>
          </table:table-cell>
          <table:table-cell table:style-name="ce125" table:formula="of:=[$PZP.C5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50]" office:value-type="string" office:string-value="GPIO28/SCIRXDA/SDAA/\_TZ2\_">
            <text:p>GPIO28/SCIRXDA/SDAA/\_TZ2\_</text:p>
          </table:table-cell>
          <table:table-cell table:number-columns-repeated="249"/>
        </table:table-row>
        <table:table-row table:style-name="ro4">
          <table:table-cell table:formula="of:=[$PZP.A43]" office:value-type="float" office:value="43">
            <text:p>43</text:p>
          </table:table-cell>
          <table:table-cell table:formula="of:=[.A63]" office:value-type="float" office:value="43">
            <text:p>43</text:p>
          </table:table-cell>
          <table:table-cell table:style-name="ce125" table:formula="of:=[$PZP.C4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43]" office:value-type="string" office:string-value="GPIO29/SCITXDA/SCLA/\_TZ3\_">
            <text:p>GPIO29/SCITXDA/SCLA/\_TZ3\_</text:p>
          </table:table-cell>
          <table:table-cell table:number-columns-repeated="249"/>
        </table:table-row>
        <table:table-row table:style-name="ro4">
          <table:table-cell table:formula="of:=[$PZP.A88]" office:value-type="float" office:value="88">
            <text:p>88</text:p>
          </table:table-cell>
          <table:table-cell table:formula="of:=[.A64]" office:value-type="float" office:value="88">
            <text:p>88</text:p>
          </table:table-cell>
          <table:table-cell table:style-name="ce125" table:formula="of:=[$PZP.C8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88]" office:value-type="string" office:string-value="GPIO15/ECAP2/SCIRXDB/\_SPISTEB\_">
            <text:p>GPIO15/ECAP2/SCIRXDB/\_SPISTEB\_</text:p>
          </table:table-cell>
          <table:table-cell table:number-columns-repeated="249"/>
        </table:table-row>
        <table:table-row table:style-name="ro4">
          <table:table-cell table:formula="of:=[$PZP.A94]" office:value-type="float" office:value="94">
            <text:p>94</text:p>
          </table:table-cell>
          <table:table-cell table:formula="of:=[.A65]" office:value-type="float" office:value="94">
            <text:p>94</text:p>
          </table:table-cell>
          <table:table-cell table:style-name="ce125" table:formula="of:=[$PZP.C9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94]" office:value-type="string" office:string-value="GPIO58/MCLKRA/SCITXDB/EPWM7A">
            <text:p>GPIO58/MCLKRA/SCITXDB/EPWM7A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41]" office:value-type="float" office:value="41">
            <text:p>41</text:p>
          </table:table-cell>
          <table:table-cell table:formula="of:=[.A67]" office:value-type="float" office:value="41">
            <text:p>41</text:p>
          </table:table-cell>
          <table:table-cell table:style-name="ce125" table:formula="of:=[$PZP.C4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41]" office:value-type="string" office:string-value="GPIO30/EPWM7A/CANRXA/CANRXA">
            <text:p>GPIO30/EPWM7A/CANRXA/CANRXA</text:p>
          </table:table-cell>
          <table:table-cell table:number-columns-repeated="249"/>
        </table:table-row>
        <table:table-row table:style-name="ro4">
          <table:table-cell table:formula="of:=[$PZP.A40]" office:value-type="float" office:value="40">
            <text:p>40</text:p>
          </table:table-cell>
          <table:table-cell table:formula="of:=[.A68]" office:value-type="float" office:value="40">
            <text:p>40</text:p>
          </table:table-cell>
          <table:table-cell table:style-name="ce125" table:formula="of:=[$PZP.C4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40]" office:value-type="string" office:string-value="GPIO31/EPWM8A/CANTXA/EQEP2S">
            <text:p>GPIO31/EPWM8A/CANTXA/EQEP2S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99]" office:value-type="float" office:value="99">
            <text:p>99</text:p>
          </table:table-cell>
          <table:table-cell table:formula="of:=[.A70]" office:value-type="float" office:value="99">
            <text:p>99</text:p>
          </table:table-cell>
          <table:table-cell table:style-name="ce125" table:formula="of:=[$PZP.C9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99]" office:value-type="string" office:string-value="GPIO32/SDAA/EPWMSYNCI/\_ADCSOCBO\_">
            <text:p>GPIO32/SDAA/EPWMSYNCI/\_ADCSOCBO\_</text:p>
          </table:table-cell>
          <table:table-cell table:number-columns-repeated="249"/>
        </table:table-row>
        <table:table-row table:style-name="ro4">
          <table:table-cell table:formula="of:=[$PZP.A100]" office:value-type="float" office:value="100">
            <text:p>100</text:p>
          </table:table-cell>
          <table:table-cell table:formula="of:=[.A71]" office:value-type="float" office:value="100">
            <text:p>100</text:p>
          </table:table-cell>
          <table:table-cell table:style-name="ce125" table:formula="of:=[$PZP.C10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00]" office:value-type="string" office:string-value="GPIO33/SCLA/EPWMSYNCO/\_ADCSOCBO\_">
            <text:p>GPIO33/SCLA/EPWMSYNCO/\_ADCSOCBO\_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24]" office:value-type="float" office:value="24">
            <text:p>24</text:p>
          </table:table-cell>
          <table:table-cell table:formula="of:=[.A73]" office:value-type="float" office:value="24">
            <text:p>24</text:p>
          </table:table-cell>
          <table:table-cell table:style-name="ce125" table:formula="of:=[$PZP.C24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4]" office:value-type="string" office:string-value="VREFHI">
            <text:p>VREFHI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16]" office:value-type="float" office:value="16">
            <text:p>16</text:p>
          </table:table-cell>
          <table:table-cell table:formula="of:=[.A75]" office:value-type="float" office:value="16">
            <text:p>16</text:p>
          </table:table-cell>
          <table:table-cell table:style-name="ce125" table:formula="of:=[$PZP.C16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6]" office:value-type="string" office:string-value="ADCINA7">
            <text:p>ADCINA7</text:p>
          </table:table-cell>
          <table:table-cell table:number-columns-repeated="249"/>
        </table:table-row>
        <table:table-row table:style-name="ro4">
          <table:table-cell table:formula="of:=[$PZP.A17]" office:value-type="float" office:value="17">
            <text:p>17</text:p>
          </table:table-cell>
          <table:table-cell table:formula="of:=[.A76]" office:value-type="float" office:value="17">
            <text:p>17</text:p>
          </table:table-cell>
          <table:table-cell table:style-name="ce125" table:formula="of:=[$PZP.C1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7]" office:value-type="string" office:string-value="ADCINA6/COMP3A/AIO6">
            <text:p>ADCINA6/COMP3A/AIO6</text:p>
          </table:table-cell>
          <table:table-cell table:number-columns-repeated="249"/>
        </table:table-row>
        <table:table-row table:style-name="ro4">
          <table:table-cell table:formula="of:=[$PZP.A18]" office:value-type="float" office:value="18">
            <text:p>18</text:p>
          </table:table-cell>
          <table:table-cell table:formula="of:=[.A77]" office:value-type="float" office:value="18">
            <text:p>18</text:p>
          </table:table-cell>
          <table:table-cell table:style-name="ce125" table:formula="of:=[$PZP.C18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8]" office:value-type="string" office:string-value="ADCINA5">
            <text:p>ADCINA5</text:p>
          </table:table-cell>
          <table:table-cell table:number-columns-repeated="249"/>
        </table:table-row>
        <table:table-row table:style-name="ro4">
          <table:table-cell table:formula="of:=[$PZP.A19]" office:value-type="float" office:value="19">
            <text:p>19</text:p>
          </table:table-cell>
          <table:table-cell table:formula="of:=[.A78]" office:value-type="float" office:value="19">
            <text:p>19</text:p>
          </table:table-cell>
          <table:table-cell table:style-name="ce125" table:formula="of:=[$PZP.C1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9]" office:value-type="string" office:string-value="ADCINA4/COMP2A/AIO4">
            <text:p>ADCINA4/COMP2A/AIO4</text:p>
          </table:table-cell>
          <table:table-cell table:number-columns-repeated="249"/>
        </table:table-row>
        <table:table-row table:style-name="ro4">
          <table:table-cell table:formula="of:=[$PZP.A20]" office:value-type="float" office:value="20">
            <text:p>20</text:p>
          </table:table-cell>
          <table:table-cell table:formula="of:=[.A79]" office:value-type="float" office:value="20">
            <text:p>20</text:p>
          </table:table-cell>
          <table:table-cell table:style-name="ce125" table:formula="of:=[$PZP.C20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0]" office:value-type="string" office:string-value="ADCINA3">
            <text:p>ADCINA3</text:p>
          </table:table-cell>
          <table:table-cell table:number-columns-repeated="249"/>
        </table:table-row>
        <table:table-row table:style-name="ro4">
          <table:table-cell table:formula="of:=[$PZP.A21]" office:value-type="float" office:value="21">
            <text:p>21</text:p>
          </table:table-cell>
          <table:table-cell table:formula="of:=[.A80]" office:value-type="float" office:value="21">
            <text:p>21</text:p>
          </table:table-cell>
          <table:table-cell table:style-name="ce125" table:formula="of:=[$PZP.C2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1]" office:value-type="string" office:string-value="ADCINA2/COMP1A/AIO2">
            <text:p>ADCINA2/COMP1A/AIO2</text:p>
          </table:table-cell>
          <table:table-cell table:number-columns-repeated="249"/>
        </table:table-row>
        <table:table-row table:style-name="ro4">
          <table:table-cell table:formula="of:=[$PZP.A22]" office:value-type="float" office:value="22">
            <text:p>22</text:p>
          </table:table-cell>
          <table:table-cell table:formula="of:=[.A81]" office:value-type="float" office:value="22">
            <text:p>22</text:p>
          </table:table-cell>
          <table:table-cell table:style-name="ce125" table:formula="of:=[$PZP.C22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2]" office:value-type="string" office:string-value="ADCINA1">
            <text:p>ADCINA1</text:p>
          </table:table-cell>
          <table:table-cell table:number-columns-repeated="249"/>
        </table:table-row>
        <table:table-row table:style-name="ro4">
          <table:table-cell table:formula="of:=[$PZP.A23]" office:value-type="float" office:value="23">
            <text:p>23</text:p>
          </table:table-cell>
          <table:table-cell table:formula="of:=[.A82]" office:value-type="float" office:value="23">
            <text:p>23</text:p>
          </table:table-cell>
          <table:table-cell table:style-name="ce125" table:formula="of:=[$PZP.C23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3]" office:value-type="string" office:string-value="ADCINA0">
            <text:p>ADCINA0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35]" office:value-type="float" office:value="35">
            <text:p>35</text:p>
          </table:table-cell>
          <table:table-cell table:formula="of:=[.A84]" office:value-type="float" office:value="35">
            <text:p>35</text:p>
          </table:table-cell>
          <table:table-cell table:style-name="ce125" table:formula="of:=[$PZP.C35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5]" office:value-type="string" office:string-value="ADCINB7">
            <text:p>ADCINB7</text:p>
          </table:table-cell>
          <table:table-cell table:number-columns-repeated="249"/>
        </table:table-row>
        <table:table-row table:style-name="ro4">
          <table:table-cell table:formula="of:=[$PZP.A34]" office:value-type="float" office:value="34">
            <text:p>34</text:p>
          </table:table-cell>
          <table:table-cell table:formula="of:=[.A85]" office:value-type="float" office:value="34">
            <text:p>34</text:p>
          </table:table-cell>
          <table:table-cell table:style-name="ce125" table:formula="of:=[$PZP.C3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4]" office:value-type="string" office:string-value="ADCINB6/COMP3B/AIO14">
            <text:p>ADCINB6/COMP3B/AIO14</text:p>
          </table:table-cell>
          <table:table-cell table:number-columns-repeated="249"/>
        </table:table-row>
        <table:table-row table:style-name="ro4">
          <table:table-cell table:formula="of:=[$PZP.A33]" office:value-type="float" office:value="33">
            <text:p>33</text:p>
          </table:table-cell>
          <table:table-cell table:formula="of:=[.A86]" office:value-type="float" office:value="33">
            <text:p>33</text:p>
          </table:table-cell>
          <table:table-cell table:style-name="ce125" table:formula="of:=[$PZP.C33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3]" office:value-type="string" office:string-value="ADCINB5">
            <text:p>ADCINB5</text:p>
          </table:table-cell>
          <table:table-cell table:number-columns-repeated="249"/>
        </table:table-row>
        <table:table-row table:style-name="ro4">
          <table:table-cell table:formula="of:=[$PZP.A32]" office:value-type="float" office:value="32">
            <text:p>32</text:p>
          </table:table-cell>
          <table:table-cell table:formula="of:=[.A87]" office:value-type="float" office:value="32">
            <text:p>32</text:p>
          </table:table-cell>
          <table:table-cell table:style-name="ce125" table:formula="of:=[$PZP.C3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2]" office:value-type="string" office:string-value="ADCINB4/COMP2B/AIO12">
            <text:p>ADCINB4/COMP2B/AIO12</text:p>
          </table:table-cell>
          <table:table-cell table:number-columns-repeated="249"/>
        </table:table-row>
        <table:table-row table:style-name="ro4">
          <table:table-cell table:formula="of:=[$PZP.A31]" office:value-type="float" office:value="31">
            <text:p>31</text:p>
          </table:table-cell>
          <table:table-cell table:formula="of:=[.A88]" office:value-type="float" office:value="31">
            <text:p>31</text:p>
          </table:table-cell>
          <table:table-cell table:style-name="ce125" table:formula="of:=[$PZP.C31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1]" office:value-type="string" office:string-value="ADCINB3">
            <text:p>ADCINB3</text:p>
          </table:table-cell>
          <table:table-cell table:number-columns-repeated="249"/>
        </table:table-row>
        <table:table-row table:style-name="ro4">
          <table:table-cell table:formula="of:=[$PZP.A30]" office:value-type="float" office:value="30">
            <text:p>30</text:p>
          </table:table-cell>
          <table:table-cell table:formula="of:=[.A89]" office:value-type="float" office:value="30">
            <text:p>30</text:p>
          </table:table-cell>
          <table:table-cell table:style-name="ce125" table:formula="of:=[$PZP.C3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0]" office:value-type="string" office:string-value="ADCINB2/COMP1B/AIO10">
            <text:p>ADCINB2/COMP1B/AIO10</text:p>
          </table:table-cell>
          <table:table-cell table:number-columns-repeated="249"/>
        </table:table-row>
        <table:table-row table:style-name="ro4">
          <table:table-cell table:formula="of:=[$PZP.A29]" office:value-type="float" office:value="29">
            <text:p>29</text:p>
          </table:table-cell>
          <table:table-cell table:formula="of:=[.A90]" office:value-type="float" office:value="29">
            <text:p>29</text:p>
          </table:table-cell>
          <table:table-cell table:style-name="ce125" table:formula="of:=[$PZP.C29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9]" office:value-type="string" office:string-value="ADCINB1">
            <text:p>ADCINB1</text:p>
          </table:table-cell>
          <table:table-cell table:number-columns-repeated="249"/>
        </table:table-row>
        <table:table-row table:style-name="ro4">
          <table:table-cell table:formula="of:=[$PZP.A28]" office:value-type="float" office:value="28">
            <text:p>28</text:p>
          </table:table-cell>
          <table:table-cell table:formula="of:=[.A91]" office:value-type="float" office:value="28">
            <text:p>28</text:p>
          </table:table-cell>
          <table:table-cell table:style-name="ce125" table:formula="of:=[$PZP.C28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8]" office:value-type="string" office:string-value="ADCINB0">
            <text:p>ADCINB0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27]" office:value-type="float" office:value="27">
            <text:p>27</text:p>
          </table:table-cell>
          <table:table-cell table:formula="of:=[.A93]" office:value-type="float" office:value="27">
            <text:p>27</text:p>
          </table:table-cell>
          <table:table-cell table:style-name="ce125" table:formula="of:=[$PZP.C27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7]" office:value-type="string" office:string-value="VREFLO">
            <text:p>VREFLO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89]" office:value-type="float" office:value="89">
            <text:p>89</text:p>
          </table:table-cell>
          <table:table-cell table:formula="of:=[.A95]" office:value-type="float" office:value="89">
            <text:p>89</text:p>
          </table:table-cell>
          <table:table-cell table:style-name="ce125" table:formula="of:=[$PZP.C8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89]" office:value-type="string" office:string-value="GPIO57/\_SPISTEA\_/EQEP2S/HRCAP4">
            <text:p>GPIO57/\_SPISTEA\_/EQEP2S/HRCAP4</text:p>
          </table:table-cell>
          <table:table-cell table:number-columns-repeated="249"/>
        </table:table-row>
        <table:table-row table:style-name="ro4">
          <table:table-cell table:formula="of:=[$PZP.A69]" office:value-type="float" office:value="69">
            <text:p>69</text:p>
          </table:table-cell>
          <table:table-cell table:formula="of:=[.A96]" office:value-type="float" office:value="69">
            <text:p>69</text:p>
          </table:table-cell>
          <table:table-cell table:style-name="ce125" table:formula="of:=[$PZP.C6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69]" office:value-type="string" office:string-value="GPIO54/SPISIMOA/EQEP2A/HRCAP1">
            <text:p>GPIO54/SPISIMOA/EQEP2A/HRCAP1</text:p>
          </table:table-cell>
          <table:table-cell table:number-columns-repeated="249"/>
        </table:table-row>
        <table:table-row table:style-name="ro4">
          <table:table-cell table:formula="of:=[$PZP.A75]" office:value-type="float" office:value="75">
            <text:p>75</text:p>
          </table:table-cell>
          <table:table-cell table:formula="of:=[.A97]" office:value-type="float" office:value="75">
            <text:p>75</text:p>
          </table:table-cell>
          <table:table-cell table:style-name="ce125" table:formula="of:=[$PZP.C7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75]" office:value-type="string" office:string-value="GPIO55/SPISOMIA/EQEP2B/HRCAP2">
            <text:p>GPIO55/SPISOMIA/EQEP2B/HRCAP2</text:p>
          </table:table-cell>
          <table:table-cell table:number-columns-repeated="249"/>
        </table:table-row>
        <table:table-row table:style-name="ro4">
          <table:table-cell table:formula="of:=[$PZP.A85]" office:value-type="float" office:value="85">
            <text:p>85</text:p>
          </table:table-cell>
          <table:table-cell table:formula="of:=[.A98]" office:value-type="float" office:value="85">
            <text:p>85</text:p>
          </table:table-cell>
          <table:table-cell table:style-name="ce125" table:formula="of:=[$PZP.C8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85]" office:value-type="string" office:string-value="GPIO56/SPICLKA/EQEP2I/HRCAP3">
            <text:p>GPIO56/SPICLKA/EQEP2I/HRCAP3</text:p>
          </table:table-cell>
          <table:table-cell table:number-columns-repeated="249"/>
        </table:table-row>
        <table:table-row table:style-name="ro4">
          <table:table-cell table:formula="of:=[$PZP.A44]" office:value-type="float" office:value="44">
            <text:p>44</text:p>
          </table:table-cell>
          <table:table-cell table:formula="of:=[.A99]" office:value-type="float" office:value="44">
            <text:p>44</text:p>
          </table:table-cell>
          <table:table-cell table:style-name="ce125" table:formula="of:=[$PZP.C4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4]" office:value-type="string" office:string-value="GPIO12/\_TZ1\_/SCITXDA/SPISIMOB">
            <text:p>GPIO12/\_TZ1\_/SCITXDA/SPISIMOB</text:p>
          </table:table-cell>
          <table:table-cell table:number-columns-repeated="249"/>
        </table:table-row>
        <table:table-row table:style-name="ro4">
          <table:table-cell table:formula="of:=[$PZP.A95]" office:value-type="float" office:value="95">
            <text:p>95</text:p>
          </table:table-cell>
          <table:table-cell table:formula="of:=[.A100]" office:value-type="float" office:value="95">
            <text:p>95</text:p>
          </table:table-cell>
          <table:table-cell table:style-name="ce125" table:formula="of:=[$PZP.C9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5]" office:value-type="string" office:string-value="GPIO13/\_TZ2\_/SPISOMIB">
            <text:p>GPIO13/\_TZ2\_/SPISOMIB</text:p>
          </table:table-cell>
          <table:table-cell table:number-columns-repeated="249"/>
        </table:table-row>
        <table:table-row table:style-name="ro4">
          <table:table-cell table:formula="of:=[$PZP.A96]" office:value-type="float" office:value="96">
            <text:p>96</text:p>
          </table:table-cell>
          <table:table-cell table:formula="of:=[.A101]" office:value-type="float" office:value="96">
            <text:p>96</text:p>
          </table:table-cell>
          <table:table-cell table:style-name="ce125" table:formula="of:=[$PZP.C9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6]" office:value-type="string" office:string-value="GPIO14/\_TZ3\_/SCITXDB/SPICLKB">
            <text:p>GPIO14/\_TZ3\_/SCITXDB/SPICLKB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6]" office:value-type="float" office:value="6">
            <text:p>6</text:p>
          </table:table-cell>
          <table:table-cell table:formula="of:=[.A103]" office:value-type="float" office:value="6">
            <text:p>6</text:p>
          </table:table-cell>
          <table:table-cell table:style-name="ce125" table:formula="of:=[$PZP.C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]" office:value-type="string" office:string-value="GPIO20/EQEP1A/MDXA/COMP1OUT">
            <text:p>GPIO20/EQEP1A/MDXA/COMP1OUT</text:p>
          </table:table-cell>
          <table:table-cell table:number-columns-repeated="249"/>
        </table:table-row>
        <table:table-row table:style-name="ro4">
          <table:table-cell table:formula="of:=[$PZP.A7]" office:value-type="float" office:value="7">
            <text:p>7</text:p>
          </table:table-cell>
          <table:table-cell table:formula="of:=[.A104]" office:value-type="float" office:value="7">
            <text:p>7</text:p>
          </table:table-cell>
          <table:table-cell table:style-name="ce125" table:formula="of:=[$PZP.C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]" office:value-type="string" office:string-value="GPIO21/EQEP1B/MDRA/COMP2OUT">
            <text:p>GPIO21/EQEP1B/MDRA/COMP2OUT</text:p>
          </table:table-cell>
          <table:table-cell table:number-columns-repeated="249"/>
        </table:table-row>
        <table:table-row table:style-name="ro4">
          <table:table-cell table:formula="of:=[$PZP.A2]" office:value-type="float" office:value="2">
            <text:p>2</text:p>
          </table:table-cell>
          <table:table-cell table:formula="of:=[.A105]" office:value-type="float" office:value="2">
            <text:p>2</text:p>
          </table:table-cell>
          <table:table-cell table:style-name="ce125" table:formula="of:=[$PZP.C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2]" office:value-type="string" office:string-value="GPIO23/EQEP1I/MFSXA/SCIRXDB">
            <text:p>GPIO23/EQEP1I/MFSXA/SCIRXDB</text:p>
          </table:table-cell>
          <table:table-cell table:number-columns-repeated="249"/>
        </table:table-row>
        <table:table-row table:style-name="ro4">
          <table:table-cell table:formula="of:=[$PZP.A98]" office:value-type="float" office:value="98">
            <text:p>98</text:p>
          </table:table-cell>
          <table:table-cell table:formula="of:=[.A106]" office:value-type="float" office:value="98">
            <text:p>98</text:p>
          </table:table-cell>
          <table:table-cell table:style-name="ce125" table:formula="of:=[$PZP.C9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8]" office:value-type="string" office:string-value="GPIO22/EQEP1S/MCLKXA/SCITXDB">
            <text:p>GPIO22/EQEP1S/MCLKXA/SCITXDB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55]" office:value-type="float" office:value="55">
            <text:p>55</text:p>
          </table:table-cell>
          <table:table-cell table:formula="of:=[.A108]" office:value-type="float" office:value="55">
            <text:p>55</text:p>
          </table:table-cell>
          <table:table-cell table:style-name="ce125" table:formula="of:=[$PZP.C5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5]" office:value-type="string" office:string-value="GPIO16/SPISIMOA/\_TZ2\_">
            <text:p>GPIO16/SPISIMOA/\_TZ2\_</text:p>
          </table:table-cell>
          <table:table-cell table:number-columns-repeated="249"/>
        </table:table-row>
        <table:table-row table:style-name="ro4">
          <table:table-cell table:formula="of:=[$PZP.A52]" office:value-type="float" office:value="52">
            <text:p>52</text:p>
          </table:table-cell>
          <table:table-cell table:formula="of:=[.A109]" office:value-type="float" office:value="52">
            <text:p>52</text:p>
          </table:table-cell>
          <table:table-cell table:style-name="ce125" table:formula="of:=[$PZP.C5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2]" office:value-type="string" office:string-value="GPIO17/SPISOMIA/\_TZ3\_">
            <text:p>GPIO17/SPISOMIA/\_TZ3\_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68]" office:value-type="float" office:value="68">
            <text:p>68</text:p>
          </table:table-cell>
          <table:table-cell table:formula="of:=[.A111]" office:value-type="float" office:value="68">
            <text:p>68</text:p>
          </table:table-cell>
          <table:table-cell table:style-name="ce125" table:formula="of:=[$PZP.C6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8]" office:value-type="string" office:string-value="GPIO34/COMP2OUT/COMP3OUT">
            <text:p>GPIO34/COMP2OUT/COMP3OUT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66]" office:value-type="float" office:value="66">
            <text:p>66</text:p>
          </table:table-cell>
          <table:table-cell table:formula="of:=[.A113]" office:value-type="float" office:value="66">
            <text:p>66</text:p>
          </table:table-cell>
          <table:table-cell table:style-name="ce125" table:formula="of:=[$PZP.C6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6]" office:value-type="string" office:string-value="GPIO39">
            <text:p>GPIO39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56]" office:value-type="float" office:value="56">
            <text:p>56</text:p>
          </table:table-cell>
          <table:table-cell table:formula="of:=[.A115]" office:value-type="float" office:value="56">
            <text:p>56</text:p>
          </table:table-cell>
          <table:table-cell table:style-name="ce125" table:formula="of:=[$PZP.C5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6]" office:value-type="string" office:string-value="GPIO44/MFSRA/SCIRXDB/EPWM7B">
            <text:p>GPIO44/MFSRA/SCIRXDB/EPWM7B</text:p>
          </table:table-cell>
          <table:table-cell table:number-columns-repeated="249"/>
        </table:table-row>
        <table:table-row table:style-name="ro4">
          <table:table-cell table:formula="of:=[$PZP.A42]" office:value-type="float" office:value="42">
            <text:p>42</text:p>
          </table:table-cell>
          <table:table-cell table:formula="of:=[.A116]" office:value-type="float" office:value="42">
            <text:p>42</text:p>
          </table:table-cell>
          <table:table-cell table:style-name="ce125" table:formula="of:=[$PZP.C4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2]" office:value-type="string" office:string-value="GPIO50/EQEP1A/MDXA/\_TZ1\_">
            <text:p>GPIO50/EQEP1A/MDXA/\_TZ1\_</text:p>
          </table:table-cell>
          <table:table-cell table:number-columns-repeated="249"/>
        </table:table-row>
        <table:table-row table:style-name="ro4">
          <table:table-cell table:formula="of:=[$PZP.A48]" office:value-type="float" office:value="48">
            <text:p>48</text:p>
          </table:table-cell>
          <table:table-cell table:formula="of:=[.A117]" office:value-type="float" office:value="48">
            <text:p>48</text:p>
          </table:table-cell>
          <table:table-cell table:style-name="ce125" table:formula="of:=[$PZP.C4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8]" office:value-type="string" office:string-value="GPIO51/EQEP1B/MDRA/\_TZ2\_">
            <text:p>GPIO51/EQEP1B/MDRA/\_TZ2\_</text:p>
          </table:table-cell>
          <table:table-cell table:number-columns-repeated="249"/>
        </table:table-row>
        <table:table-row table:style-name="ro4">
          <table:table-cell table:formula="of:=[$PZP.A53]" office:value-type="float" office:value="53">
            <text:p>53</text:p>
          </table:table-cell>
          <table:table-cell table:formula="of:=[.A118]" office:value-type="float" office:value="53">
            <text:p>53</text:p>
          </table:table-cell>
          <table:table-cell table:style-name="ce125" table:formula="of:=[$PZP.C5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3]" office:value-type="string" office:string-value="GPIO52/EQEP1S/MCLKXA/\_TZ3\_">
            <text:p>GPIO52/EQEP1S/MCLKXA/\_TZ3\_</text:p>
          </table:table-cell>
          <table:table-cell table:number-columns-repeated="249"/>
        </table:table-row>
        <table:table-row table:style-name="ro4">
          <table:table-cell table:formula="of:=[$PZP.A65]" office:value-type="float" office:value="65">
            <text:p>65</text:p>
          </table:table-cell>
          <table:table-cell table:formula="of:=[.A119]" office:value-type="float" office:value="65">
            <text:p>65</text:p>
          </table:table-cell>
          <table:table-cell table:style-name="ce125" table:formula="of:=[$PZP.C6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5]" office:value-type="string" office:string-value="GPIO53/EQEP1I/MFSXA">
            <text:p>GPIO53/EQEP1I/MFSXA</text:p>
          </table:table-cell>
          <table:table-cell table:number-columns-repeated="249"/>
        </table:table-row>
        <table:table-row table:style-name="ro4">
          <table:table-cell table:formula="of:=[$PZP.A97]" office:value-type="float" office:value="97">
            <text:p>97</text:p>
          </table:table-cell>
          <table:table-cell table:formula="of:=[.A120]" office:value-type="float" office:value="97">
            <text:p>97</text:p>
          </table:table-cell>
          <table:table-cell table:style-name="ce125" table:formula="of:=[$PZP.C9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7]" office:value-type="string" office:string-value="GPIO24/ECAP1/EQEP2A/SPISIMOB">
            <text:p>GPIO24/ECAP1/EQEP2A/SPISIMOB</text:p>
          </table:table-cell>
          <table:table-cell table:number-columns-repeated="249"/>
        </table:table-row>
        <table:table-row table:style-name="ro4">
          <table:table-cell table:number-columns-repeated="3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87]" office:value-type="float" office:value="87">
            <text:p>87</text:p>
          </table:table-cell>
          <table:table-cell table:formula="of:=[.A122]" office:value-type="float" office:value="87">
            <text:p>87</text:p>
          </table:table-cell>
          <table:table-cell table:style-name="ce125" table:formula="of:=[$PZP.C8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7]" office:value-type="string" office:string-value="GPIO0/EPWM1A">
            <text:p>GPIO0/EPWM1A</text:p>
          </table:table-cell>
          <table:table-cell table:number-columns-repeated="249"/>
        </table:table-row>
        <table:table-row table:style-name="ro4">
          <table:table-cell table:formula="of:=[$PZP.A86]" office:value-type="float" office:value="86">
            <text:p>86</text:p>
          </table:table-cell>
          <table:table-cell table:formula="of:=[.A123]" office:value-type="float" office:value="86">
            <text:p>86</text:p>
          </table:table-cell>
          <table:table-cell table:style-name="ce125" table:formula="of:=[$PZP.C8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6]" office:value-type="string" office:string-value="GPIO1/COMP1OUT/EPWM1B">
            <text:p>GPIO1/COMP1OUT/EPWM1B</text:p>
          </table:table-cell>
          <table:table-cell table:number-columns-repeated="249"/>
        </table:table-row>
        <table:table-row table:style-name="ro4">
          <table:table-cell table:formula="of:=[$PZP.A84]" office:value-type="float" office:value="84">
            <text:p>84</text:p>
          </table:table-cell>
          <table:table-cell table:formula="of:=[.A124]" office:value-type="float" office:value="84">
            <text:p>84</text:p>
          </table:table-cell>
          <table:table-cell table:style-name="ce125" table:formula="of:=[$PZP.C8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4]" office:value-type="string" office:string-value="GPIO2/EPWM2A">
            <text:p>GPIO2/EPWM2A</text:p>
          </table:table-cell>
          <table:table-cell table:number-columns-repeated="249"/>
        </table:table-row>
        <table:table-row table:style-name="ro4">
          <table:table-cell table:formula="of:=[$PZP.A83]" office:value-type="float" office:value="83">
            <text:p>83</text:p>
          </table:table-cell>
          <table:table-cell table:formula="of:=[.A125]" office:value-type="float" office:value="83">
            <text:p>83</text:p>
          </table:table-cell>
          <table:table-cell table:style-name="ce125" table:formula="of:=[$PZP.C8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3]" office:value-type="string" office:string-value="GPIO3/SPISOMIA/COMP2OUT/EPWM2B">
            <text:p>GPIO3/SPISOMIA/COMP2OUT/EPWM2B</text:p>
          </table:table-cell>
          <table:table-cell table:number-columns-repeated="249"/>
        </table:table-row>
        <table:table-row table:style-name="ro4">
          <table:table-cell table:formula="of:=[$PZP.A9]" office:value-type="float" office:value="9">
            <text:p>9</text:p>
          </table:table-cell>
          <table:table-cell table:formula="of:=[.A126]" office:value-type="float" office:value="9">
            <text:p>9</text:p>
          </table:table-cell>
          <table:table-cell table:style-name="ce125" table:formula="of:=[$PZP.C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]" office:value-type="string" office:string-value="GPIO4/EPWM3A">
            <text:p>GPIO4/EPWM3A</text:p>
          </table:table-cell>
          <table:table-cell table:number-columns-repeated="249"/>
        </table:table-row>
        <table:table-row table:style-name="ro4">
          <table:table-cell table:formula="of:=[$PZP.A10]" office:value-type="float" office:value="10">
            <text:p>10</text:p>
          </table:table-cell>
          <table:table-cell table:formula="of:=[.A127]" office:value-type="float" office:value="10">
            <text:p>10</text:p>
          </table:table-cell>
          <table:table-cell table:style-name="ce125" table:formula="of:=[$PZP.C1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10]" office:value-type="string" office:string-value="GPIO5/SPISOMOA/ECAP1/EPWM3B">
            <text:p>GPIO5/SPISOMOA/ECAP1/EPWM3B</text:p>
          </table:table-cell>
          <table:table-cell table:number-columns-repeated="249"/>
        </table:table-row>
        <table:table-row table:style-name="ro4">
          <table:table-cell table:formula="of:=[$PZP.A58]" office:value-type="float" office:value="58">
            <text:p>58</text:p>
          </table:table-cell>
          <table:table-cell table:formula="of:=[.A128]" office:value-type="float" office:value="58">
            <text:p>58</text:p>
          </table:table-cell>
          <table:table-cell table:style-name="ce125" table:formula="of:=[$PZP.C5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8]" office:value-type="string" office:string-value="GPIO6/EPWMSYNCI/EPWMSYNCO/EPWM4A">
            <text:p>GPIO6/EPWMSYNCI/EPWMSYNCO/EPWM4A</text:p>
          </table:table-cell>
          <table:table-cell table:number-columns-repeated="249"/>
        </table:table-row>
        <table:table-row table:style-name="ro4">
          <table:table-cell table:formula="of:=[$PZP.A57]" office:value-type="float" office:value="57">
            <text:p>57</text:p>
          </table:table-cell>
          <table:table-cell table:formula="of:=[.A129]" office:value-type="float" office:value="57">
            <text:p>57</text:p>
          </table:table-cell>
          <table:table-cell table:style-name="ce125" table:formula="of:=[$PZP.C5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7]" office:value-type="string" office:string-value="GPIO7/SCIRXDA/ECAP2/EPWM4B">
            <text:p>GPIO7/SCIRXDA/ECAP2/EPWM4B</text:p>
          </table:table-cell>
          <table:table-cell table:number-columns-repeated="249"/>
        </table:table-row>
        <table:table-row table:style-name="ro4">
          <table:table-cell table:formula="of:=[$PZP.A54]" office:value-type="float" office:value="54">
            <text:p>54</text:p>
          </table:table-cell>
          <table:table-cell table:formula="of:=[.A130]" office:value-type="float" office:value="54">
            <text:p>54</text:p>
          </table:table-cell>
          <table:table-cell table:style-name="ce125" table:formula="of:=[$PZP.C5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4]" office:value-type="string" office:string-value="GPIO8/\_ADCSOCAO\_/EPWM5A">
            <text:p>GPIO8/\_ADCSOCAO\_/EPWM5A</text:p>
          </table:table-cell>
          <table:table-cell table:number-columns-repeated="249"/>
        </table:table-row>
        <table:table-row table:style-name="ro4">
          <table:table-cell table:formula="of:=[$PZP.A49]" office:value-type="float" office:value="49">
            <text:p>49</text:p>
          </table:table-cell>
          <table:table-cell table:formula="of:=[.A131]" office:value-type="float" office:value="49">
            <text:p>49</text:p>
          </table:table-cell>
          <table:table-cell table:style-name="ce125" table:formula="of:=[$PZP.C4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9]" office:value-type="string" office:string-value="GPIO9/SCITXDB/ECAP3/EPWM5B">
            <text:p>GPIO9/SCITXDB/ECAP3/EPWM5B</text:p>
          </table:table-cell>
          <table:table-cell table:number-columns-repeated="249"/>
        </table:table-row>
        <table:table-row table:style-name="ro4">
          <table:table-cell table:formula="of:=[$PZP.A74]" office:value-type="float" office:value="74">
            <text:p>74</text:p>
          </table:table-cell>
          <table:table-cell table:formula="of:=[.A132]" office:value-type="float" office:value="74">
            <text:p>74</text:p>
          </table:table-cell>
          <table:table-cell table:style-name="ce125" table:formula="of:=[$PZP.C7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4]" office:value-type="string" office:string-value="GPIO10/\_ADCSOCBO\_/EPWM6A">
            <text:p>GPIO10/\_ADCSOCBO\_/EPWM6A</text:p>
          </table:table-cell>
          <table:table-cell table:number-columns-repeated="249"/>
        </table:table-row>
        <table:table-row table:style-name="ro4">
          <table:table-cell table:formula="of:=[$PZP.A73]" office:value-type="float" office:value="73">
            <text:p>73</text:p>
          </table:table-cell>
          <table:table-cell table:formula="of:=[.A133]" office:value-type="float" office:value="73">
            <text:p>73</text:p>
          </table:table-cell>
          <table:table-cell table:style-name="ce125" table:formula="of:=[$PZP.C7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3]" office:value-type="string" office:string-value="GPIO11/SCIRXDB/ECAP1/EPWM6B">
            <text:p>GPIO11/SCIRXDB/ECAP1/EPWM6B</text:p>
          </table:table-cell>
          <table:table-cell table:number-columns-repeated="249"/>
        </table:table-row>
        <table:table-row table:style-name="ro4">
          <table:table-cell table:formula="of:=[$PZP.A82]" office:value-type="float" office:value="82">
            <text:p>82</text:p>
          </table:table-cell>
          <table:table-cell table:formula="of:=[.A134]" office:value-type="float" office:value="82">
            <text:p>82</text:p>
          </table:table-cell>
          <table:table-cell table:style-name="ce125" table:formula="of:=[$PZP.C8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2]" office:value-type="string" office:string-value="GPIO40/EPWM7A/SCITXDB">
            <text:p>GPIO40/EPWM7A/SCITXDB</text:p>
          </table:table-cell>
          <table:table-cell table:number-columns-repeated="249"/>
        </table:table-row>
        <table:table-row table:style-name="ro4">
          <table:table-cell table:formula="of:=[$PZP.A76]" office:value-type="float" office:value="76">
            <text:p>76</text:p>
          </table:table-cell>
          <table:table-cell table:formula="of:=[.A135]" office:value-type="float" office:value="76">
            <text:p>76</text:p>
          </table:table-cell>
          <table:table-cell table:style-name="ce125" table:formula="of:=[$PZP.C7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6]" office:value-type="string" office:string-value="GPIO41/EPWM7B/EPWM7B">
            <text:p>GPIO41/EPWM7B/EPWM7B</text:p>
          </table:table-cell>
          <table:table-cell table:number-columns-repeated="249"/>
        </table:table-row>
        <table:table-row table:style-name="ro4">
          <table:table-cell table:formula="of:=[$PZP.A1]" office:value-type="float" office:value="1">
            <text:p>1</text:p>
          </table:table-cell>
          <table:table-cell table:formula="of:=[.A136]" office:value-type="float" office:value="1">
            <text:p>1</text:p>
          </table:table-cell>
          <table:table-cell table:style-name="ce125" table:formula="of:=[$PZP.C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1]" office:value-type="string" office:string-value="GPIO42/EPWM8A/\_TZ1\_/COMP1OUT">
            <text:p>GPIO42/EPWM8A/\_TZ1\_/COMP1OUT</text:p>
          </table:table-cell>
          <table:table-cell table:number-columns-repeated="249"/>
        </table:table-row>
        <table:table-row table:style-name="ro4">
          <table:table-cell table:formula="of:=[$PZP.A8]" office:value-type="float" office:value="8">
            <text:p>8</text:p>
          </table:table-cell>
          <table:table-cell table:formula="of:=[.A137]" office:value-type="float" office:value="8">
            <text:p>8</text:p>
          </table:table-cell>
          <table:table-cell table:style-name="ce125" table:formula="of:=[$PZP.C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]" office:value-type="string" office:string-value="GPIO43/EPWM8B/\_TZ2\_/COMP2OUT">
            <text:p>GPIO43/EPWM8B/\_TZ2\_/COMP2OUT</text:p>
          </table:table-cell>
          <table:table-cell table:number-columns-repeated="249"/>
        </table:table-row>
        <table:table-row table:style-name="ro4" table:number-rows-repeated="130934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GPIO.$A$1" table:expression="#REF!"/>
          <table:named-expression table:name="Sheet_Title" table:base-cell-address="$GPIO.$A$1" table:expression="&quot;GPIO&quot;"/>
        </table:named-expressions>
      </table:table>
      <table:table table:name="PZP" table:style-name="ta4">
        <table:table-column table:style-name="ACOL-2" table:default-cell-style-name="ce73"/>
        <table:table-column table:style-name="co13" table:default-cell-style-name="ce73"/>
        <table:table-column table:style-name="ACOL-0" table:number-columns-repeated="254" table:default-cell-style-name="ce73"/>
        <table:table-row table:style-name="AROW-0">
          <table:table-cell table:style-name="ce65" table:formula="of:=[$'28069'.B91]" office:value-type="float" office:value="1">
            <text:p>1</text:p>
          </table:table-cell>
          <table:table-cell table:style-name="ce92" table:formula="of:=[$'28069'.A91]" office:value-type="string" office:string-value="GPIO42/EPWM8A/\_TZ1\_/COMP1OUT">
            <text:p>GPIO42/EPWM8A/\_TZ1\_/COMP1OUT</text:p>
          </table:table-cell>
          <table:table-cell table:style-name="ce65" table:formula="of:=[$'28069'.D9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2]" office:value-type="float" office:value="2">
            <text:p>2</text:p>
          </table:table-cell>
          <table:table-cell table:style-name="ce92" table:formula="of:=[$'28069'.A72]" office:value-type="string" office:string-value="GPIO23/EQEP1I/MFSXA/SCIRXDB">
            <text:p>GPIO23/EQEP1I/MFSXA/SCIRXDB</text:p>
          </table:table-cell>
          <table:table-cell table:style-name="ce65" table:formula="of:=[$'28069'.D7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6" table:formula="of:=[$'28069'.B29]" office:value-type="float" office:value="3">
            <text:p>3</text:p>
          </table:table-cell>
          <table:table-cell table:style-name="ce93" table:formula="of:=[$'28069'.A29]" office:value-type="string" office:string-value="VDD">
            <text:p>VDD</text:p>
          </table:table-cell>
          <table:table-cell table:style-name="ce66" table:formula="of:=[$'28069'.D29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1]" office:value-type="float" office:value="4">
            <text:p>4</text:p>
          </table:table-cell>
          <table:table-cell table:style-name="ce94" table:formula="of:=[$'28069'.A41]" office:value-type="string" office:string-value="VSS">
            <text:p>VSS</text:p>
          </table:table-cell>
          <table:table-cell table:style-name="ce67" table:formula="of:=[$'28069'.D41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35]" office:value-type="float" office:value="5">
            <text:p>5</text:p>
          </table:table-cell>
          <table:table-cell table:style-name="ce95" table:formula="of:=[$'28069'.A35]" office:value-type="string" office:string-value="VDDIO">
            <text:p>VDDIO</text:p>
          </table:table-cell>
          <table:table-cell table:style-name="ce68" table:formula="of:=[$'28069'.D35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69]" office:value-type="float" office:value="6">
            <text:p>6</text:p>
          </table:table-cell>
          <table:table-cell table:style-name="ce92" table:formula="of:=[$'28069'.A69]" office:value-type="string" office:string-value="GPIO20/EQEP1A/MDXA/COMP1OUT">
            <text:p>GPIO20/EQEP1A/MDXA/COMP1OUT</text:p>
          </table:table-cell>
          <table:table-cell table:style-name="ce65" table:formula="of:=[$'28069'.D6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0]" office:value-type="float" office:value="7">
            <text:p>7</text:p>
          </table:table-cell>
          <table:table-cell table:style-name="ce92" table:formula="of:=[$'28069'.A70]" office:value-type="string" office:string-value="GPIO21/EQEP1B/MDRA/COMP2OUT">
            <text:p>GPIO21/EQEP1B/MDRA/COMP2OUT</text:p>
          </table:table-cell>
          <table:table-cell table:style-name="ce65" table:formula="of:=[$'28069'.D7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2]" office:value-type="float" office:value="8">
            <text:p>8</text:p>
          </table:table-cell>
          <table:table-cell table:style-name="ce92" table:formula="of:=[$'28069'.A92]" office:value-type="string" office:string-value="GPIO43/EPWM8B/\_TZ2\_/COMP2OUT">
            <text:p>GPIO43/EPWM8B/\_TZ2\_/COMP2OUT</text:p>
          </table:table-cell>
          <table:table-cell table:style-name="ce65" table:formula="of:=[$'28069'.D9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3]" office:value-type="float" office:value="9">
            <text:p>9</text:p>
          </table:table-cell>
          <table:table-cell table:style-name="ce92" table:formula="of:=[$'28069'.A53]" office:value-type="string" office:string-value="GPIO4/EPWM3A">
            <text:p>GPIO4/EPWM3A</text:p>
          </table:table-cell>
          <table:table-cell table:style-name="ce65" table:formula="of:=[$'28069'.D5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4]" office:value-type="float" office:value="10">
            <text:p>10</text:p>
          </table:table-cell>
          <table:table-cell table:style-name="ce92" table:formula="of:=[$'28069'.A54]" office:value-type="string" office:string-value="GPIO5/SPISOMOA/ECAP1/EPWM3B">
            <text:p>GPIO5/SPISOMOA/ECAP1/EPWM3B</text:p>
          </table:table-cell>
          <table:table-cell table:style-name="ce65" table:formula="of:=[$'28069'.D5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]" office:value-type="float" office:value="11">
            <text:p>11</text:p>
          </table:table-cell>
          <table:table-cell table:style-name="ce96" table:formula="of:=[$'28069'.A8]" office:value-type="string" office:string-value="\_XRS\_">
            <text:p>\_XRS\_</text:p>
          </table:table-cell>
          <table:table-cell table:style-name="ce69" table:formula="of:=[$'28069'.D8]" office:value-type="string" office:string-value="oc">
            <text:p>oc</text:p>
          </table:table-cell>
          <table:table-cell table:number-columns-repeated="253"/>
        </table:table-row>
        <table:table-row table:style-name="AROW-0">
          <table:table-cell table:style-name="ce69" table:formula="of:=[$'28069'.B2]" office:value-type="float" office:value="12">
            <text:p>12</text:p>
          </table:table-cell>
          <table:table-cell table:style-name="ce96" table:formula="of:=[$'28069'.A2]" office:value-type="string" office:string-value="\_TRST\_">
            <text:p>\_TRST\_</text:p>
          </table:table-cell>
          <table:table-cell table:style-name="ce69" table:formula="of:=[$'28069'.D2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8" table:formula="of:=[$'28069'.B36]" office:value-type="float" office:value="13">
            <text:p>13</text:p>
          </table:table-cell>
          <table:table-cell table:style-name="ce95" table:formula="of:=[$'28069'.A36]" office:value-type="string" office:string-value="VDDIO">
            <text:p>VDDIO</text:p>
          </table:table-cell>
          <table:table-cell table:style-name="ce68" table:formula="of:=[$'28069'.D36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0]" office:value-type="float" office:value="14">
            <text:p>14</text:p>
          </table:table-cell>
          <table:table-cell table:style-name="ce93" table:formula="of:=[$'28069'.A30]" office:value-type="string" office:string-value="VDD">
            <text:p>VDD</text:p>
          </table:table-cell>
          <table:table-cell table:style-name="ce66" table:formula="of:=[$'28069'.D30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2]" office:value-type="float" office:value="15">
            <text:p>15</text:p>
          </table:table-cell>
          <table:table-cell table:style-name="ce94" table:formula="of:=[$'28069'.A42]" office:value-type="string" office:string-value="VSS">
            <text:p>VSS</text:p>
          </table:table-cell>
          <table:table-cell table:style-name="ce67" table:formula="of:=[$'28069'.D42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0" table:formula="of:=[$'28069'.B9]" office:value-type="float" office:value="16">
            <text:p>16</text:p>
          </table:table-cell>
          <table:table-cell table:style-name="ce97" table:formula="of:=[$'28069'.A9]" office:value-type="string" office:string-value="ADCINA7">
            <text:p>ADCINA7</text:p>
          </table:table-cell>
          <table:table-cell table:style-name="ce70" table:formula="of:=[$'28069'.D9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0]" office:value-type="float" office:value="17">
            <text:p>17</text:p>
          </table:table-cell>
          <table:table-cell table:style-name="ce97" table:formula="of:=[$'28069'.A10]" office:value-type="string" office:string-value="ADCINA6/COMP3A/AIO6">
            <text:p>ADCINA6/COMP3A/AIO6</text:p>
          </table:table-cell>
          <table:table-cell table:style-name="ce70" table:formula="of:=[$'28069'.D1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1]" office:value-type="float" office:value="18">
            <text:p>18</text:p>
          </table:table-cell>
          <table:table-cell table:style-name="ce97" table:formula="of:=[$'28069'.A11]" office:value-type="string" office:string-value="ADCINA5">
            <text:p>ADCINA5</text:p>
          </table:table-cell>
          <table:table-cell table:style-name="ce70" table:formula="of:=[$'28069'.D11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2]" office:value-type="float" office:value="19">
            <text:p>19</text:p>
          </table:table-cell>
          <table:table-cell table:style-name="ce97" table:formula="of:=[$'28069'.A12]" office:value-type="string" office:string-value="ADCINA4/COMP2A/AIO4">
            <text:p>ADCINA4/COMP2A/AIO4</text:p>
          </table:table-cell>
          <table:table-cell table:style-name="ce70" table:formula="of:=[$'28069'.D1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3]" office:value-type="float" office:value="20">
            <text:p>20</text:p>
          </table:table-cell>
          <table:table-cell table:style-name="ce97" table:formula="of:=[$'28069'.A13]" office:value-type="string" office:string-value="ADCINA3">
            <text:p>ADCINA3</text:p>
          </table:table-cell>
          <table:table-cell table:style-name="ce70" table:formula="of:=[$'28069'.D13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4]" office:value-type="float" office:value="21">
            <text:p>21</text:p>
          </table:table-cell>
          <table:table-cell table:style-name="ce97" table:formula="of:=[$'28069'.A14]" office:value-type="string" office:string-value="ADCINA2/COMP1A/AIO2">
            <text:p>ADCINA2/COMP1A/AIO2</text:p>
          </table:table-cell>
          <table:table-cell table:style-name="ce70" table:formula="of:=[$'28069'.D1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5]" office:value-type="float" office:value="22">
            <text:p>22</text:p>
          </table:table-cell>
          <table:table-cell table:style-name="ce97" table:formula="of:=[$'28069'.A15]" office:value-type="string" office:string-value="ADCINA1">
            <text:p>ADCINA1</text:p>
          </table:table-cell>
          <table:table-cell table:style-name="ce70" table:formula="of:=[$'28069'.D15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6]" office:value-type="float" office:value="23">
            <text:p>23</text:p>
          </table:table-cell>
          <table:table-cell table:style-name="ce97" table:formula="of:=[$'28069'.A16]" office:value-type="string" office:string-value="ADCINA0">
            <text:p>ADCINA0</text:p>
          </table:table-cell>
          <table:table-cell table:style-name="ce70" table:formula="of:=[$'28069'.D1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7]" office:value-type="float" office:value="24">
            <text:p>24</text:p>
          </table:table-cell>
          <table:table-cell table:style-name="ce97" table:formula="of:=[$'28069'.A17]" office:value-type="string" office:string-value="VREFHI">
            <text:p>VREFHI</text:p>
          </table:table-cell>
          <table:table-cell table:style-name="ce70" table:formula="of:=[$'28069'.D17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1" table:formula="of:=[$'28069'.B27]" office:value-type="float" office:value="25">
            <text:p>25</text:p>
          </table:table-cell>
          <table:table-cell table:style-name="ce98" table:formula="of:=[$'28069'.A27]" office:value-type="string" office:string-value="VDDA">
            <text:p>VDDA</text:p>
          </table:table-cell>
          <table:table-cell table:style-name="ce71" table:formula="of:=[$'28069'.D2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2" table:formula="of:=[$'28069'.B28]" office:value-type="float" office:value="26">
            <text:p>26</text:p>
          </table:table-cell>
          <table:table-cell table:style-name="ce99" table:formula="of:=[$'28069'.A28]" office:value-type="string" office:string-value="VSSA">
            <text:p>VSSA</text:p>
          </table:table-cell>
          <table:table-cell table:style-name="ce72" table:formula="of:=[$'28069'.D28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0" table:formula="of:=[$'28069'.B26]" office:value-type="float" office:value="27">
            <text:p>27</text:p>
          </table:table-cell>
          <table:table-cell table:style-name="ce97" table:formula="of:=[$'28069'.A26]" office:value-type="string" office:string-value="VREFLO">
            <text:p>VREFLO</text:p>
          </table:table-cell>
          <table:table-cell table:style-name="ce70" table:formula="of:=[$'28069'.D2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5]" office:value-type="float" office:value="28">
            <text:p>28</text:p>
          </table:table-cell>
          <table:table-cell table:style-name="ce97" table:formula="of:=[$'28069'.A25]" office:value-type="string" office:string-value="ADCINB0">
            <text:p>ADCINB0</text:p>
          </table:table-cell>
          <table:table-cell table:style-name="ce70" table:formula="of:=[$'28069'.D25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4]" office:value-type="float" office:value="29">
            <text:p>29</text:p>
          </table:table-cell>
          <table:table-cell table:style-name="ce97" table:formula="of:=[$'28069'.A24]" office:value-type="string" office:string-value="ADCINB1">
            <text:p>ADCINB1</text:p>
          </table:table-cell>
          <table:table-cell table:style-name="ce70" table:formula="of:=[$'28069'.D24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3]" office:value-type="float" office:value="30">
            <text:p>30</text:p>
          </table:table-cell>
          <table:table-cell table:style-name="ce97" table:formula="of:=[$'28069'.A23]" office:value-type="string" office:string-value="ADCINB2/COMP1B/AIO10">
            <text:p>ADCINB2/COMP1B/AIO10</text:p>
          </table:table-cell>
          <table:table-cell table:style-name="ce70" table:formula="of:=[$'28069'.D2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22]" office:value-type="float" office:value="31">
            <text:p>31</text:p>
          </table:table-cell>
          <table:table-cell table:style-name="ce97" table:formula="of:=[$'28069'.A22]" office:value-type="string" office:string-value="ADCINB3">
            <text:p>ADCINB3</text:p>
          </table:table-cell>
          <table:table-cell table:style-name="ce70" table:formula="of:=[$'28069'.D22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1]" office:value-type="float" office:value="32">
            <text:p>32</text:p>
          </table:table-cell>
          <table:table-cell table:style-name="ce97" table:formula="of:=[$'28069'.A21]" office:value-type="string" office:string-value="ADCINB4/COMP2B/AIO12">
            <text:p>ADCINB4/COMP2B/AIO12</text:p>
          </table:table-cell>
          <table:table-cell table:style-name="ce70" table:formula="of:=[$'28069'.D2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20]" office:value-type="float" office:value="33">
            <text:p>33</text:p>
          </table:table-cell>
          <table:table-cell table:style-name="ce97" table:formula="of:=[$'28069'.A20]" office:value-type="string" office:string-value="ADCINB5">
            <text:p>ADCINB5</text:p>
          </table:table-cell>
          <table:table-cell table:style-name="ce70" table:formula="of:=[$'28069'.D20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9]" office:value-type="float" office:value="34">
            <text:p>34</text:p>
          </table:table-cell>
          <table:table-cell table:style-name="ce97" table:formula="of:=[$'28069'.A19]" office:value-type="string" office:string-value="ADCINB6/COMP3B/AIO14">
            <text:p>ADCINB6/COMP3B/AIO14</text:p>
          </table:table-cell>
          <table:table-cell table:style-name="ce70" table:formula="of:=[$'28069'.D1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8]" office:value-type="float" office:value="35">
            <text:p>35</text:p>
          </table:table-cell>
          <table:table-cell table:style-name="ce97" table:formula="of:=[$'28069'.A18]" office:value-type="string" office:string-value="ADCINB7">
            <text:p>ADCINB7</text:p>
          </table:table-cell>
          <table:table-cell table:style-name="ce70" table:formula="of:=[$'28069'.D18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7" table:formula="of:=[$'28069'.B43]" office:value-type="float" office:value="36">
            <text:p>36</text:p>
          </table:table-cell>
          <table:table-cell table:style-name="ce94" table:formula="of:=[$'28069'.A43]" office:value-type="string" office:string-value="VSS">
            <text:p>VSS</text:p>
          </table:table-cell>
          <table:table-cell table:style-name="ce67" table:formula="of:=[$'28069'.D4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1]" office:value-type="float" office:value="37">
            <text:p>37</text:p>
          </table:table-cell>
          <table:table-cell table:style-name="ce93" table:formula="of:=[$'28069'.A31]" office:value-type="string" office:string-value="VDD">
            <text:p>VDD</text:p>
          </table:table-cell>
          <table:table-cell table:style-name="ce66" table:formula="of:=[$'28069'.D31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37]" office:value-type="float" office:value="38">
            <text:p>38</text:p>
          </table:table-cell>
          <table:table-cell table:style-name="ce95" table:formula="of:=[$'28069'.A37]" office:value-type="string" office:string-value="VDDIO">
            <text:p>VDDIO</text:p>
          </table:table-cell>
          <table:table-cell table:style-name="ce68" table:formula="of:=[$'28069'.D3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74]" office:value-type="float" office:value="39">
            <text:p>39</text:p>
          </table:table-cell>
          <table:table-cell table:style-name="ce92" table:formula="of:=[$'28069'.A74]" office:value-type="string" office:string-value="GPIO25/ECAP2/EQEP2B/SPISOMIB">
            <text:p>GPIO25/ECAP2/EQEP2B/SPISOMIB</text:p>
          </table:table-cell>
          <table:table-cell table:style-name="ce65" table:formula="of:=[$'28069'.D7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0]" office:value-type="float" office:value="40">
            <text:p>40</text:p>
          </table:table-cell>
          <table:table-cell table:style-name="ce92" table:formula="of:=[$'28069'.A80]" office:value-type="string" office:string-value="GPIO31/EPWM8A/CANTXA/EQEP2S">
            <text:p>GPIO31/EPWM8A/CANTXA/EQEP2S</text:p>
          </table:table-cell>
          <table:table-cell table:style-name="ce65" table:formula="of:=[$'28069'.D8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9]" office:value-type="float" office:value="41">
            <text:p>41</text:p>
          </table:table-cell>
          <table:table-cell table:style-name="ce92" table:formula="of:=[$'28069'.A79]" office:value-type="string" office:string-value="GPIO30/EPWM7A/CANRXA/CANRXA">
            <text:p>GPIO30/EPWM7A/CANRXA/CANRXA</text:p>
          </table:table-cell>
          <table:table-cell table:style-name="ce65" table:formula="of:=[$'28069'.D7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4]" office:value-type="float" office:value="42">
            <text:p>42</text:p>
          </table:table-cell>
          <table:table-cell table:style-name="ce92" table:formula="of:=[$'28069'.A94]" office:value-type="string" office:string-value="GPIO50/EQEP1A/MDXA/\_TZ1\_">
            <text:p>GPIO50/EQEP1A/MDXA/\_TZ1\_</text:p>
          </table:table-cell>
          <table:table-cell table:style-name="ce65" table:formula="of:=[$'28069'.D9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8]" office:value-type="float" office:value="43">
            <text:p>43</text:p>
          </table:table-cell>
          <table:table-cell table:style-name="ce92" table:formula="of:=[$'28069'.A78]" office:value-type="string" office:string-value="GPIO29/SCITXDA/SCLA/\_TZ3\_">
            <text:p>GPIO29/SCITXDA/SCLA/\_TZ3\_</text:p>
          </table:table-cell>
          <table:table-cell table:style-name="ce65" table:formula="of:=[$'28069'.D7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1]" office:value-type="float" office:value="44">
            <text:p>44</text:p>
          </table:table-cell>
          <table:table-cell table:style-name="ce92" table:formula="of:=[$'28069'.A61]" office:value-type="string" office:string-value="GPIO12/\_TZ1\_/SCITXDA/SPISIMOB">
            <text:p>GPIO12/\_TZ1\_/SCITXDA/SPISIMOB</text:p>
          </table:table-cell>
          <table:table-cell table:style-name="ce65" table:formula="of:=[$'28069'.D6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4]" office:value-type="float" office:value="45">
            <text:p>45</text:p>
          </table:table-cell>
          <table:table-cell table:style-name="ce96" table:formula="of:=[$'28069'.A4]" office:value-type="string" office:string-value="TEST2">
            <text:p>TEST2</text:p>
          </table:table-cell>
          <table:table-cell table:style-name="ce69" table:formula="of:=[$'28069'.D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3]" office:value-type="float" office:value="46">
            <text:p>46</text:p>
          </table:table-cell>
          <table:table-cell table:style-name="ce96" table:formula="of:=[$'28069'.A3]" office:value-type="string" office:string-value="VDD3VFL">
            <text:p>VDD3VFL</text:p>
          </table:table-cell>
          <table:table-cell table:style-name="ce69" table:formula="of:=[$'28069'.D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4]" office:value-type="float" office:value="47">
            <text:p>47</text:p>
          </table:table-cell>
          <table:table-cell table:style-name="ce94" table:formula="of:=[$'28069'.A44]" office:value-type="string" office:string-value="VSS">
            <text:p>VSS</text:p>
          </table:table-cell>
          <table:table-cell table:style-name="ce67" table:formula="of:=[$'28069'.D44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95]" office:value-type="float" office:value="48">
            <text:p>48</text:p>
          </table:table-cell>
          <table:table-cell table:style-name="ce92" table:formula="of:=[$'28069'.A95]" office:value-type="string" office:string-value="GPIO51/EQEP1B/MDRA/\_TZ2\_">
            <text:p>GPIO51/EQEP1B/MDRA/\_TZ2\_</text:p>
          </table:table-cell>
          <table:table-cell table:style-name="ce65" table:formula="of:=[$'28069'.D9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8]" office:value-type="float" office:value="49">
            <text:p>49</text:p>
          </table:table-cell>
          <table:table-cell table:style-name="ce92" table:formula="of:=[$'28069'.A58]" office:value-type="string" office:string-value="GPIO9/SCITXDB/ECAP3/EPWM5B">
            <text:p>GPIO9/SCITXDB/ECAP3/EPWM5B</text:p>
          </table:table-cell>
          <table:table-cell table:style-name="ce65" table:formula="of:=[$'28069'.D5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7]" office:value-type="float" office:value="50">
            <text:p>50</text:p>
          </table:table-cell>
          <table:table-cell table:style-name="ce92" table:formula="of:=[$'28069'.A77]" office:value-type="string" office:string-value="GPIO28/SCIRXDA/SDAA/\_TZ2\_">
            <text:p>GPIO28/SCIRXDA/SDAA/\_TZ2\_</text:p>
          </table:table-cell>
          <table:table-cell table:style-name="ce65" table:formula="of:=[$'28069'.D7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7]" office:value-type="float" office:value="51">
            <text:p>51</text:p>
          </table:table-cell>
          <table:table-cell table:style-name="ce92" table:formula="of:=[$'28069'.A67]" office:value-type="string" office:string-value="XCLKOUT">
            <text:p>XCLKOUT</text:p>
          </table:table-cell>
          <table:table-cell table:style-name="ce65" table:formula="of:=[$'28069'.D6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6]" office:value-type="float" office:value="52">
            <text:p>52</text:p>
          </table:table-cell>
          <table:table-cell table:style-name="ce92" table:formula="of:=[$'28069'.A66]" office:value-type="string" office:string-value="GPIO17/SPISOMIA/\_TZ3\_">
            <text:p>GPIO17/SPISOMIA/\_TZ3\_</text:p>
          </table:table-cell>
          <table:table-cell table:style-name="ce65" table:formula="of:=[$'28069'.D6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6]" office:value-type="float" office:value="53">
            <text:p>53</text:p>
          </table:table-cell>
          <table:table-cell table:style-name="ce92" table:formula="of:=[$'28069'.A96]" office:value-type="string" office:string-value="GPIO52/EQEP1S/MCLKXA/\_TZ3\_">
            <text:p>GPIO52/EQEP1S/MCLKXA/\_TZ3\_</text:p>
          </table:table-cell>
          <table:table-cell table:style-name="ce65" table:formula="of:=[$'28069'.D9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7]" office:value-type="float" office:value="54">
            <text:p>54</text:p>
          </table:table-cell>
          <table:table-cell table:style-name="ce92" table:formula="of:=[$'28069'.A57]" office:value-type="string" office:string-value="GPIO8/\_ADCSOCAO\_/EPWM5A">
            <text:p>GPIO8/\_ADCSOCAO\_/EPWM5A</text:p>
          </table:table-cell>
          <table:table-cell table:style-name="ce65" table:formula="of:=[$'28069'.D5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5]" office:value-type="float" office:value="55">
            <text:p>55</text:p>
          </table:table-cell>
          <table:table-cell table:style-name="ce92" table:formula="of:=[$'28069'.A65]" office:value-type="string" office:string-value="GPIO16/SPISIMOA/\_TZ2\_">
            <text:p>GPIO16/SPISIMOA/\_TZ2\_</text:p>
          </table:table-cell>
          <table:table-cell table:style-name="ce65" table:formula="of:=[$'28069'.D6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3]" office:value-type="float" office:value="56">
            <text:p>56</text:p>
          </table:table-cell>
          <table:table-cell table:style-name="ce92" table:formula="of:=[$'28069'.A93]" office:value-type="string" office:string-value="GPIO44/MFSRA/SCIRXDB/EPWM7B">
            <text:p>GPIO44/MFSRA/SCIRXDB/EPWM7B</text:p>
          </table:table-cell>
          <table:table-cell table:style-name="ce65" table:formula="of:=[$'28069'.D9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6]" office:value-type="float" office:value="57">
            <text:p>57</text:p>
          </table:table-cell>
          <table:table-cell table:style-name="ce92" table:formula="of:=[$'28069'.A56]" office:value-type="string" office:string-value="GPIO7/SCIRXDA/ECAP2/EPWM4B">
            <text:p>GPIO7/SCIRXDA/ECAP2/EPWM4B</text:p>
          </table:table-cell>
          <table:table-cell table:style-name="ce65" table:formula="of:=[$'28069'.D5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5]" office:value-type="float" office:value="58">
            <text:p>58</text:p>
          </table:table-cell>
          <table:table-cell table:style-name="ce92" table:formula="of:=[$'28069'.A55]" office:value-type="string" office:string-value="GPIO6/EPWMSYNCI/EPWMSYNCO/EPWM4A">
            <text:p>GPIO6/EPWMSYNCI/EPWMSYNCO/EPWM4A</text:p>
          </table:table-cell>
          <table:table-cell table:style-name="ce65" table:formula="of:=[$'28069'.D5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7]" office:value-type="float" office:value="59">
            <text:p>59</text:p>
          </table:table-cell>
          <table:table-cell table:style-name="ce96" table:formula="of:=[$'28069'.A7]" office:value-type="string" office:string-value="X2">
            <text:p>X2</text:p>
          </table:table-cell>
          <table:table-cell table:style-name="ce69" table:formula="of:=[$'28069'.D7]" office:value-type="string" office:string-value="out">
            <text:p>out</text:p>
          </table:table-cell>
          <table:table-cell table:number-columns-repeated="253"/>
        </table:table-row>
        <table:table-row table:style-name="AROW-0">
          <table:table-cell table:style-name="ce69" table:formula="of:=[$'28069'.B6]" office:value-type="float" office:value="60">
            <text:p>60</text:p>
          </table:table-cell>
          <table:table-cell table:style-name="ce96" table:formula="of:=[$'28069'.A6]" office:value-type="string" office:string-value="X1">
            <text:p>X1</text:p>
          </table:table-cell>
          <table:table-cell table:style-name="ce69" table:formula="of:=[$'28069'.D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8" table:formula="of:=[$'28069'.B38]" office:value-type="float" office:value="61">
            <text:p>61</text:p>
          </table:table-cell>
          <table:table-cell table:style-name="ce95" table:formula="of:=[$'28069'.A38]" office:value-type="string" office:string-value="VDDIO">
            <text:p>VDDIO</text:p>
          </table:table-cell>
          <table:table-cell table:style-name="ce68" table:formula="of:=[$'28069'.D38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5]" office:value-type="float" office:value="62">
            <text:p>62</text:p>
          </table:table-cell>
          <table:table-cell table:style-name="ce94" table:formula="of:=[$'28069'.A45]" office:value-type="string" office:string-value="VSS">
            <text:p>VSS</text:p>
          </table:table-cell>
          <table:table-cell table:style-name="ce67" table:formula="of:=[$'28069'.D45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2]" office:value-type="float" office:value="63">
            <text:p>63</text:p>
          </table:table-cell>
          <table:table-cell table:style-name="ce93" table:formula="of:=[$'28069'.A32]" office:value-type="string" office:string-value="VDD">
            <text:p>VDD</text:p>
          </table:table-cell>
          <table:table-cell table:style-name="ce66" table:formula="of:=[$'28069'.D32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68]" office:value-type="float" office:value="64">
            <text:p>64</text:p>
          </table:table-cell>
          <table:table-cell table:style-name="ce92" table:formula="of:=[$'28069'.A68]" office:value-type="string" office:string-value="XCLKIN">
            <text:p>XCLKIN</text:p>
          </table:table-cell>
          <table:table-cell table:style-name="ce65" table:formula="of:=[$'28069'.D6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7]" office:value-type="float" office:value="65">
            <text:p>65</text:p>
          </table:table-cell>
          <table:table-cell table:style-name="ce92" table:formula="of:=[$'28069'.A97]" office:value-type="string" office:string-value="GPIO53/EQEP1I/MFSXA">
            <text:p>GPIO53/EQEP1I/MFSXA</text:p>
          </table:table-cell>
          <table:table-cell table:style-name="ce65" table:formula="of:=[$'28069'.D9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8]" office:value-type="float" office:value="66">
            <text:p>66</text:p>
          </table:table-cell>
          <table:table-cell table:style-name="ce92" table:formula="of:=[$'28069'.A88]" office:value-type="string" office:string-value="GPIO39">
            <text:p>GPIO39</text:p>
          </table:table-cell>
          <table:table-cell table:style-name="ce65" table:formula="of:=[$'28069'.D8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7]" office:value-type="float" office:value="67">
            <text:p>67</text:p>
          </table:table-cell>
          <table:table-cell table:style-name="ce96" table:formula="of:=[$'28069'.A87]" office:value-type="string" office:string-value="TCLK">
            <text:p>TCLK</text:p>
          </table:table-cell>
          <table:table-cell table:style-name="ce69" table:formula="of:=[$'28069'.D8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3]" office:value-type="float" office:value="68">
            <text:p>68</text:p>
          </table:table-cell>
          <table:table-cell table:style-name="ce92" table:formula="of:=[$'28069'.A83]" office:value-type="string" office:string-value="GPIO34/COMP2OUT/COMP3OUT">
            <text:p>GPIO34/COMP2OUT/COMP3OUT</text:p>
          </table:table-cell>
          <table:table-cell table:style-name="ce65" table:formula="of:=[$'28069'.D8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8]" office:value-type="float" office:value="69">
            <text:p>69</text:p>
          </table:table-cell>
          <table:table-cell table:style-name="ce92" table:formula="of:=[$'28069'.A98]" office:value-type="string" office:string-value="GPIO54/SPISIMOA/EQEP2A/HRCAP1">
            <text:p>GPIO54/SPISIMOA/EQEP2A/HRCAP1</text:p>
          </table:table-cell>
          <table:table-cell table:style-name="ce65" table:formula="of:=[$'28069'.D9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6]" office:value-type="float" office:value="70">
            <text:p>70</text:p>
          </table:table-cell>
          <table:table-cell table:style-name="ce96" table:formula="of:=[$'28069'.A86]" office:value-type="string" office:string-value="TDO">
            <text:p>TDO</text:p>
          </table:table-cell>
          <table:table-cell table:style-name="ce69" table:formula="of:=[$'28069'.D8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4]" office:value-type="float" office:value="71">
            <text:p>71</text:p>
          </table:table-cell>
          <table:table-cell table:style-name="ce96" table:formula="of:=[$'28069'.A84]" office:value-type="string" office:string-value="TDI">
            <text:p>TDI</text:p>
          </table:table-cell>
          <table:table-cell table:style-name="ce69" table:formula="of:=[$'28069'.D8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5]" office:value-type="float" office:value="72">
            <text:p>72</text:p>
          </table:table-cell>
          <table:table-cell table:style-name="ce96" table:formula="of:=[$'28069'.A85]" office:value-type="string" office:string-value="TMS">
            <text:p>TMS</text:p>
          </table:table-cell>
          <table:table-cell table:style-name="ce69" table:formula="of:=[$'28069'.D8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0]" office:value-type="float" office:value="73">
            <text:p>73</text:p>
          </table:table-cell>
          <table:table-cell table:style-name="ce92" table:formula="of:=[$'28069'.A60]" office:value-type="string" office:string-value="GPIO11/SCIRXDB/ECAP1/EPWM6B">
            <text:p>GPIO11/SCIRXDB/ECAP1/EPWM6B</text:p>
          </table:table-cell>
          <table:table-cell table:style-name="ce65" table:formula="of:=[$'28069'.D6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9]" office:value-type="float" office:value="74">
            <text:p>74</text:p>
          </table:table-cell>
          <table:table-cell table:style-name="ce92" table:formula="of:=[$'28069'.A59]" office:value-type="string" office:string-value="GPIO10/\_ADCSOCBO\_/EPWM6A">
            <text:p>GPIO10/\_ADCSOCBO\_/EPWM6A</text:p>
          </table:table-cell>
          <table:table-cell table:style-name="ce65" table:formula="of:=[$'28069'.D5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9]" office:value-type="float" office:value="75">
            <text:p>75</text:p>
          </table:table-cell>
          <table:table-cell table:style-name="ce92" table:formula="of:=[$'28069'.A99]" office:value-type="string" office:string-value="GPIO55/SPISOMIA/EQEP2B/HRCAP2">
            <text:p>GPIO55/SPISOMIA/EQEP2B/HRCAP2</text:p>
          </table:table-cell>
          <table:table-cell table:style-name="ce65" table:formula="of:=[$'28069'.D9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0]" office:value-type="float" office:value="76">
            <text:p>76</text:p>
          </table:table-cell>
          <table:table-cell table:style-name="ce92" table:formula="of:=[$'28069'.A90]" office:value-type="string" office:string-value="GPIO41/EPWM7B/EPWM7B">
            <text:p>GPIO41/EPWM7B/EPWM7B</text:p>
          </table:table-cell>
          <table:table-cell table:style-name="ce65" table:formula="of:=[$'28069'.D9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6]" office:value-type="float" office:value="77">
            <text:p>77</text:p>
          </table:table-cell>
          <table:table-cell table:style-name="ce92" table:formula="of:=[$'28069'.A76]" office:value-type="string" office:string-value="GPIO27/HRCAP2/EQEP2S/\_SPISTEB\_/SDAA/USB0DM">
            <text:p>GPIO27/HRCAP2/EQEP2S/\_SPISTEB\_/SDAA/USB0DM</text:p>
          </table:table-cell>
          <table:table-cell table:style-name="ce65" table:formula="of:=[$'28069'.D7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5]" office:value-type="float" office:value="78">
            <text:p>78</text:p>
          </table:table-cell>
          <table:table-cell table:style-name="ce92" table:formula="of:=[$'28069'.A75]" office:value-type="string" office:string-value="GPIO26/ECAP3/EQEP2I/SPICLKB/USB0DP">
            <text:p>GPIO26/ECAP3/EQEP2I/SPICLKB/USB0DP</text:p>
          </table:table-cell>
          <table:table-cell table:style-name="ce65" table:formula="of:=[$'28069'.D7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8" table:formula="of:=[$'28069'.B39]" office:value-type="float" office:value="79">
            <text:p>79</text:p>
          </table:table-cell>
          <table:table-cell table:style-name="ce95" table:formula="of:=[$'28069'.A39]" office:value-type="string" office:string-value="VDDIO">
            <text:p>VDDIO</text:p>
          </table:table-cell>
          <table:table-cell table:style-name="ce68" table:formula="of:=[$'28069'.D39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6]" office:value-type="float" office:value="80">
            <text:p>80</text:p>
          </table:table-cell>
          <table:table-cell table:style-name="ce94" table:formula="of:=[$'28069'.A46]" office:value-type="string" office:string-value="VSS">
            <text:p>VSS</text:p>
          </table:table-cell>
          <table:table-cell table:style-name="ce67" table:formula="of:=[$'28069'.D46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3]" office:value-type="float" office:value="81">
            <text:p>81</text:p>
          </table:table-cell>
          <table:table-cell table:style-name="ce93" table:formula="of:=[$'28069'.A33]" office:value-type="string" office:string-value="VDD">
            <text:p>VDD</text:p>
          </table:table-cell>
          <table:table-cell table:style-name="ce66" table:formula="of:=[$'28069'.D3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89]" office:value-type="float" office:value="82">
            <text:p>82</text:p>
          </table:table-cell>
          <table:table-cell table:style-name="ce92" table:formula="of:=[$'28069'.A89]" office:value-type="string" office:string-value="GPIO40/EPWM7A/SCITXDB">
            <text:p>GPIO40/EPWM7A/SCITXDB</text:p>
          </table:table-cell>
          <table:table-cell table:style-name="ce65" table:formula="of:=[$'28069'.D8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2]" office:value-type="float" office:value="83">
            <text:p>83</text:p>
          </table:table-cell>
          <table:table-cell table:style-name="ce92" table:formula="of:=[$'28069'.A52]" office:value-type="string" office:string-value="GPIO3/SPISOMIA/COMP2OUT/EPWM2B">
            <text:p>GPIO3/SPISOMIA/COMP2OUT/EPWM2B</text:p>
          </table:table-cell>
          <table:table-cell table:style-name="ce65" table:formula="of:=[$'28069'.D5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1]" office:value-type="float" office:value="84">
            <text:p>84</text:p>
          </table:table-cell>
          <table:table-cell table:style-name="ce92" table:formula="of:=[$'28069'.A51]" office:value-type="string" office:string-value="GPIO2/EPWM2A">
            <text:p>GPIO2/EPWM2A</text:p>
          </table:table-cell>
          <table:table-cell table:style-name="ce65" table:formula="of:=[$'28069'.D5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100]" office:value-type="float" office:value="85">
            <text:p>85</text:p>
          </table:table-cell>
          <table:table-cell table:style-name="ce92" table:formula="of:=[$'28069'.A100]" office:value-type="string" office:string-value="GPIO56/SPICLKA/EQEP2I/HRCAP3">
            <text:p>GPIO56/SPICLKA/EQEP2I/HRCAP3</text:p>
          </table:table-cell>
          <table:table-cell table:style-name="ce65" table:formula="of:=[$'28069'.D10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0]" office:value-type="float" office:value="86">
            <text:p>86</text:p>
          </table:table-cell>
          <table:table-cell table:style-name="ce92" table:formula="of:=[$'28069'.A50]" office:value-type="string" office:string-value="GPIO1/COMP1OUT/EPWM1B">
            <text:p>GPIO1/COMP1OUT/EPWM1B</text:p>
          </table:table-cell>
          <table:table-cell table:style-name="ce65" table:formula="of:=[$'28069'.D5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49]" office:value-type="float" office:value="87">
            <text:p>87</text:p>
          </table:table-cell>
          <table:table-cell table:style-name="ce92" table:formula="of:=[$'28069'.A49]" office:value-type="string" office:string-value="GPIO0/EPWM1A">
            <text:p>GPIO0/EPWM1A</text:p>
          </table:table-cell>
          <table:table-cell table:style-name="ce65" table:formula="of:=[$'28069'.D4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4]" office:value-type="float" office:value="88">
            <text:p>88</text:p>
          </table:table-cell>
          <table:table-cell table:style-name="ce92" table:formula="of:=[$'28069'.A64]" office:value-type="string" office:string-value="GPIO15/ECAP2/SCIRXDB/\_SPISTEB\_">
            <text:p>GPIO15/ECAP2/SCIRXDB/\_SPISTEB\_</text:p>
          </table:table-cell>
          <table:table-cell table:style-name="ce65" table:formula="of:=[$'28069'.D6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101]" office:value-type="float" office:value="89">
            <text:p>89</text:p>
          </table:table-cell>
          <table:table-cell table:style-name="ce92" table:formula="of:=[$'28069'.A101]" office:value-type="string" office:string-value="GPIO57/\_SPISTEA\_/EQEP2S/HRCAP4">
            <text:p>GPIO57/\_SPISTEA\_/EQEP2S/HRCAP4</text:p>
          </table:table-cell>
          <table:table-cell table:style-name="ce65" table:formula="of:=[$'28069'.D10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48]" office:value-type="float" office:value="90">
            <text:p>90</text:p>
          </table:table-cell>
          <table:table-cell table:style-name="ce96" table:formula="of:=[$'28069'.A48]" office:value-type="string" office:string-value="\_VREGENZ\_">
            <text:p>\_VREGENZ\_</text:p>
          </table:table-cell>
          <table:table-cell table:style-name="ce69" table:formula="of:=[$'28069'.D48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6" table:formula="of:=[$'28069'.B34]" office:value-type="float" office:value="91">
            <text:p>91</text:p>
          </table:table-cell>
          <table:table-cell table:style-name="ce93" table:formula="of:=[$'28069'.A34]" office:value-type="string" office:string-value="VDD">
            <text:p>VDD</text:p>
          </table:table-cell>
          <table:table-cell table:style-name="ce66" table:formula="of:=[$'28069'.D34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7]" office:value-type="float" office:value="92">
            <text:p>92</text:p>
          </table:table-cell>
          <table:table-cell table:style-name="ce94" table:formula="of:=[$'28069'.A47]" office:value-type="string" office:string-value="VSS">
            <text:p>VSS</text:p>
          </table:table-cell>
          <table:table-cell table:style-name="ce67" table:formula="of:=[$'28069'.D4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40]" office:value-type="float" office:value="93">
            <text:p>93</text:p>
          </table:table-cell>
          <table:table-cell table:style-name="ce95" table:formula="of:=[$'28069'.A40]" office:value-type="string" office:string-value="VDDIO">
            <text:p>VDDIO</text:p>
          </table:table-cell>
          <table:table-cell table:style-name="ce68" table:formula="of:=[$'28069'.D40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102]" office:value-type="float" office:value="94">
            <text:p>94</text:p>
          </table:table-cell>
          <table:table-cell table:style-name="ce92" table:formula="of:=[$'28069'.A102]" office:value-type="string" office:string-value="GPIO58/MCLKRA/SCITXDB/EPWM7A">
            <text:p>GPIO58/MCLKRA/SCITXDB/EPWM7A</text:p>
          </table:table-cell>
          <table:table-cell table:style-name="ce65" table:formula="of:=[$'28069'.D10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2]" office:value-type="float" office:value="95">
            <text:p>95</text:p>
          </table:table-cell>
          <table:table-cell table:style-name="ce92" table:formula="of:=[$'28069'.A62]" office:value-type="string" office:string-value="GPIO13/\_TZ2\_/SPISOMIB">
            <text:p>GPIO13/\_TZ2\_/SPISOMIB</text:p>
          </table:table-cell>
          <table:table-cell table:style-name="ce65" table:formula="of:=[$'28069'.D6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3]" office:value-type="float" office:value="96">
            <text:p>96</text:p>
          </table:table-cell>
          <table:table-cell table:style-name="ce92" table:formula="of:=[$'28069'.A63]" office:value-type="string" office:string-value="GPIO14/\_TZ3\_/SCITXDB/SPICLKB">
            <text:p>GPIO14/\_TZ3\_/SCITXDB/SPICLKB</text:p>
          </table:table-cell>
          <table:table-cell table:style-name="ce65" table:formula="of:=[$'28069'.D6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3]" office:value-type="float" office:value="97">
            <text:p>97</text:p>
          </table:table-cell>
          <table:table-cell table:style-name="ce92" table:formula="of:=[$'28069'.A73]" office:value-type="string" office:string-value="GPIO24/ECAP1/EQEP2A/SPISIMOB">
            <text:p>GPIO24/ECAP1/EQEP2A/SPISIMOB</text:p>
          </table:table-cell>
          <table:table-cell table:style-name="ce65" table:formula="of:=[$'28069'.D7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1]" office:value-type="float" office:value="98">
            <text:p>98</text:p>
          </table:table-cell>
          <table:table-cell table:style-name="ce92" table:formula="of:=[$'28069'.A71]" office:value-type="string" office:string-value="GPIO22/EQEP1S/MCLKXA/SCITXDB">
            <text:p>GPIO22/EQEP1S/MCLKXA/SCITXDB</text:p>
          </table:table-cell>
          <table:table-cell table:style-name="ce65" table:formula="of:=[$'28069'.D7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1]" office:value-type="float" office:value="99">
            <text:p>99</text:p>
          </table:table-cell>
          <table:table-cell table:style-name="ce92" table:formula="of:=[$'28069'.A81]" office:value-type="string" office:string-value="GPIO32/SDAA/EPWMSYNCI/\_ADCSOCBO\_">
            <text:p>GPIO32/SDAA/EPWMSYNCI/\_ADCSOCBO\_</text:p>
          </table:table-cell>
          <table:table-cell table:style-name="ce65" table:formula="of:=[$'28069'.D8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2]" office:value-type="float" office:value="100">
            <text:p>100</text:p>
          </table:table-cell>
          <table:table-cell table:style-name="ce92" table:formula="of:=[$'28069'.A82]" office:value-type="string" office:string-value="GPIO33/SCLA/EPWMSYNCO/\_ADCSOCBO\_">
            <text:p>GPIO33/SCLA/EPWMSYNCO/\_ADCSOCBO\_</text:p>
          </table:table-cell>
          <table:table-cell table:style-name="ce65" table:formula="of:=[$'28069'.D82]" office:value-type="string" office:string-value="io">
            <text:p>io</text:p>
          </table:table-cell>
          <table:table-cell table:number-columns-repeated="253"/>
        </table:table-row>
        <table:table-row table:style-name="AROW-0" table:number-rows-repeated="1048475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PZP.$A$1" table:expression="#REF!"/>
          <table:named-expression table:name="Sheet_Title" table:base-cell-address="$PZP.$A$1" table:expression="&quot;data&quot;"/>
        </table:named-expressions>
      </table:table>
      <table:table table:name="28069" table:style-name="ta5">
        <office:forms form:automatic-focus="false" form:apply-design-mode="false"/>
        <table:table-column table:style-name="co7" table:default-cell-style-name="ce75"/>
        <table:table-column table:style-name="ACOL-0" table:number-columns-repeated="3" table:default-cell-style-name="ce75"/>
        <table:table-column table:style-name="co8" table:default-cell-style-name="ce75"/>
        <table:table-column table:style-name="co9" table:default-cell-style-name="ce75"/>
        <table:table-column table:style-name="co11" table:default-cell-style-name="ce75"/>
        <table:table-column table:style-name="ACOL-0" table:number-columns-repeated="249" table:default-cell-style-name="ce75"/>
        <table:table-row table:style-name="ro6">
          <table:table-cell table:style-name="ce50"/>
          <table:table-cell table:style-name="ce76" office:value-type="string">
            <text:p>PZP</text:p>
          </table:table-cell>
          <table:table-cell table:style-name="ce76" office:value-type="string">
            <text:p>PFP</text:p>
          </table:table-cell>
          <table:table-cell table:style-name="ce76" table:number-columns-repeated="3"/>
          <table:table-cell table:number-columns-repeated="250"/>
        </table:table-row>
        <table:table-row table:style-name="ro6">
          <table:table-cell table:style-name="ce51" office:value-type="string">
            <text:p>\_TRST\_</text:p>
          </table:table-cell>
          <table:table-cell table:style-name="ce77" office:value-type="float" office:value="12">
            <text:p>12</text:p>
          </table:table-cell>
          <table:table-cell table:style-name="ce77" office:value-type="float" office:value="10">
            <text:p>10</text:p>
          </table:table-cell>
          <table:table-cell table:style-name="ce77" office:value-type="string">
            <text:p>in</text:p>
          </table:table-cell>
          <table:table-cell table:style-name="ce83" office:value-type="string">
            <text:p>\_TRST\_</text:p>
          </table:table-cell>
          <table:table-cell table:style-name="ce77"/>
          <table:table-cell table:style-name="ce83"/>
          <table:table-cell table:number-columns-repeated="249"/>
        </table:table-row>
        <table:table-row table:style-name="ro6">
          <table:table-cell table:style-name="ce51" office:value-type="string">
            <text:p>VDD3VFL</text:p>
          </table:table-cell>
          <table:table-cell table:style-name="ce77" office:value-type="float" office:value="46">
            <text:p>46</text:p>
          </table:table-cell>
          <table:table-cell table:style-name="ce77" office:value-type="float" office:value="37">
            <text:p>37</text:p>
          </table:table-cell>
          <table:table-cell table:style-name="ce77" office:value-type="string">
            <text:p>pwr</text:p>
          </table:table-cell>
          <table:table-cell table:style-name="ce83" office:value-type="string">
            <text:p>VDD3VFL</text:p>
          </table:table-cell>
          <table:table-cell table:style-name="ce77"/>
          <table:table-cell table:style-name="ce83"/>
          <table:table-cell table:number-columns-repeated="249"/>
        </table:table-row>
        <table:table-row table:style-name="ro6">
          <table:table-cell table:style-name="ce52" office:value-type="string">
            <text:p>TEST2</text:p>
          </table:table-cell>
          <table:table-cell table:style-name="ce77" office:value-type="float" office:value="45">
            <text:p>45</text:p>
          </table:table-cell>
          <table:table-cell table:style-name="ce77" office:value-type="float" office:value="36">
            <text:p>36</text:p>
          </table:table-cell>
          <table:table-cell table:style-name="ce77" office:value-type="string">
            <text:p>io</text:p>
          </table:table-cell>
          <table:table-cell table:style-name="ce83" office:value-type="string">
            <text:p>TEST2</text:p>
          </table:table-cell>
          <table:table-cell table:style-name="ce77"/>
          <table:table-cell table:style-name="ce83" office:value-type="string">
            <text:p>Reserved for TI. Must be left unconnected.</text:p>
          </table:table-cell>
          <table:table-cell table:number-columns-repeated="249"/>
        </table:table-row>
        <table:table-row table:style-name="ro6">
          <table:table-cell table:style-name="ce52" office:value-type="string">
            <text:p>XCLKOUT</text:p>
          </table:table-cell>
          <table:table-cell table:style-name="ce77" office:value-type="float" office:value="51">
            <text:p>51</text:p>
          </table:table-cell>
          <table:table-cell table:style-name="ce77" office:value-type="float" office:value="41">
            <text:p>41</text:p>
          </table:table-cell>
          <table:table-cell table:style-name="ce77" office:value-type="string">
            <text:p>tri</text:p>
          </table:table-cell>
          <table:table-cell table:style-name="ce83" office:value-type="string">
            <text:p>XCLKOUT</text:p>
          </table:table-cell>
          <table:table-cell table:style-name="ce77"/>
          <table:table-cell table:style-name="ce83" office:value-type="string">
            <text:p>See GPIO18 O/Z</text:p>
          </table:table-cell>
          <table:table-cell table:number-columns-repeated="249"/>
        </table:table-row>
        <table:table-row table:style-name="ro6">
          <table:table-cell table:style-name="ce52" office:value-type="string">
            <text:p>X1</text:p>
          </table:table-cell>
          <table:table-cell table:style-name="ce77" office:value-type="float" office:value="60">
            <text:p>60</text:p>
          </table:table-cell>
          <table:table-cell table:style-name="ce77" office:value-type="float" office:value="48">
            <text:p>48</text:p>
          </table:table-cell>
          <table:table-cell table:style-name="ce77" office:value-type="string">
            <text:p>in</text:p>
          </table:table-cell>
          <table:table-cell table:style-name="ce83" office:value-type="string">
            <text:p>X1</text:p>
          </table:table-cell>
          <table:table-cell table:style-name="ce77"/>
          <table:table-cell table:style-name="ce83" office:value-type="string">
            <text:p>On-chip crystal-oscillator input.</text:p>
          </table:table-cell>
          <table:table-cell table:number-columns-repeated="249"/>
        </table:table-row>
        <table:table-row table:style-name="ro6">
          <table:table-cell table:style-name="ce51" office:value-type="string">
            <text:p>X2</text:p>
          </table:table-cell>
          <table:table-cell table:style-name="ce77" office:value-type="float" office:value="59">
            <text:p>59</text:p>
          </table:table-cell>
          <table:table-cell table:style-name="ce77" office:value-type="float" office:value="47">
            <text:p>47</text:p>
          </table:table-cell>
          <table:table-cell table:style-name="ce77" office:value-type="string">
            <text:p>out</text:p>
          </table:table-cell>
          <table:table-cell table:style-name="ce83" office:value-type="string">
            <text:p>X2</text:p>
          </table:table-cell>
          <table:table-cell table:style-name="ce77"/>
          <table:table-cell table:style-name="ce85" office:value-type="string">
            <text:p>On-chip crystal-oscillator output.</text:p>
          </table:table-cell>
          <table:table-cell table:number-columns-repeated="249"/>
        </table:table-row>
        <table:table-row table:style-name="ro6">
          <table:table-cell table:style-name="ce51" office:value-type="string">
            <text:p>\_XRS\_</text:p>
          </table:table-cell>
          <table:table-cell table:style-name="ce77" office:value-type="float" office:value="11">
            <text:p>11</text:p>
          </table:table-cell>
          <table:table-cell table:style-name="ce77" office:value-type="float" office:value="9">
            <text:p>9</text:p>
          </table:table-cell>
          <table:table-cell table:style-name="ce77" office:value-type="string">
            <text:p>oc</text:p>
          </table:table-cell>
          <table:table-cell table:style-name="ce83" office:value-type="string">
            <text:p>\_XRS\_</text:p>
          </table:table-cell>
          <table:table-cell table:style-name="ce77"/>
          <table:table-cell table:style-name="ce83" office:value-type="string">
            <text:p>Device Reset</text:p>
          </table:table-cell>
          <table:table-cell table:number-columns-repeated="249"/>
        </table:table-row>
        <table:table-row table:style-name="ro6">
          <table:table-cell table:style-name="ce53" table:formula="of:=IF([.F9]&lt;&gt;&quot;&quot;;[.E9]&amp;&quot;/&quot;&amp;[.F9];[.E9])" office:value-type="string" office:string-value="ADCINA7">
            <text:p>ADCINA7</text:p>
          </table:table-cell>
          <table:table-cell table:style-name="ce78" office:value-type="float" office:value="16">
            <text:p>16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7</text:p>
          </table:table-cell>
          <table:table-cell table:style-name="ce78"/>
          <table:table-cell table:style-name="ce86" office:value-type="string">
            <text:p>ADC Group A, Channel 7 input</text:p>
          </table:table-cell>
          <table:table-cell table:number-columns-repeated="249"/>
        </table:table-row>
        <table:table-row table:style-name="ro6">
          <table:table-cell table:style-name="ce53" table:formula="of:=IF([.F10]&lt;&gt;&quot;&quot;;[.E10]&amp;&quot;/&quot;&amp;[.F10];[.E10])" office:value-type="string" office:string-value="ADCINA6/COMP3A/AIO6">
            <text:p>ADCINA6/COMP3A/AIO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4">
            <text:p>14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A6</text:p>
          </table:table-cell>
          <table:table-cell table:style-name="ce78" office:value-type="string">
            <text:p>COMP3A/AIO6</text:p>
          </table:table-cell>
          <table:table-cell table:style-name="ce86" office:value-type="string">
            <text:p>ADC Group A, Channel 6 input</text:p>
          </table:table-cell>
          <table:table-cell table:number-columns-repeated="249"/>
        </table:table-row>
        <table:table-row table:style-name="ro6">
          <table:table-cell table:style-name="ce53" table:formula="of:=IF([.F11]&lt;&gt;&quot;&quot;;[.E11]&amp;&quot;/&quot;&amp;[.F11];[.E11])" office:value-type="string" office:string-value="ADCINA5">
            <text:p>ADCINA5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5">
            <text:p>15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5</text:p>
          </table:table-cell>
          <table:table-cell table:style-name="ce78"/>
          <table:table-cell table:style-name="ce86" office:value-type="string">
            <text:p>ADC Group A, Channel 5 input</text:p>
          </table:table-cell>
          <table:table-cell table:number-columns-repeated="249"/>
        </table:table-row>
        <table:table-row table:style-name="ro6">
          <table:table-cell table:style-name="ce53" table:formula="of:=IF([.F12]&lt;&gt;&quot;&quot;;[.E12]&amp;&quot;/&quot;&amp;[.F12];[.E12])" office:value-type="string" office:string-value="ADCINA4/COMP2A/AIO4">
            <text:p>ADCINA4/COMP2A/AIO4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16">
            <text:p>16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A4</text:p>
          </table:table-cell>
          <table:table-cell table:style-name="ce78" office:value-type="string">
            <text:p>COMP2A/AIO4</text:p>
          </table:table-cell>
          <table:table-cell table:style-name="ce86" office:value-type="string">
            <text:p>ADC Group A, Channel 4 input</text:p>
          </table:table-cell>
          <table:table-cell table:number-columns-repeated="249"/>
        </table:table-row>
        <table:table-row table:style-name="ro6">
          <table:table-cell table:style-name="ce53" table:formula="of:=IF([.F13]&lt;&gt;&quot;&quot;;[.E13]&amp;&quot;/&quot;&amp;[.F13];[.E13])" office:value-type="string" office:string-value="ADCINA3">
            <text:p>ADCINA3</text:p>
          </table:table-cell>
          <table:table-cell table:style-name="ce78" office:value-type="float" office:value="20">
            <text:p>20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3</text:p>
          </table:table-cell>
          <table:table-cell table:style-name="ce78"/>
          <table:table-cell table:style-name="ce86" office:value-type="string">
            <text:p>ADC Group A, Channel 3 input</text:p>
          </table:table-cell>
          <table:table-cell table:number-columns-repeated="249"/>
        </table:table-row>
        <table:table-row table:style-name="ro6">
          <table:table-cell table:style-name="ce53" table:formula="of:=IF([.F14]&lt;&gt;&quot;&quot;;[.E14]&amp;&quot;/&quot;&amp;[.F14];[.E14])" office:value-type="string" office:string-value="ADCINA2/COMP1A/AIO2">
            <text:p>ADCINA2/COMP1A/AIO2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17">
            <text:p>17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A2</text:p>
          </table:table-cell>
          <table:table-cell table:style-name="ce78" office:value-type="string">
            <text:p>COMP1A/AIO2</text:p>
          </table:table-cell>
          <table:table-cell table:style-name="ce86" office:value-type="string">
            <text:p>ADC Group A, Channel 2 input</text:p>
          </table:table-cell>
          <table:table-cell table:number-columns-repeated="249"/>
        </table:table-row>
        <table:table-row table:style-name="ro6">
          <table:table-cell table:style-name="ce53" table:formula="of:=IF([.F15]&lt;&gt;&quot;&quot;;[.E15]&amp;&quot;/&quot;&amp;[.F15];[.E15])" office:value-type="string" office:string-value="ADCINA1">
            <text:p>ADCINA1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18">
            <text:p>18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1</text:p>
          </table:table-cell>
          <table:table-cell table:style-name="ce78"/>
          <table:table-cell table:style-name="ce86" office:value-type="string">
            <text:p>ADC Group A, Channel 1 input</text:p>
          </table:table-cell>
          <table:table-cell table:number-columns-repeated="249"/>
        </table:table-row>
        <table:table-row table:style-name="ro6">
          <table:table-cell table:style-name="ce53" table:formula="of:=IF([.F16]&lt;&gt;&quot;&quot;;[.E16]&amp;&quot;/&quot;&amp;[.F16];[.E16])" office:value-type="string" office:string-value="ADCINA0">
            <text:p>ADCINA0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19">
            <text:p>19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0</text:p>
          </table:table-cell>
          <table:table-cell table:style-name="ce78"/>
          <table:table-cell table:style-name="ce86" office:value-type="string">
            <text:p>ADC Group A, Channel 0 input</text:p>
          </table:table-cell>
          <table:table-cell table:number-columns-repeated="249"/>
        </table:table-row>
        <table:table-row table:style-name="ro6">
          <table:table-cell table:style-name="ce53" table:formula="of:=IF([.F17]&lt;&gt;&quot;&quot;;[.E17]&amp;&quot;/&quot;&amp;[.F17];[.E17])" office:value-type="string" office:string-value="VREFHI">
            <text:p>VREFHI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19">
            <text:p>19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VREFHI</text:p>
          </table:table-cell>
          <table:table-cell table:style-name="ce78"/>
          <table:table-cell table:style-name="ce86" office:value-type="string">
            <text:p>ADC External Reference – only used when in ADC external reference mode.</text:p>
          </table:table-cell>
          <table:table-cell table:number-columns-repeated="249"/>
        </table:table-row>
        <table:table-row table:style-name="ro6">
          <table:table-cell table:style-name="ce53" table:formula="of:=IF([.F18]&lt;&gt;&quot;&quot;;[.E18]&amp;&quot;/&quot;&amp;[.F18];[.E18])" office:value-type="string" office:string-value="ADCINB7">
            <text:p>ADCINB7</text:p>
          </table:table-cell>
          <table:table-cell table:style-name="ce78" office:value-type="float" office:value="35">
            <text:p>35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7</text:p>
          </table:table-cell>
          <table:table-cell table:style-name="ce78"/>
          <table:table-cell table:style-name="ce86" office:value-type="string">
            <text:p>ADC Group B, Channel 7 input</text:p>
          </table:table-cell>
          <table:table-cell table:number-columns-repeated="249"/>
        </table:table-row>
        <table:table-row table:style-name="ro6">
          <table:table-cell table:style-name="ce53" table:formula="of:=IF([.F19]&lt;&gt;&quot;&quot;;[.E19]&amp;&quot;/&quot;&amp;[.F19];[.E19])" office:value-type="string" office:string-value="ADCINB6/COMP3B/AIO14">
            <text:p>ADCINB6/COMP3B/AIO14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27">
            <text:p>27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B6</text:p>
          </table:table-cell>
          <table:table-cell table:style-name="ce78" office:value-type="string">
            <text:p>COMP3B/AIO14</text:p>
          </table:table-cell>
          <table:table-cell table:style-name="ce86" office:value-type="string">
            <text:p>ADC Group B, Channel 6 input</text:p>
          </table:table-cell>
          <table:table-cell table:number-columns-repeated="249"/>
        </table:table-row>
        <table:table-row table:style-name="ro6">
          <table:table-cell table:style-name="ce53" table:formula="of:=IF([.F20]&lt;&gt;&quot;&quot;;[.E20]&amp;&quot;/&quot;&amp;[.F20];[.E20])" office:value-type="string" office:string-value="ADCINB5">
            <text:p>ADCINB5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26">
            <text:p>26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5</text:p>
          </table:table-cell>
          <table:table-cell table:style-name="ce78"/>
          <table:table-cell table:style-name="ce86" office:value-type="string">
            <text:p>ADC Group B, Channel 5 input</text:p>
          </table:table-cell>
          <table:table-cell table:number-columns-repeated="249"/>
        </table:table-row>
        <table:table-row table:style-name="ro6">
          <table:table-cell table:style-name="ce53" table:formula="of:=IF([.F21]&lt;&gt;&quot;&quot;;[.E21]&amp;&quot;/&quot;&amp;[.F21];[.E21])" office:value-type="string" office:string-value="ADCINB4/COMP2B/AIO12">
            <text:p>ADCINB4/COMP2B/AIO12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25">
            <text:p>25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B4</text:p>
          </table:table-cell>
          <table:table-cell table:style-name="ce78" office:value-type="string">
            <text:p>COMP2B/AIO12</text:p>
          </table:table-cell>
          <table:table-cell table:style-name="ce86" office:value-type="string">
            <text:p>ADC Group B, Channel 4 input</text:p>
          </table:table-cell>
          <table:table-cell table:number-columns-repeated="249"/>
        </table:table-row>
        <table:table-row table:style-name="ro6">
          <table:table-cell table:style-name="ce53" table:formula="of:=IF([.F22]&lt;&gt;&quot;&quot;;[.E22]&amp;&quot;/&quot;&amp;[.F22];[.E22])" office:value-type="string" office:string-value="ADCINB3">
            <text:p>ADCINB3</text:p>
          </table:table-cell>
          <table:table-cell table:style-name="ce78" office:value-type="float" office:value="31">
            <text:p>31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3</text:p>
          </table:table-cell>
          <table:table-cell table:style-name="ce78"/>
          <table:table-cell table:style-name="ce86" office:value-type="string">
            <text:p>ADC Group B, Channel 3 input</text:p>
          </table:table-cell>
          <table:table-cell table:number-columns-repeated="249"/>
        </table:table-row>
        <table:table-row table:style-name="ro6">
          <table:table-cell table:style-name="ce53" table:formula="of:=IF([.F23]&lt;&gt;&quot;&quot;;[.E23]&amp;&quot;/&quot;&amp;[.F23];[.E23])" office:value-type="string" office:string-value="ADCINB2/COMP1B/AIO10">
            <text:p>ADCINB2/COMP1B/AIO10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24">
            <text:p>24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B2</text:p>
          </table:table-cell>
          <table:table-cell table:style-name="ce78" office:value-type="string">
            <text:p>COMP1B/AIO10</text:p>
          </table:table-cell>
          <table:table-cell table:style-name="ce86" office:value-type="string">
            <text:p>ADC Group B, Channel 3 input</text:p>
          </table:table-cell>
          <table:table-cell table:number-columns-repeated="249"/>
        </table:table-row>
        <table:table-row table:style-name="ro6">
          <table:table-cell table:style-name="ce53" table:formula="of:=IF([.F24]&lt;&gt;&quot;&quot;;[.E24]&amp;&quot;/&quot;&amp;[.F24];[.E24])" office:value-type="string" office:string-value="ADCINB1">
            <text:p>ADCINB1</text:p>
          </table:table-cell>
          <table:table-cell table:style-name="ce78" office:value-type="float" office:value="29">
            <text:p>29</text:p>
          </table:table-cell>
          <table:table-cell table:style-name="ce78" office:value-type="float" office:value="23">
            <text:p>23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1</text:p>
          </table:table-cell>
          <table:table-cell table:style-name="ce78"/>
          <table:table-cell table:style-name="ce86" office:value-type="string">
            <text:p>ADC Group B, Channel 1 input</text:p>
          </table:table-cell>
          <table:table-cell table:number-columns-repeated="249"/>
        </table:table-row>
        <table:table-row table:style-name="ro6">
          <table:table-cell table:style-name="ce53" table:formula="of:=IF([.F25]&lt;&gt;&quot;&quot;;[.E25]&amp;&quot;/&quot;&amp;[.F25];[.E25])" office:value-type="string" office:string-value="ADCINB0">
            <text:p>ADCINB0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22">
            <text:p>22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0</text:p>
          </table:table-cell>
          <table:table-cell table:style-name="ce78"/>
          <table:table-cell table:style-name="ce86" office:value-type="string">
            <text:p>ADC Group B, Channel 0 input</text:p>
          </table:table-cell>
          <table:table-cell table:number-columns-repeated="249"/>
        </table:table-row>
        <table:table-row table:style-name="ro6">
          <table:table-cell table:style-name="ce53" table:formula="of:=IF([.F26]&lt;&gt;&quot;&quot;;[.E26]&amp;&quot;/&quot;&amp;[.F26];[.E26])" office:value-type="string" office:string-value="VREFLO">
            <text:p>VREFLO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21">
            <text:p>21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VREFLO</text:p>
          </table:table-cell>
          <table:table-cell table:style-name="ce78"/>
          <table:table-cell table:style-name="ce86" office:value-type="string">
            <text:p>connected to VSSA on the 80-pin PN and PFP devices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A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0">
            <text:p>20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7" office:value-type="string">
            <text:p>Analog Power Pin.</text:p>
          </table:table-cell>
          <table:table-cell table:number-columns-repeated="249"/>
        </table:table-row>
        <table:table-row table:style-name="ro6">
          <table:table-cell table:style-name="ce55" office:value-type="string">
            <text:p>VSSA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1">
            <text:p>21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88" office:value-type="string">
            <text:p>Analog Ground Pin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2">
            <text:p>2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7" office:value-type="string">
            <text:p>CPU and Logic Digital Power Pins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14">
            <text:p>14</text:p>
          </table:table-cell>
          <table:table-cell table:style-name="ce79" office:value-type="float" office:value="12">
            <text:p>12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37">
            <text:p>37</text:p>
          </table:table-cell>
          <table:table-cell table:style-name="ce79" office:value-type="float" office:value="29">
            <text:p>29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63">
            <text:p>63</text:p>
          </table:table-cell>
          <table:table-cell table:style-name="ce79" office:value-type="float" office:value="51">
            <text:p>51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81">
            <text:p>81</text:p>
          </table:table-cell>
          <table:table-cell table:style-name="ce79" office:value-type="float" office:value="65">
            <text:p>65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91">
            <text:p>91</text:p>
          </table:table-cell>
          <table:table-cell table:style-name="ce79" office:value-type="float" office:value="72">
            <text:p>72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4">
            <text:p>4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7" office:value-type="string">
            <text:p>Digital I/O and Flash Power Pin – Single Supply source when VREG is enabled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11">
            <text:p>11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38">
            <text:p>38</text:p>
          </table:table-cell>
          <table:table-cell table:style-name="ce79" office:value-type="float" office:value="30">
            <text:p>30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61">
            <text:p>61</text:p>
          </table:table-cell>
          <table:table-cell table:style-name="ce79" office:value-type="float" office:value="49">
            <text:p>49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79">
            <text:p>79</text:p>
          </table:table-cell>
          <table:table-cell table:style-name="ce79" office:value-type="float" office:value="63">
            <text:p>63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93">
            <text:p>93</text:p>
          </table:table-cell>
          <table:table-cell table:style-name="ce79" office:value-type="float" office:value="74">
            <text:p>74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 office:value-type="string">
            <text:p>Digital Ground Pins</text:p>
          </table:table-cell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13">
            <text:p>13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36">
            <text:p>36</text:p>
          </table:table-cell>
          <table:table-cell table:style-name="ce81" office:value-type="float" office:value="28">
            <text:p>28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47">
            <text:p>47</text:p>
          </table:table-cell>
          <table:table-cell table:style-name="ce81" office:value-type="float" office:value="38">
            <text:p>38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62">
            <text:p>62</text:p>
          </table:table-cell>
          <table:table-cell table:style-name="ce81" office:value-type="float" office:value="50">
            <text:p>50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80">
            <text:p>80</text:p>
          </table:table-cell>
          <table:table-cell table:style-name="ce81" office:value-type="float" office:value="64">
            <text:p>64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92">
            <text:p>92</text:p>
          </table:table-cell>
          <table:table-cell table:style-name="ce81" office:value-type="float" office:value="73">
            <text:p>73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74" office:value-type="string">
            <text:p>\_VREGENZ\_</text:p>
          </table:table-cell>
          <table:table-cell table:style-name="ce82" office:value-type="float" office:value="90">
            <text:p>90</text:p>
          </table:table-cell>
          <table:table-cell table:style-name="ce82" office:value-type="float" office:value="71">
            <text:p>71</text:p>
          </table:table-cell>
          <table:table-cell table:style-name="ce82" office:value-type="string">
            <text:p>in</text:p>
          </table:table-cell>
          <table:table-cell table:style-name="ce82" table:number-columns-repeated="2"/>
          <table:table-cell table:style-name="ce91"/>
          <table:table-cell table:number-columns-repeated="249"/>
        </table:table-row>
        <table:table-row table:style-name="ro6">
          <table:table-cell table:style-name="ce50" table:formula="of:=IF([.F49]&lt;&gt;&quot;&quot;;[.E49]&amp;&quot;/&quot;&amp;[.F49];[.E49])" office:value-type="string" office:string-value="GPIO0/EPWM1A">
            <text:p>GPIO0/EPWM1A</text:p>
          </table:table-cell>
          <table:table-cell table:style-name="ce76" office:value-type="float" office:value="87">
            <text:p>87</text:p>
          </table:table-cell>
          <table:table-cell table:style-name="ce76" office:value-type="float" office:value="69">
            <text:p>69</text:p>
          </table:table-cell>
          <table:table-cell table:style-name="ce76" office:value-type="string">
            <text:p>io</text:p>
          </table:table-cell>
          <table:table-cell office:value-type="string">
            <text:p>GPIO0/EPWM1A</text:p>
          </table:table-cell>
          <table:table-cell/>
          <table:table-cell office:value-type="string">
            <text:p>Enhanced PWM1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50]&lt;&gt;&quot;&quot;;[.E50]&amp;&quot;/&quot;&amp;[.F50];[.E50])" office:value-type="string" office:string-value="GPIO1/COMP1OUT/EPWM1B">
            <text:p>GPIO1/COMP1OUT/EPWM1B</text:p>
          </table:table-cell>
          <table:table-cell table:style-name="ce76" office:value-type="float" office:value="86">
            <text:p>86</text:p>
          </table:table-cell>
          <table:table-cell table:style-name="ce76" office:value-type="float" office:value="68">
            <text:p>68</text:p>
          </table:table-cell>
          <table:table-cell table:style-name="ce76" office:value-type="string">
            <text:p>io</text:p>
          </table:table-cell>
          <table:table-cell office:value-type="string">
            <text:p>GPIO1/COMP1OUT/EPWM1B</text:p>
          </table:table-cell>
          <table:table-cell/>
          <table:table-cell office:value-type="string">
            <text:p>Enhanced PWM1 Output B, Direct output of Comparator 1</text:p>
          </table:table-cell>
          <table:table-cell table:number-columns-repeated="249"/>
        </table:table-row>
        <table:table-row table:style-name="ro6">
          <table:table-cell table:style-name="ce50" table:formula="of:=IF([.F51]&lt;&gt;&quot;&quot;;[.E51]&amp;&quot;/&quot;&amp;[.F51];[.E51])" office:value-type="string" office:string-value="GPIO2/EPWM2A">
            <text:p>GPIO2/EPWM2A</text:p>
          </table:table-cell>
          <table:table-cell table:style-name="ce76" office:value-type="float" office:value="84">
            <text:p>84</text:p>
          </table:table-cell>
          <table:table-cell table:style-name="ce76" office:value-type="float" office:value="67">
            <text:p>67</text:p>
          </table:table-cell>
          <table:table-cell table:style-name="ce76" office:value-type="string">
            <text:p>io</text:p>
          </table:table-cell>
          <table:table-cell office:value-type="string">
            <text:p>GPIO2/EPWM2A</text:p>
          </table:table-cell>
          <table:table-cell/>
          <table:table-cell office:value-type="string">
            <text:p>Enhanced PWM2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52]&lt;&gt;&quot;&quot;;[.E52]&amp;&quot;/&quot;&amp;[.F52];[.E52])" office:value-type="string" office:string-value="GPIO3/SPISOMIA/COMP2OUT/EPWM2B">
            <text:p>GPIO3/SPISOMIA/COMP2OUT/EPWM2B</text:p>
          </table:table-cell>
          <table:table-cell table:style-name="ce76" office:value-type="float" office:value="83">
            <text:p>83</text:p>
          </table:table-cell>
          <table:table-cell table:style-name="ce76" office:value-type="float" office:value="66">
            <text:p>66</text:p>
          </table:table-cell>
          <table:table-cell table:style-name="ce76" office:value-type="string">
            <text:p>io</text:p>
          </table:table-cell>
          <table:table-cell office:value-type="string">
            <text:p>GPIO3/SPISOMIA/COMP2OUT/EPWM2B</text:p>
          </table:table-cell>
          <table:table-cell/>
          <table:table-cell office:value-type="string">
            <text:p>Enhanced PWM2 Output B, SPI-A slave out, master in, Direct output of Comparator 2</text:p>
          </table:table-cell>
          <table:table-cell table:number-columns-repeated="249"/>
        </table:table-row>
        <table:table-row table:style-name="ro6">
          <table:table-cell table:style-name="ce50" table:formula="of:=IF([.F53]&lt;&gt;&quot;&quot;;[.E53]&amp;&quot;/&quot;&amp;[.F53];[.E53])" office:value-type="string" office:string-value="GPIO4/EPWM3A">
            <text:p>GPIO4/EPWM3A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7">
            <text:p>7</text:p>
          </table:table-cell>
          <table:table-cell table:style-name="ce76" office:value-type="string">
            <text:p>io</text:p>
          </table:table-cell>
          <table:table-cell office:value-type="string">
            <text:p>GPIO4/EPWM3A</text:p>
          </table:table-cell>
          <table:table-cell/>
          <table:table-cell office:value-type="string">
            <text:p>Enhanced PWM3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54]&lt;&gt;&quot;&quot;;[.E54]&amp;&quot;/&quot;&amp;[.F54];[.E54])" office:value-type="string" office:string-value="GPIO5/SPISOMOA/ECAP1/EPWM3B">
            <text:p>GPIO5/SPISOMOA/ECAP1/EPWM3B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8">
            <text:p>8</text:p>
          </table:table-cell>
          <table:table-cell table:style-name="ce76" office:value-type="string">
            <text:p>io</text:p>
          </table:table-cell>
          <table:table-cell office:value-type="string">
            <text:p>GPIO5/SPISOMOA/ECAP1/EPWM3B</text:p>
          </table:table-cell>
          <table:table-cell/>
          <table:table-cell office:value-type="string">
            <text:p>Enhanced PWM3 output B, SPI-A slave in, master out, Enhanced Capture input/output 1</text:p>
          </table:table-cell>
          <table:table-cell table:number-columns-repeated="249"/>
        </table:table-row>
        <table:table-row table:style-name="ro6">
          <table:table-cell table:style-name="ce50" table:formula="of:=IF([.F55]&lt;&gt;&quot;&quot;;[.E55]&amp;&quot;/&quot;&amp;[.F55];[.E55])" office:value-type="string" office:string-value="GPIO6/EPWMSYNCI/EPWMSYNCO/EPWM4A">
            <text:p>GPIO6/EPWMSYNCI/EPWMSYNCO/EPWM4A</text:p>
          </table:table-cell>
          <table:table-cell table:style-name="ce76" office:value-type="float" office:value="58">
            <text:p>58</text:p>
          </table:table-cell>
          <table:table-cell table:style-name="ce76" office:value-type="float" office:value="46">
            <text:p>46</text:p>
          </table:table-cell>
          <table:table-cell table:style-name="ce76" office:value-type="string">
            <text:p>io</text:p>
          </table:table-cell>
          <table:table-cell office:value-type="string">
            <text:p>GPIO6/EPWMSYNCI/EPWMSYNCO/EPWM4A</text:p>
          </table:table-cell>
          <table:table-cell/>
          <table:table-cell office:value-type="string">
            <text:p>Enhanced PWM4 output A and HRPWM channel, External ePWM sync pulse input/output</text:p>
          </table:table-cell>
          <table:table-cell table:number-columns-repeated="249"/>
        </table:table-row>
        <table:table-row table:style-name="ro6">
          <table:table-cell table:style-name="ce50" table:formula="of:=IF([.F56]&lt;&gt;&quot;&quot;;[.E56]&amp;&quot;/&quot;&amp;[.F56];[.E56])" office:value-type="string" office:string-value="GPIO7/SCIRXDA/ECAP2/EPWM4B">
            <text:p>GPIO7/SCIRXDA/ECAP2/EPWM4B</text:p>
          </table:table-cell>
          <table:table-cell table:style-name="ce76" office:value-type="float" office:value="57">
            <text:p>57</text:p>
          </table:table-cell>
          <table:table-cell table:style-name="ce76" office:value-type="float" office:value="45">
            <text:p>45</text:p>
          </table:table-cell>
          <table:table-cell table:style-name="ce76" office:value-type="string">
            <text:p>io</text:p>
          </table:table-cell>
          <table:table-cell office:value-type="string">
            <text:p>GPIO7/SCIRXDA/ECAP2/EPWM4B</text:p>
          </table:table-cell>
          <table:table-cell/>
          <table:table-cell office:value-type="string">
            <text:p>Enhanced PWM4 output B, SCI-A receive data, Enhanced Capture input/output 2</text:p>
          </table:table-cell>
          <table:table-cell table:number-columns-repeated="249"/>
        </table:table-row>
        <table:table-row table:style-name="ro6">
          <table:table-cell table:style-name="ce50" table:formula="of:=IF([.F57]&lt;&gt;&quot;&quot;;[.E57]&amp;&quot;/&quot;&amp;[.F57];[.E57])" office:value-type="string" office:string-value="GPIO8/\_ADCSOCAO\_/EPWM5A">
            <text:p>GPIO8/\_ADCSOCAO\_/EPWM5A</text:p>
          </table:table-cell>
          <table:table-cell table:style-name="ce76" office:value-type="float" office:value="54">
            <text:p>54</text:p>
          </table:table-cell>
          <table:table-cell table:style-name="ce76" office:value-type="float" office:value="43">
            <text:p>43</text:p>
          </table:table-cell>
          <table:table-cell table:style-name="ce76" office:value-type="string">
            <text:p>io</text:p>
          </table:table-cell>
          <table:table-cell office:value-type="string">
            <text:p>GPIO8/\_ADCSOCAO\_/EPWM5A</text:p>
          </table:table-cell>
          <table:table-cell/>
          <table:table-cell office:value-type="string">
            <text:p>Enhanced PWM5 output A and HRPWM channel, ADC start-of-conversion A</text:p>
          </table:table-cell>
          <table:table-cell table:number-columns-repeated="249"/>
        </table:table-row>
        <table:table-row table:style-name="ro6">
          <table:table-cell table:style-name="ce50" table:formula="of:=IF([.F58]&lt;&gt;&quot;&quot;;[.E58]&amp;&quot;/&quot;&amp;[.F58];[.E58])" office:value-type="string" office:string-value="GPIO9/SCITXDB/ECAP3/EPWM5B">
            <text:p>GPIO9/SCITXDB/ECAP3/EPWM5B</text:p>
          </table:table-cell>
          <table:table-cell table:style-name="ce76" office:value-type="float" office:value="49">
            <text:p>49</text:p>
          </table:table-cell>
          <table:table-cell table:style-name="ce76" office:value-type="float" office:value="39">
            <text:p>39</text:p>
          </table:table-cell>
          <table:table-cell table:style-name="ce76" office:value-type="string">
            <text:p>io</text:p>
          </table:table-cell>
          <table:table-cell office:value-type="string">
            <text:p>GPIO9/SCITXDB/ECAP3/EPWM5B</text:p>
          </table:table-cell>
          <table:table-cell/>
          <table:table-cell office:value-type="string">
            <text:p>Enhanced PWM5 output B, SCI-B transmit data, Enhanced Capture input/output 3</text:p>
          </table:table-cell>
          <table:table-cell table:number-columns-repeated="249"/>
        </table:table-row>
        <table:table-row table:style-name="ro6">
          <table:table-cell table:style-name="ce50" table:formula="of:=IF([.F59]&lt;&gt;&quot;&quot;;[.E59]&amp;&quot;/&quot;&amp;[.F59];[.E59])" office:value-type="string" office:string-value="GPIO10/\_ADCSOCBO\_/EPWM6A">
            <text:p>GPIO10/\_ADCSOCBO\_/EPWM6A</text:p>
          </table:table-cell>
          <table:table-cell table:style-name="ce76" office:value-type="float" office:value="74">
            <text:p>74</text:p>
          </table:table-cell>
          <table:table-cell table:style-name="ce76" office:value-type="float" office:value="60">
            <text:p>60</text:p>
          </table:table-cell>
          <table:table-cell table:style-name="ce76" office:value-type="string">
            <text:p>io</text:p>
          </table:table-cell>
          <table:table-cell office:value-type="string">
            <text:p>GPIO10/\_ADCSOCBO\_/EPWM6A</text:p>
          </table:table-cell>
          <table:table-cell/>
          <table:table-cell office:value-type="string">
            <text:p>Enhanced PWM6 output A and HRPWM channel, ADC start-of-conversion B</text:p>
          </table:table-cell>
          <table:table-cell table:number-columns-repeated="249"/>
        </table:table-row>
        <table:table-row table:style-name="ro6">
          <table:table-cell table:style-name="ce50" table:formula="of:=IF([.F60]&lt;&gt;&quot;&quot;;[.E60]&amp;&quot;/&quot;&amp;[.F60];[.E60])" office:value-type="string" office:string-value="GPIO11/SCIRXDB/ECAP1/EPWM6B">
            <text:p>GPIO11/SCIRXDB/ECAP1/EPWM6B</text:p>
          </table:table-cell>
          <table:table-cell table:style-name="ce76" office:value-type="float" office:value="73">
            <text:p>73</text:p>
          </table:table-cell>
          <table:table-cell table:style-name="ce76" office:value-type="float" office:value="59">
            <text:p>59</text:p>
          </table:table-cell>
          <table:table-cell table:style-name="ce76" office:value-type="string">
            <text:p>io</text:p>
          </table:table-cell>
          <table:table-cell office:value-type="string">
            <text:p>GPIO11/SCIRXDB/ECAP1/EPWM6B</text:p>
          </table:table-cell>
          <table:table-cell/>
          <table:table-cell office:value-type="string">
            <text:p>Enhanced PWM6 output B, SCI-B receive data Enhanced Capture input/output 1</text:p>
          </table:table-cell>
          <table:table-cell table:number-columns-repeated="249"/>
        </table:table-row>
        <table:table-row table:style-name="ro6">
          <table:table-cell table:style-name="ce50" table:formula="of:=IF([.F61]&lt;&gt;&quot;&quot;;[.E61]&amp;&quot;/&quot;&amp;[.F61];[.E61])" office:value-type="string" office:string-value="GPIO12/\_TZ1\_/SCITXDA/SPISIMOB">
            <text:p>GPIO12/\_TZ1\_/SCITXDA/SPISIMOB</text:p>
          </table:table-cell>
          <table:table-cell table:style-name="ce76" office:value-type="float" office:value="44">
            <text:p>44</text:p>
          </table:table-cell>
          <table:table-cell table:style-name="ce76" office:value-type="float" office:value="35">
            <text:p>35</text:p>
          </table:table-cell>
          <table:table-cell table:style-name="ce76" office:value-type="string">
            <text:p>io</text:p>
          </table:table-cell>
          <table:table-cell office:value-type="string">
            <text:p>GPIO12/\_TZ1\_/SCITXDA/SPISIMOB</text:p>
          </table:table-cell>
          <table:table-cell/>
          <table:table-cell office:value-type="string">
            <text:p>Trip Zone input 1, SCI-A transmit data, SPI-B slave in, master out</text:p>
          </table:table-cell>
          <table:table-cell table:number-columns-repeated="249"/>
        </table:table-row>
        <table:table-row table:style-name="ro6">
          <table:table-cell table:style-name="ce50" table:formula="of:=IF([.F62]&lt;&gt;&quot;&quot;;[.E62]&amp;&quot;/&quot;&amp;[.F62];[.E62])" office:value-type="string" office:string-value="GPIO13/\_TZ2\_/SPISOMIB">
            <text:p>GPIO13/\_TZ2\_/SPISOMIB</text:p>
          </table:table-cell>
          <table:table-cell table:style-name="ce76" office:value-type="float" office:value="95">
            <text:p>95</text:p>
          </table:table-cell>
          <table:table-cell table:style-name="ce76" office:value-type="float" office:value="75">
            <text:p>75</text:p>
          </table:table-cell>
          <table:table-cell table:style-name="ce76" office:value-type="string">
            <text:p>io</text:p>
          </table:table-cell>
          <table:table-cell office:value-type="string">
            <text:p>GPIO13/\_TZ2\_/SPISOMIB</text:p>
          </table:table-cell>
          <table:table-cell/>
          <table:table-cell office:value-type="string">
            <text:p>Trip Zone input 2, SPI-B slave out, master in</text:p>
          </table:table-cell>
          <table:table-cell table:number-columns-repeated="249"/>
        </table:table-row>
        <table:table-row table:style-name="ro6">
          <table:table-cell table:style-name="ce50" table:formula="of:=IF([.F63]&lt;&gt;&quot;&quot;;[.E63]&amp;&quot;/&quot;&amp;[.F63];[.E63])" office:value-type="string" office:string-value="GPIO14/\_TZ3\_/SCITXDB/SPICLKB">
            <text:p>GPIO14/\_TZ3\_/SCITXDB/SPICLKB</text:p>
          </table:table-cell>
          <table:table-cell table:style-name="ce76" office:value-type="float" office:value="96">
            <text:p>96</text:p>
          </table:table-cell>
          <table:table-cell table:style-name="ce76" office:value-type="float" office:value="76">
            <text:p>76</text:p>
          </table:table-cell>
          <table:table-cell table:style-name="ce76" office:value-type="string">
            <text:p>io</text:p>
          </table:table-cell>
          <table:table-cell office:value-type="string">
            <text:p>GPIO14/\_TZ3\_/SCITXDB/SPICLKB</text:p>
          </table:table-cell>
          <table:table-cell/>
          <table:table-cell office:value-type="string">
            <text:p>Trip zone input 3/SCI-B transmit data/SPI-B clock input/output</text:p>
          </table:table-cell>
          <table:table-cell table:number-columns-repeated="249"/>
        </table:table-row>
        <table:table-row table:style-name="ro6">
          <table:table-cell table:style-name="ce50" table:formula="of:=IF([.F64]&lt;&gt;&quot;&quot;;[.E64]&amp;&quot;/&quot;&amp;[.F64];[.E64])" office:value-type="string" office:string-value="GPIO15/ECAP2/SCIRXDB/\_SPISTEB\_">
            <text:p>GPIO15/ECAP2/SCIRXDB/\_SPISTEB\_</text:p>
          </table:table-cell>
          <table:table-cell table:style-name="ce76" office:value-type="float" office:value="88">
            <text:p>88</text:p>
          </table:table-cell>
          <table:table-cell table:style-name="ce76" office:value-type="float" office:value="70">
            <text:p>70</text:p>
          </table:table-cell>
          <table:table-cell table:style-name="ce76" office:value-type="string">
            <text:p>io</text:p>
          </table:table-cell>
          <table:table-cell office:value-type="string">
            <text:p>GPIO15/ECAP2/SCIRXDB/\_SPISTEB\_</text:p>
          </table:table-cell>
          <table:table-cell/>
          <table:table-cell office:value-type="string">
            <text:p>Enhanced Capture input/output 2/SCI-B receive data/SPI-B slave transmit enable input/output</text:p>
          </table:table-cell>
          <table:table-cell table:number-columns-repeated="249"/>
        </table:table-row>
        <table:table-row table:style-name="ro6">
          <table:table-cell table:style-name="ce50" table:formula="of:=IF([.F65]&lt;&gt;&quot;&quot;;[.E65]&amp;&quot;/&quot;&amp;[.F65];[.E65])" office:value-type="string" office:string-value="GPIO16/SPISIMOA/\_TZ2\_">
            <text:p>GPIO16/SPISIMOA/\_TZ2\_</text:p>
          </table:table-cell>
          <table:table-cell table:style-name="ce76" office:value-type="float" office:value="55">
            <text:p>55</text:p>
          </table:table-cell>
          <table:table-cell table:style-name="ce76" office:value-type="float" office:value="44">
            <text:p>44</text:p>
          </table:table-cell>
          <table:table-cell table:style-name="ce76" office:value-type="string">
            <text:p>io</text:p>
          </table:table-cell>
          <table:table-cell office:value-type="string">
            <text:p>GPIO16/SPISIMOA/\_TZ2\_</text:p>
          </table:table-cell>
          <table:table-cell/>
          <table:table-cell office:value-type="string">
            <text:p>SPI-A slave in, master out/Trip Zone input 2</text:p>
          </table:table-cell>
          <table:table-cell table:number-columns-repeated="249"/>
        </table:table-row>
        <table:table-row table:style-name="ro6">
          <table:table-cell table:style-name="ce50" table:formula="of:=IF([.F66]&lt;&gt;&quot;&quot;;[.E66]&amp;&quot;/&quot;&amp;[.F66];[.E66])" office:value-type="string" office:string-value="GPIO17/SPISOMIA/\_TZ3\_">
            <text:p>GPIO17/SPISOMIA/\_TZ3\_</text:p>
          </table:table-cell>
          <table:table-cell table:style-name="ce76" office:value-type="float" office:value="52">
            <text:p>52</text:p>
          </table:table-cell>
          <table:table-cell table:style-name="ce76" office:value-type="float" office:value="42">
            <text:p>42</text:p>
          </table:table-cell>
          <table:table-cell table:style-name="ce76" office:value-type="string">
            <text:p>io</text:p>
          </table:table-cell>
          <table:table-cell office:value-type="string">
            <text:p>GPIO17/SPISOMIA/\_TZ3\_</text:p>
          </table:table-cell>
          <table:table-cell/>
          <table:table-cell office:value-type="string">
            <text:p>SPI-A slave out, master in, Trip zone input 3</text:p>
          </table:table-cell>
          <table:table-cell table:number-columns-repeated="249"/>
        </table:table-row>
        <table:table-row table:style-name="ro6">
          <table:table-cell table:style-name="ce50" table:formula="of:=[.E67]" office:value-type="string" office:string-value="XCLKOUT">
            <text:p>XCLKOUT</text:p>
          </table:table-cell>
          <table:table-cell table:style-name="ce76" office:value-type="float" office:value="51">
            <text:p>51</text:p>
          </table:table-cell>
          <table:table-cell table:style-name="ce76" office:value-type="float" office:value="41">
            <text:p>41</text:p>
          </table:table-cell>
          <table:table-cell table:style-name="ce76" office:value-type="string">
            <text:p>io</text:p>
          </table:table-cell>
          <table:table-cell office:value-type="string">
            <text:p>XCLKOUT</text:p>
          </table:table-cell>
          <table:table-cell office:value-type="string">
            <text:p>GPIO18/SPICLKA/SCITXDB</text:p>
          </table:table-cell>
          <table:table-cell office:value-type="string">
            <text:p>SPI-A clock input/output, SCI-B transmit data, Output clock derived from SYSCLKOUT.</text:p>
          </table:table-cell>
          <table:table-cell table:number-columns-repeated="249"/>
        </table:table-row>
        <table:table-row table:style-name="ro6">
          <table:table-cell table:style-name="ce50" table:formula="of:=[.E68]" office:value-type="string" office:string-value="XCLKIN">
            <text:p>XCLKIN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52">
            <text:p>52</text:p>
          </table:table-cell>
          <table:table-cell table:style-name="ce76" office:value-type="string">
            <text:p>io</text:p>
          </table:table-cell>
          <table:table-cell table:style-name="ce84" office:value-type="string">
            <text:p>XCLKIN</text:p>
          </table:table-cell>
          <table:table-cell office:value-type="string">
            <text:p>GPIO19/\_SPISTEA\_/SCIRXDB/ECAP1</text:p>
          </table:table-cell>
          <table:table-cell office:value-type="string">
            <text:p>External Oscillator Input, SPI-A slave transmit enable input/output, SCI-B, Enhanced Capture input/output 1 receive data</text:p>
          </table:table-cell>
          <table:table-cell table:number-columns-repeated="249"/>
        </table:table-row>
        <table:table-row table:style-name="ro6">
          <table:table-cell table:style-name="ce50" table:formula="of:=IF([.F69]&lt;&gt;&quot;&quot;;[.E69]&amp;&quot;/&quot;&amp;[.F69];[.E69])" office:value-type="string" office:string-value="GPIO20/EQEP1A/MDXA/COMP1OUT">
            <text:p>GPIO20/EQEP1A/MDXA/COMP1OUT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5">
            <text:p>5</text:p>
          </table:table-cell>
          <table:table-cell table:style-name="ce76" office:value-type="string">
            <text:p>io</text:p>
          </table:table-cell>
          <table:table-cell office:value-type="string">
            <text:p>GPIO20/EQEP1A/MDXA/COMP1OUT</text:p>
          </table:table-cell>
          <table:table-cell/>
          <table:table-cell office:value-type="string">
            <text:p>Enhanced QEP1 input A, McBSP transmit serial data, Direct output of Comparator 1</text:p>
          </table:table-cell>
          <table:table-cell table:number-columns-repeated="249"/>
        </table:table-row>
        <table:table-row table:style-name="ro6">
          <table:table-cell table:style-name="ce50" table:formula="of:=IF([.F70]&lt;&gt;&quot;&quot;;[.E70]&amp;&quot;/&quot;&amp;[.F70];[.E70])" office:value-type="string" office:string-value="GPIO21/EQEP1B/MDRA/COMP2OUT">
            <text:p>GPIO21/EQEP1B/MDRA/COMP2OUT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6">
            <text:p>6</text:p>
          </table:table-cell>
          <table:table-cell table:style-name="ce76" office:value-type="string">
            <text:p>io</text:p>
          </table:table-cell>
          <table:table-cell office:value-type="string">
            <text:p>GPIO21/EQEP1B/MDRA/COMP2OUT</text:p>
          </table:table-cell>
          <table:table-cell/>
          <table:table-cell office:value-type="string">
            <text:p>Enhanced QEP1 input B, McBSP receive serial data, Direct output of Comparator 2</text:p>
          </table:table-cell>
          <table:table-cell table:number-columns-repeated="249"/>
        </table:table-row>
        <table:table-row table:style-name="ro6">
          <table:table-cell table:style-name="ce50" table:formula="of:=IF([.F71]&lt;&gt;&quot;&quot;;[.E71]&amp;&quot;/&quot;&amp;[.F71];[.E71])" office:value-type="string" office:string-value="GPIO22/EQEP1S/MCLKXA/SCITXDB">
            <text:p>GPIO22/EQEP1S/MCLKXA/SCITXDB</text:p>
          </table:table-cell>
          <table:table-cell table:style-name="ce76" office:value-type="float" office:value="98">
            <text:p>98</text:p>
          </table:table-cell>
          <table:table-cell table:style-name="ce76" office:value-type="float" office:value="78">
            <text:p>78</text:p>
          </table:table-cell>
          <table:table-cell table:style-name="ce76" office:value-type="string">
            <text:p>io</text:p>
          </table:table-cell>
          <table:table-cell office:value-type="string">
            <text:p>GPIO22/EQEP1S/MCLKXA/SCITXDB</text:p>
          </table:table-cell>
          <table:table-cell/>
          <table:table-cell office:value-type="string">
            <text:p>Enhanced QEP1 strobe, McBSP transmit clock, SCI-B transmit data</text:p>
          </table:table-cell>
          <table:table-cell table:number-columns-repeated="249"/>
        </table:table-row>
        <table:table-row table:style-name="ro6">
          <table:table-cell table:style-name="ce50" table:formula="of:=IF([.F72]&lt;&gt;&quot;&quot;;[.E72]&amp;&quot;/&quot;&amp;[.F72];[.E72])" office:value-type="string" office:string-value="GPIO23/EQEP1I/MFSXA/SCIRXDB">
            <text:p>GPIO23/EQEP1I/MFSXA/SCIRXDB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io</text:p>
          </table:table-cell>
          <table:table-cell office:value-type="string">
            <text:p>GPIO23/EQEP1I/MFSXA/SCIRXDB</text:p>
          </table:table-cell>
          <table:table-cell/>
          <table:table-cell office:value-type="string">
            <text:p>Enhanced QEP1 index, McBSP transmit frame synch, SCI-B receive data</text:p>
          </table:table-cell>
          <table:table-cell table:number-columns-repeated="249"/>
        </table:table-row>
        <table:table-row table:style-name="ro6">
          <table:table-cell table:style-name="ce50" table:formula="of:=IF([.F73]&lt;&gt;&quot;&quot;;[.E73]&amp;&quot;/&quot;&amp;[.F73];[.E73])" office:value-type="string" office:string-value="GPIO24/ECAP1/EQEP2A/SPISIMOB">
            <text:p>GPIO24/ECAP1/EQEP2A/SPISIMOB</text:p>
          </table:table-cell>
          <table:table-cell table:style-name="ce76" office:value-type="float" office:value="97">
            <text:p>97</text:p>
          </table:table-cell>
          <table:table-cell table:style-name="ce76" office:value-type="float" office:value="77">
            <text:p>77</text:p>
          </table:table-cell>
          <table:table-cell table:style-name="ce76" office:value-type="string">
            <text:p>io</text:p>
          </table:table-cell>
          <table:table-cell office:value-type="string">
            <text:p>GPIO24/ECAP1/EQEP2A/SPISIMOB</text:p>
          </table:table-cell>
          <table:table-cell/>
          <table:table-cell office:value-type="string">
            <text:p>Enhanced Capture input/output 1, Enhanced QEP2 input A (PZP ONLY), , SPI-B slave in, master out</text:p>
          </table:table-cell>
          <table:table-cell table:number-columns-repeated="249"/>
        </table:table-row>
        <table:table-row table:style-name="ro6">
          <table:table-cell table:style-name="ce50" table:formula="of:=IF([.F74]&lt;&gt;&quot;&quot;;[.E74]&amp;&quot;/&quot;&amp;[.F74];[.E74])" office:value-type="string" office:string-value="GPIO25/ECAP2/EQEP2B/SPISOMIB">
            <text:p>GPIO25/ECAP2/EQEP2B/SPISOMIB</text:p>
          </table:table-cell>
          <table:table-cell table:style-name="ce76" office:value-type="float" office:value="39">
            <text:p>39</text:p>
          </table:table-cell>
          <table:table-cell table:style-name="ce76" office:value-type="float" office:value="31">
            <text:p>31</text:p>
          </table:table-cell>
          <table:table-cell table:style-name="ce76" office:value-type="string">
            <text:p>io</text:p>
          </table:table-cell>
          <table:table-cell office:value-type="string">
            <text:p>GPIO25/ECAP2/EQEP2B/SPISOMIB</text:p>
          </table:table-cell>
          <table:table-cell/>
          <table:table-cell office:value-type="string">
            <text:p>Enhanced Capture input/output 2, Enhanced QEP2 input B (PZP ONLY), spi-b Slace out, master in</text:p>
          </table:table-cell>
          <table:table-cell table:number-columns-repeated="249"/>
        </table:table-row>
        <table:table-row table:style-name="ro6">
          <table:table-cell table:style-name="ce50" table:formula="of:=IF([.F75]&lt;&gt;&quot;&quot;;[.E75]&amp;&quot;/&quot;&amp;[.F75];[.E75])" office:value-type="string" office:string-value="GPIO26/ECAP3/EQEP2I/SPICLKB/USB0DP">
            <text:p>GPIO26/ECAP3/EQEP2I/SPICLKB/USB0DP</text:p>
          </table:table-cell>
          <table:table-cell table:style-name="ce76" office:value-type="float" office:value="78">
            <text:p>78</text:p>
          </table:table-cell>
          <table:table-cell table:style-name="ce76" office:value-type="float" office:value="62">
            <text:p>62</text:p>
          </table:table-cell>
          <table:table-cell table:style-name="ce76" office:value-type="string">
            <text:p>io</text:p>
          </table:table-cell>
          <table:table-cell office:value-type="string">
            <text:p>GPIO26/ECAP3/EQEP2I/SPICLKB/USB0DP</text:p>
          </table:table-cell>
          <table:table-cell/>
          <table:table-cell office:value-type="string">
            <text:p>Enhanced Capture input/output 3, SPI-B clock input/output, USB+</text:p>
          </table:table-cell>
          <table:table-cell table:number-columns-repeated="249"/>
        </table:table-row>
        <table:table-row table:style-name="ro6">
          <table:table-cell table:style-name="ce50" table:formula="of:=IF([.F76]&lt;&gt;&quot;&quot;;[.E76]&amp;&quot;/&quot;&amp;[.F76];[.E76])" office:value-type="string" office:string-value="GPIO27/HRCAP2/EQEP2S/\_SPISTEB\_/SDAA/USB0DM">
            <text:p>GPIO27/HRCAP2/EQEP2S/\_SPISTEB\_/SDAA/USB0DM</text:p>
          </table:table-cell>
          <table:table-cell table:style-name="ce76" office:value-type="float" office:value="77">
            <text:p>77</text:p>
          </table:table-cell>
          <table:table-cell table:style-name="ce76" office:value-type="float" office:value="61">
            <text:p>61</text:p>
          </table:table-cell>
          <table:table-cell table:style-name="ce76" office:value-type="string">
            <text:p>io</text:p>
          </table:table-cell>
          <table:table-cell office:value-type="string">
            <text:p>GPIO27/HRCAP2/EQEP2S/\_SPISTEB\_/SDAA/USB0DM</text:p>
          </table:table-cell>
          <table:table-cell/>
          <table:table-cell office:value-type="string">
            <text:p>High-Resolution Input Capture 2, SPI-B slave transmit enable input/output, USB-</text:p>
          </table:table-cell>
          <table:table-cell table:number-columns-repeated="249"/>
        </table:table-row>
        <table:table-row table:style-name="ro6">
          <table:table-cell table:style-name="ce50" table:formula="of:=IF([.F77]&lt;&gt;&quot;&quot;;[.E77]&amp;&quot;/&quot;&amp;[.F77];[.E77])" office:value-type="string" office:string-value="GPIO28/SCIRXDA/SDAA/\_TZ2\_">
            <text:p>GPIO28/SCIRXDA/SDAA/\_TZ2\_</text:p>
          </table:table-cell>
          <table:table-cell table:style-name="ce76" office:value-type="float" office:value="50">
            <text:p>50</text:p>
          </table:table-cell>
          <table:table-cell table:style-name="ce76" office:value-type="float" office:value="40">
            <text:p>40</text:p>
          </table:table-cell>
          <table:table-cell table:style-name="ce76" office:value-type="string">
            <text:p>io</text:p>
          </table:table-cell>
          <table:table-cell office:value-type="string">
            <text:p>GPIO28/SCIRXDA/SDAA/\_TZ2\_</text:p>
          </table:table-cell>
          <table:table-cell/>
          <table:table-cell office:value-type="string">
            <text:p>SCI-A receive data. I2C data open-drain bidirectional port, Trip zone input 2</text:p>
          </table:table-cell>
          <table:table-cell table:number-columns-repeated="249"/>
        </table:table-row>
        <table:table-row table:style-name="ro6">
          <table:table-cell table:style-name="ce50" table:formula="of:=IF([.F78]&lt;&gt;&quot;&quot;;[.E78]&amp;&quot;/&quot;&amp;[.F78];[.E78])" office:value-type="string" office:string-value="GPIO29/SCITXDA/SCLA/\_TZ3\_">
            <text:p>GPIO29/SCITXDA/SCLA/\_TZ3\_</text:p>
          </table:table-cell>
          <table:table-cell table:style-name="ce76" office:value-type="float" office:value="43">
            <text:p>43</text:p>
          </table:table-cell>
          <table:table-cell table:style-name="ce76" office:value-type="float" office:value="34">
            <text:p>34</text:p>
          </table:table-cell>
          <table:table-cell table:style-name="ce76" office:value-type="string">
            <text:p>io</text:p>
          </table:table-cell>
          <table:table-cell office:value-type="string">
            <text:p>GPIO29/SCITXDA/SCLA/\_TZ3\_</text:p>
          </table:table-cell>
          <table:table-cell/>
          <table:table-cell office:value-type="string">
            <text:p>SCI-A transmit data, I2C clock open-drain bidirectional port, Trip zone input 3</text:p>
          </table:table-cell>
          <table:table-cell table:number-columns-repeated="249"/>
        </table:table-row>
        <table:table-row table:style-name="ro6">
          <table:table-cell table:style-name="ce50" table:formula="of:=IF([.F79]&lt;&gt;&quot;&quot;;[.E79]&amp;&quot;/&quot;&amp;[.F79];[.E79])" office:value-type="string" office:string-value="GPIO30/EPWM7A/CANRXA/CANRXA">
            <text:p>GPIO30/EPWM7A/CANRXA/CANRXA</text:p>
          </table:table-cell>
          <table:table-cell table:style-name="ce76" office:value-type="float" office:value="41">
            <text:p>41</text:p>
          </table:table-cell>
          <table:table-cell table:style-name="ce76" office:value-type="float" office:value="44">
            <text:p>44</text:p>
          </table:table-cell>
          <table:table-cell table:style-name="ce76" office:value-type="string">
            <text:p>io</text:p>
          </table:table-cell>
          <table:table-cell office:value-type="string">
            <text:p>GPIO30/EPWM7A/CANRXA/CANRXA</text:p>
          </table:table-cell>
          <table:table-cell table:style-name="ce76"/>
          <table:table-cell office:value-type="string">
            <text:p>CAN receive, Enhanced QEP2 index (PZP only), Enhanced PWM7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80]&lt;&gt;&quot;&quot;;[.E80]&amp;&quot;/&quot;&amp;[.F80];[.E80])" office:value-type="string" office:string-value="GPIO31/EPWM8A/CANTXA/EQEP2S">
            <text:p>GPIO31/EPWM8A/CANTXA/EQEP2S</text:p>
          </table:table-cell>
          <table:table-cell table:style-name="ce76" office:value-type="float" office:value="40">
            <text:p>40</text:p>
          </table:table-cell>
          <table:table-cell table:style-name="ce76" office:value-type="float" office:value="32">
            <text:p>32</text:p>
          </table:table-cell>
          <table:table-cell table:style-name="ce76" office:value-type="string">
            <text:p>io</text:p>
          </table:table-cell>
          <table:table-cell office:value-type="string">
            <text:p>GPIO31/EPWM8A/CANTXA/EQEP2S</text:p>
          </table:table-cell>
          <table:table-cell table:style-name="ce76"/>
          <table:table-cell office:value-type="string">
            <text:p>CAN transmit, Enhanced PWM8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81]&lt;&gt;&quot;&quot;;[.E81]&amp;&quot;/&quot;&amp;[.F81];[.E81])" office:value-type="string" office:string-value="GPIO32/SDAA/EPWMSYNCI/\_ADCSOCBO\_">
            <text:p>GPIO32/SDAA/EPWMSYNCI/\_ADCSOCBO\_</text:p>
          </table:table-cell>
          <table:table-cell table:style-name="ce76" office:value-type="float" office:value="99">
            <text:p>99</text:p>
          </table:table-cell>
          <table:table-cell table:style-name="ce76" office:value-type="float" office:value="79">
            <text:p>79</text:p>
          </table:table-cell>
          <table:table-cell table:style-name="ce76" office:value-type="string">
            <text:p>io</text:p>
          </table:table-cell>
          <table:table-cell office:value-type="string">
            <text:p>GPIO32/SDAA/EPWMSYNCI/\_ADCSOCBO\_</text:p>
          </table:table-cell>
          <table:table-cell/>
          <table:table-cell office:value-type="string">
            <text:p>I2C data open-drain bidirectional port, Enhanced PWM external sync pulse input, ADC start-of-conversion A</text:p>
          </table:table-cell>
          <table:table-cell table:number-columns-repeated="249"/>
        </table:table-row>
        <table:table-row table:style-name="ro6">
          <table:table-cell table:style-name="ce50" table:formula="of:=IF([.F82]&lt;&gt;&quot;&quot;;[.E82]&amp;&quot;/&quot;&amp;[.F82];[.E82])" office:value-type="string" office:string-value="GPIO33/SCLA/EPWMSYNCO/\_ADCSOCBO\_">
            <text:p>GPIO33/SCLA/EPWMSYNCO/\_ADCSOCBO\_</text:p>
          </table:table-cell>
          <table:table-cell table:style-name="ce76" office:value-type="float" office:value="100">
            <text:p>100</text:p>
          </table:table-cell>
          <table:table-cell table:style-name="ce76" office:value-type="float" office:value="80">
            <text:p>80</text:p>
          </table:table-cell>
          <table:table-cell table:style-name="ce76" office:value-type="string">
            <text:p>io</text:p>
          </table:table-cell>
          <table:table-cell office:value-type="string">
            <text:p>GPIO33/SCLA/EPWMSYNCO/\_ADCSOCBO\_</text:p>
          </table:table-cell>
          <table:table-cell/>
          <table:table-cell office:value-type="string">
            <text:p>I2C clock open-drain bidirectional port, Enhanced PWM external synch pulse output, ADC start-of-conversion B</text:p>
          </table:table-cell>
          <table:table-cell table:number-columns-repeated="249"/>
        </table:table-row>
        <table:table-row table:style-name="ro6">
          <table:table-cell table:style-name="ce50" table:formula="of:=IF([.F83]&lt;&gt;&quot;&quot;;[.E83]&amp;&quot;/&quot;&amp;[.F83];[.E83])" office:value-type="string" office:string-value="GPIO34/COMP2OUT/COMP3OUT">
            <text:p>GPIO34/COMP2OUT/COMP3OUT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55">
            <text:p>55</text:p>
          </table:table-cell>
          <table:table-cell table:style-name="ce76" office:value-type="string">
            <text:p>io</text:p>
          </table:table-cell>
          <table:table-cell office:value-type="string">
            <text:p>GPIO34/COMP2OUT/COMP3OUT</text:p>
          </table:table-cell>
          <table:table-cell/>
          <table:table-cell office:value-type="string">
            <text:p>Direct output of Comparator 2, Direct output of Comparator 2.3</text:p>
          </table:table-cell>
          <table:table-cell table:number-columns-repeated="249"/>
        </table:table-row>
        <table:table-row table:style-name="ro6">
          <table:table-cell table:style-name="ce50" table:formula="of:=[.E84]" office:value-type="string" office:string-value="TDI">
            <text:p>TDI</text:p>
          </table:table-cell>
          <table:table-cell table:style-name="ce76" office:value-type="float" office:value="71">
            <text:p>71</text:p>
          </table:table-cell>
          <table:table-cell table:style-name="ce76" office:value-type="float" office:value="57">
            <text:p>57</text:p>
          </table:table-cell>
          <table:table-cell table:style-name="ce76" office:value-type="string">
            <text:p>io</text:p>
          </table:table-cell>
          <table:table-cell office:value-type="string">
            <text:p>TDI</text:p>
          </table:table-cell>
          <table:table-cell office:value-type="string">
            <text:p>GPIO35</text:p>
          </table:table-cell>
          <table:table-cell office:value-type="string">
            <text:p>JTAG test data input (TDI) with internal pullup.</text:p>
          </table:table-cell>
          <table:table-cell table:number-columns-repeated="249"/>
        </table:table-row>
        <table:table-row table:style-name="ro6">
          <table:table-cell table:style-name="ce50" table:formula="of:=[.E85]" office:value-type="string" office:string-value="TMS">
            <text:p>TMS</text:p>
          </table:table-cell>
          <table:table-cell table:style-name="ce76" office:value-type="float" office:value="72">
            <text:p>72</text:p>
          </table:table-cell>
          <table:table-cell table:style-name="ce76" office:value-type="float" office:value="58">
            <text:p>58</text:p>
          </table:table-cell>
          <table:table-cell table:style-name="ce76" office:value-type="string">
            <text:p>io</text:p>
          </table:table-cell>
          <table:table-cell office:value-type="string">
            <text:p>TMS</text:p>
          </table:table-cell>
          <table:table-cell office:value-type="string">
            <text:p>GPIO36</text:p>
          </table:table-cell>
          <table:table-cell office:value-type="string">
            <text:p>JTAG test-mode select (TMS) with internal pullup.</text:p>
          </table:table-cell>
          <table:table-cell table:number-columns-repeated="249"/>
        </table:table-row>
        <table:table-row table:style-name="ro6">
          <table:table-cell table:style-name="ce50" table:formula="of:=[.E86]" office:value-type="string" office:string-value="TDO">
            <text:p>TDO</text:p>
          </table:table-cell>
          <table:table-cell table:style-name="ce76" office:value-type="float" office:value="70">
            <text:p>70</text:p>
          </table:table-cell>
          <table:table-cell table:style-name="ce76" office:value-type="float" office:value="56">
            <text:p>56</text:p>
          </table:table-cell>
          <table:table-cell table:style-name="ce76" office:value-type="string">
            <text:p>io</text:p>
          </table:table-cell>
          <table:table-cell office:value-type="string">
            <text:p>TDO</text:p>
          </table:table-cell>
          <table:table-cell office:value-type="string">
            <text:p>GPIO37</text:p>
          </table:table-cell>
          <table:table-cell office:value-type="string">
            <text:p>JTAG scan out, test data output (TDO).</text:p>
          </table:table-cell>
          <table:table-cell table:number-columns-repeated="249"/>
        </table:table-row>
        <table:table-row table:style-name="ro6">
          <table:table-cell table:style-name="ce50" table:formula="of:=[.E87]" office:value-type="string" office:string-value="TCLK">
            <text:p>TCLK</text:p>
          </table:table-cell>
          <table:table-cell table:style-name="ce76" office:value-type="float" office:value="67">
            <text:p>67</text:p>
          </table:table-cell>
          <table:table-cell table:style-name="ce76" office:value-type="float" office:value="54">
            <text:p>54</text:p>
          </table:table-cell>
          <table:table-cell table:style-name="ce76" office:value-type="string">
            <text:p>io</text:p>
          </table:table-cell>
          <table:table-cell office:value-type="string">
            <text:p>TCLK</text:p>
          </table:table-cell>
          <table:table-cell office:value-type="string">
            <text:p>GPIO38/XCLKIN</text:p>
          </table:table-cell>
          <table:table-cell office:value-type="string">
            <text:p>External Oscillator Input, JTAG test clock with internal pullup</text:p>
          </table:table-cell>
          <table:table-cell table:number-columns-repeated="249"/>
        </table:table-row>
        <table:table-row table:style-name="ro6">
          <table:table-cell table:style-name="ce50" table:formula="of:=IF([.F88]&lt;&gt;&quot;&quot;;[.E88]&amp;&quot;/&quot;&amp;[.F88];[.E88])" office:value-type="string" office:string-value="GPIO39">
            <text:p>GPIO39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53">
            <text:p>53</text:p>
          </table:table-cell>
          <table:table-cell table:style-name="ce76" office:value-type="string">
            <text:p>io</text:p>
          </table:table-cell>
          <table:table-cell office:value-type="string">
            <text:p>GPIO39</text:p>
          </table:table-cell>
          <table:table-cell/>
          <table:table-cell office:value-type="string">
            <text:p>General-purpose input/output 39</text:p>
          </table:table-cell>
          <table:table-cell table:number-columns-repeated="249"/>
        </table:table-row>
        <table:table-row table:style-name="ro6">
          <table:table-cell table:style-name="ce50" table:formula="of:=IF([.F89]&lt;&gt;&quot;&quot;;[.E89]&amp;&quot;/&quot;&amp;[.F89];[.E89])" office:value-type="string" office:string-value="GPIO40/EPWM7A/SCITXDB">
            <text:p>GPIO40/EPWM7A/SCITXDB</text:p>
          </table:table-cell>
          <table:table-cell table:style-name="ce76" office:value-type="float" office:value="82">
            <text:p>82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0/EPWM7A/SCITXDB</text:p>
          </table:table-cell>
          <table:table-cell/>
          <table:table-cell office:value-type="string">
            <text:p>Enhanced PWM7 output A and HRPWM channel, SCI-B transmit data</text:p>
          </table:table-cell>
          <table:table-cell table:number-columns-repeated="249"/>
        </table:table-row>
        <table:table-row table:style-name="ro6">
          <table:table-cell table:style-name="ce50" table:formula="of:=IF([.F90]&lt;&gt;&quot;&quot;;[.E90]&amp;&quot;/&quot;&amp;[.F90];[.E90])" office:value-type="string" office:string-value="GPIO41/EPWM7B/EPWM7B">
            <text:p>GPIO41/EPWM7B/EPWM7B</text:p>
          </table:table-cell>
          <table:table-cell table:style-name="ce76" office:value-type="float" office:value="76">
            <text:p>76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1/EPWM7B/EPWM7B</text:p>
          </table:table-cell>
          <table:table-cell/>
          <table:table-cell office:value-type="string">
            <text:p>Enhanced PWM7 output B, SCI-B receive data</text:p>
          </table:table-cell>
          <table:table-cell table:number-columns-repeated="249"/>
        </table:table-row>
        <table:table-row table:style-name="ro6">
          <table:table-cell table:style-name="ce50" table:formula="of:=IF([.F91]&lt;&gt;&quot;&quot;;[.E91]&amp;&quot;/&quot;&amp;[.F91];[.E91])" office:value-type="string" office:string-value="GPIO42/EPWM8A/\_TZ1\_/COMP1OUT">
            <text:p>GPIO42/EPWM8A/\_TZ1\_/COMP1OUT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2/EPWM8A/\_TZ1\_/COMP1OUT</text:p>
          </table:table-cell>
          <table:table-cell/>
          <table:table-cell office:value-type="string">
            <text:p>Enhanced PWM8 output A and HRPWM channel, Trip zone input 1, Direct output of Comparator 1</text:p>
          </table:table-cell>
          <table:table-cell table:number-columns-repeated="249"/>
        </table:table-row>
        <table:table-row table:style-name="ro6">
          <table:table-cell table:style-name="ce50" table:formula="of:=IF([.F92]&lt;&gt;&quot;&quot;;[.E92]&amp;&quot;/&quot;&amp;[.F92];[.E92])" office:value-type="string" office:string-value="GPIO43/EPWM8B/\_TZ2\_/COMP2OUT">
            <text:p>GPIO43/EPWM8B/\_TZ2\_/COMP2OUT</text:p>
          </table:table-cell>
          <table:table-cell table:style-name="ce76" office:value-type="float" office:value="8">
            <text:p>8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3/EPWM8B/\_TZ2\_/COMP2OUT</text:p>
          </table:table-cell>
          <table:table-cell/>
          <table:table-cell office:value-type="string">
            <text:p>Enhanced PWM8 output B, Trip zone input 2, Direct output of Comparator 2</text:p>
          </table:table-cell>
          <table:table-cell table:number-columns-repeated="249"/>
        </table:table-row>
        <table:table-row table:style-name="ro6">
          <table:table-cell table:style-name="ce50" table:formula="of:=IF([.F93]&lt;&gt;&quot;&quot;;[.E93]&amp;&quot;/&quot;&amp;[.F93];[.E93])" office:value-type="string" office:string-value="GPIO44/MFSRA/SCIRXDB/EPWM7B">
            <text:p>GPIO44/MFSRA/SCIRXDB/EPWM7B</text:p>
          </table:table-cell>
          <table:table-cell table:style-name="ce76" office:value-type="float" office:value="56">
            <text:p>56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4/MFSRA/SCIRXDB/EPWM7B</text:p>
          </table:table-cell>
          <table:table-cell/>
          <table:table-cell office:value-type="string">
            <text:p>McBSP receive frame synch, SCI-B receive data, Enhanced PWM7 output B</text:p>
          </table:table-cell>
          <table:table-cell table:number-columns-repeated="249"/>
        </table:table-row>
        <table:table-row table:style-name="ro6">
          <table:table-cell table:style-name="ce50" table:formula="of:=IF([.F94]&lt;&gt;&quot;&quot;;[.E94]&amp;&quot;/&quot;&amp;[.F94];[.E94])" office:value-type="string" office:string-value="GPIO50/EQEP1A/MDXA/\_TZ1\_">
            <text:p>GPIO50/EQEP1A/MDXA/\_TZ1\_</text:p>
          </table:table-cell>
          <table:table-cell table:style-name="ce76" office:value-type="float" office:value="42">
            <text:p>42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0/EQEP1A/MDXA/\_TZ1\_</text:p>
          </table:table-cell>
          <table:table-cell/>
          <table:table-cell office:value-type="string">
            <text:p>Enhanced QEP1 input A, McBSP transmit serial data, Trip zone input 1</text:p>
          </table:table-cell>
          <table:table-cell table:number-columns-repeated="249"/>
        </table:table-row>
        <table:table-row table:style-name="ro6">
          <table:table-cell table:style-name="ce50" table:formula="of:=IF([.F95]&lt;&gt;&quot;&quot;;[.E95]&amp;&quot;/&quot;&amp;[.F95];[.E95])" office:value-type="string" office:string-value="GPIO51/EQEP1B/MDRA/\_TZ2\_">
            <text:p>GPIO51/EQEP1B/MDRA/\_TZ2\_</text:p>
          </table:table-cell>
          <table:table-cell table:style-name="ce76" office:value-type="float" office:value="48">
            <text:p>48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1/EQEP1B/MDRA/\_TZ2\_</text:p>
          </table:table-cell>
          <table:table-cell/>
          <table:table-cell office:value-type="string">
            <text:p>Enhanced QEP1 input B, McBSP receive serial data, Trip zone input 2</text:p>
          </table:table-cell>
          <table:table-cell table:number-columns-repeated="249"/>
        </table:table-row>
        <table:table-row table:style-name="ro6">
          <table:table-cell table:style-name="ce50" table:formula="of:=IF([.F96]&lt;&gt;&quot;&quot;;[.E96]&amp;&quot;/&quot;&amp;[.F96];[.E96])" office:value-type="string" office:string-value="GPIO52/EQEP1S/MCLKXA/\_TZ3\_">
            <text:p>GPIO52/EQEP1S/MCLKXA/\_TZ3\_</text:p>
          </table:table-cell>
          <table:table-cell table:style-name="ce76" office:value-type="float" office:value="53">
            <text:p>53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2/EQEP1S/MCLKXA/\_TZ3\_</text:p>
          </table:table-cell>
          <table:table-cell/>
          <table:table-cell office:value-type="string">
            <text:p>Enhanced QEP1 strobe, McBSP transmit clock, Trip zone input 3</text:p>
          </table:table-cell>
          <table:table-cell table:number-columns-repeated="249"/>
        </table:table-row>
        <table:table-row table:style-name="ro6">
          <table:table-cell table:style-name="ce50" table:formula="of:=IF([.F97]&lt;&gt;&quot;&quot;;[.E97]&amp;&quot;/&quot;&amp;[.F97];[.E97])" office:value-type="string" office:string-value="GPIO53/EQEP1I/MFSXA">
            <text:p>GPIO53/EQEP1I/MFSXA</text:p>
          </table:table-cell>
          <table:table-cell table:style-name="ce76" office:value-type="float" office:value="65">
            <text:p>65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3/EQEP1I/MFSXA</text:p>
          </table:table-cell>
          <table:table-cell/>
          <table:table-cell office:value-type="string">
            <text:p>Trip zone input 3, McBSP transmit frame synch</text:p>
          </table:table-cell>
          <table:table-cell table:number-columns-repeated="249"/>
        </table:table-row>
        <table:table-row table:style-name="ro6">
          <table:table-cell table:style-name="ce50" table:formula="of:=IF([.F98]&lt;&gt;&quot;&quot;;[.E98]&amp;&quot;/&quot;&amp;[.F98];[.E98])" office:value-type="string" office:string-value="GPIO54/SPISIMOA/EQEP2A/HRCAP1">
            <text:p>GPIO54/SPISIMOA/EQEP2A/HRCAP1</text:p>
          </table:table-cell>
          <table:table-cell table:style-name="ce76" office:value-type="float" office:value="69">
            <text:p>69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4/SPISIMOA/EQEP2A/HRCAP1</text:p>
          </table:table-cell>
          <table:table-cell/>
          <table:table-cell office:value-type="string">
            <text:p>SPI-A slave in, master out, Enhanced QEP2 input A, High-Resolution Input Capture 1</text:p>
          </table:table-cell>
          <table:table-cell table:number-columns-repeated="249"/>
        </table:table-row>
        <table:table-row table:style-name="ro6">
          <table:table-cell table:style-name="ce50" table:formula="of:=IF([.F99]&lt;&gt;&quot;&quot;;[.E99]&amp;&quot;/&quot;&amp;[.F99];[.E99])" office:value-type="string" office:string-value="GPIO55/SPISOMIA/EQEP2B/HRCAP2">
            <text:p>GPIO55/SPISOMIA/EQEP2B/HRCAP2</text:p>
          </table:table-cell>
          <table:table-cell table:style-name="ce76" office:value-type="float" office:value="75">
            <text:p>75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5/SPISOMIA/EQEP2B/HRCAP2</text:p>
          </table:table-cell>
          <table:table-cell/>
          <table:table-cell office:value-type="string">
            <text:p>SPI-A slave out, master in, Enhanced QEP2 input B, High-Resolution Input Capture 2</text:p>
          </table:table-cell>
          <table:table-cell table:number-columns-repeated="249"/>
        </table:table-row>
        <table:table-row table:style-name="ro6">
          <table:table-cell table:style-name="ce50" table:formula="of:=IF([.F100]&lt;&gt;&quot;&quot;;[.E100]&amp;&quot;/&quot;&amp;[.F100];[.E100])" office:value-type="string" office:string-value="GPIO56/SPICLKA/EQEP2I/HRCAP3">
            <text:p>GPIO56/SPICLKA/EQEP2I/HRCAP3</text:p>
          </table:table-cell>
          <table:table-cell table:style-name="ce76" office:value-type="float" office:value="85">
            <text:p>85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6/SPICLKA/EQEP2I/HRCAP3</text:p>
          </table:table-cell>
          <table:table-cell/>
          <table:table-cell office:value-type="string">
            <text:p>SPI-A clock input/output, Enhanced QEP2 index, High-Resolution Input Capture 3</text:p>
          </table:table-cell>
          <table:table-cell table:number-columns-repeated="249"/>
        </table:table-row>
        <table:table-row table:style-name="ro6">
          <table:table-cell table:style-name="ce50" table:formula="of:=IF([.F101]&lt;&gt;&quot;&quot;;[.E101]&amp;&quot;/&quot;&amp;[.F101];[.E101])" office:value-type="string" office:string-value="GPIO57/\_SPISTEA\_/EQEP2S/HRCAP4">
            <text:p>GPIO57/\_SPISTEA\_/EQEP2S/HRCAP4</text:p>
          </table:table-cell>
          <table:table-cell table:style-name="ce76" office:value-type="float" office:value="89">
            <text:p>89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7/\_SPISTEA\_/EQEP2S/HRCAP4</text:p>
          </table:table-cell>
          <table:table-cell/>
          <table:table-cell office:value-type="string">
            <text:p>SPI-A slave transmit enable input/output, Enhanced QEP2 strobe, High-Resolution Input Capture 4</text:p>
          </table:table-cell>
          <table:table-cell table:number-columns-repeated="249"/>
        </table:table-row>
        <table:table-row table:style-name="ro6">
          <table:table-cell table:style-name="ce50" table:formula="of:=IF([.F102]&lt;&gt;&quot;&quot;;[.E102]&amp;&quot;/&quot;&amp;[.F102];[.E102])" office:value-type="string" office:string-value="GPIO58/MCLKRA/SCITXDB/EPWM7A">
            <text:p>GPIO58/MCLKRA/SCITXDB/EPWM7A</text:p>
          </table:table-cell>
          <table:table-cell table:style-name="ce76" office:value-type="float" office:value="94">
            <text:p>94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8/MCLKRA/SCITXDB/EPWM7A</text:p>
          </table:table-cell>
          <table:table-cell/>
          <table:table-cell office:value-type="string">
            <text:p>McBSP receive clock, SCI-B transmit data, Enhanced PWM7 output A and HRPWM channel</text:p>
          </table:table-cell>
          <table:table-cell table:number-columns-repeated="249"/>
        </table:table-row>
        <table:table-row table:style-name="ro4" table:number-rows-repeated="65428">
          <table:table-cell table:style-name="ce50"/>
          <table:table-cell table:style-name="ce76" table:number-columns-repeated="5"/>
          <table:table-cell table:number-columns-repeated="250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28069'.$A$1" table:expression="#REF!"/>
          <table:named-expression table:name="Sheet_Title" table:base-cell-address="$'28069'.$A$1" table:expression="&quot;28069&quot;"/>
        </table:named-expressions>
      </table:table>
      <table:named-expressions>
        <table:named-expression table:name="__Anonymous_Sheet_DB__2" table:base-cell-address="$PZPower.$A$1" table:expression="#REF!"/>
      </table:named-expressions>
      <table:database-ranges>
        <table:database-range table:name="__Anonymous_Sheet_DB__2" table:target-range-address="PZP.B1:PZP.C104857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ZPower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GPI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ZP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2_8069" style:display-name="28069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4T22:03:19</dc:date>
    <dc:language>de-DE</dc:language>
    <meta:creation-date>2006-04-10T22:33:07Z</meta:creation-date>
    <meta:editing-cycles>79</meta:editing-cycles>
    <meta:editing-duration>PT22H13M12S</meta:editing-duration>
    <meta:generator>LibreOffice/3.5$Linux_x86 LibreOffice_project/350m1$Build-202</meta:generator>
    <meta:document-statistic meta:table-count="4" meta:cell-count="1793" meta:object-count="0"/>
    <meta:user-defined meta:name="Info 1"/>
    <meta:user-defined meta:name="Info 2"/>
    <meta:user-defined meta:name="Info 3"/>
    <meta:user-defined meta:name="Info 4"/>
  </office:meta>
</office:document-meta>
</file>